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44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28.8pt"/>
    </style:style>
    <style:style style:name="co4" style:family="table-column">
      <style:table-column-properties fo:break-before="auto" style:column-width="23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wp_part_02_trial_0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x[m]</text:p>
          </table:table-cell>
          <table:table-cell office:value-type="string" calcext:value-type="string">
            <text:p>y[m]</text:p>
          </table:table-cell>
          <table:table-cell office:value-type="string" calcext:value-type="string">
            <text:p>z[m]</text:p>
          </table:table-cell>
          <table:table-cell office:value-type="string" calcext:value-type="string">
            <text:p>t[s]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473571259" calcext:value-type="float">
            <text:p>1.1473571259</text:p>
          </table:table-cell>
          <table:table-cell office:value-type="float" office:value="2.7374080299" calcext:value-type="float">
            <text:p>2.7374080299</text:p>
          </table:table-cell>
          <table:table-cell office:value-type="float" office:value="0.5" calcext:value-type="float">
            <text:p>0.5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12971092746" calcext:value-type="float">
            <text:p>-0.1129710927</text:p>
          </table:table-cell>
          <table:table-cell office:value-type="float" office:value="2.74252171406" calcext:value-type="float">
            <text:p>2.7425217141</text:p>
          </table:table-cell>
          <table:table-cell table:formula="of:=[.B2]+[.M$2]" office:value-type="float" office:value="-0.112971092746" calcext:value-type="float">
            <text:p>-0.1129710927</text:p>
          </table:table-cell>
          <table:table-cell table:formula="of:=[.C2]+[.N$2]" office:value-type="float" office:value="2.74252171406" calcext:value-type="float">
            <text:p>2.7425217141</text:p>
          </table:table-cell>
          <table:table-cell/>
          <table:table-cell table:formula="of:=[.H2]-[.B2]" office:value-type="float" office:value="-1.260328218646" calcext:value-type="float">
            <text:p>-1.2603282186</text:p>
          </table:table-cell>
          <table:table-cell table:formula="of:=[.I2]-[.C2]" office:value-type="float" office:value="0.00511368415999991" calcext:value-type="float">
            <text:p>0.00511368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073913651" calcext:value-type="float">
            <text:p>1.1073913651</text:p>
          </table:table-cell>
          <table:table-cell office:value-type="float" office:value="2.7390627094" calcext:value-type="float">
            <text:p>2.7390627094</text:p>
          </table:table-cell>
          <table:table-cell office:value-type="float" office:value="0.5" calcext:value-type="float">
            <text:p>0.5</text:p>
          </table:table-cell>
          <table:table-cell office:value-type="float" office:value="83" calcext:value-type="float">
            <text:p>83</text:p>
          </table:table-cell>
          <table:table-cell table:number-columns-repeated="4"/>
          <table:table-cell table:formula="of:=[.B3]+[.M$2]" office:value-type="float" office:value="-0.152936853546" calcext:value-type="float">
            <text:p>-0.1529368535</text:p>
          </table:table-cell>
          <table:table-cell table:formula="of:=[.C3]+[.N$2]" office:value-type="float" office:value="2.74417639356" calcext:value-type="float">
            <text:p>2.744176393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674464114" calcext:value-type="float">
            <text:p>1.0674464114</text:p>
          </table:table-cell>
          <table:table-cell office:value-type="float" office:value="2.7369649314" calcext:value-type="float">
            <text:p>2.7369649314</text:p>
          </table:table-cell>
          <table:table-cell office:value-type="float" office:value="0.5" calcext:value-type="float">
            <text:p>0.5</text:p>
          </table:table-cell>
          <table:table-cell office:value-type="float" office:value="84" calcext:value-type="float">
            <text:p>84</text:p>
          </table:table-cell>
          <table:table-cell table:number-columns-repeated="4"/>
          <table:table-cell table:formula="of:=[.B4]+[.M$2]" office:value-type="float" office:value="-0.192881807246" calcext:value-type="float">
            <text:p>-0.1928818072</text:p>
          </table:table-cell>
          <table:table-cell table:formula="of:=[.C4]+[.N$2]" office:value-type="float" office:value="2.74207861556" calcext:value-type="float">
            <text:p>2.742078615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278127309" calcext:value-type="float">
            <text:p>1.0278127309</text:p>
          </table:table-cell>
          <table:table-cell office:value-type="float" office:value="2.7315638789" calcext:value-type="float">
            <text:p>2.7315638789</text:p>
          </table:table-cell>
          <table:table-cell office:value-type="float" office:value="0.5" calcext:value-type="float">
            <text:p>0.5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table:formula="of:=[.B5]+[.M$2]" office:value-type="float" office:value="-0.232515487746" calcext:value-type="float">
            <text:p>-0.2325154877</text:p>
          </table:table-cell>
          <table:table-cell table:formula="of:=[.C5]+[.N$2]" office:value-type="float" office:value="2.73667756306" calcext:value-type="float">
            <text:p>2.736677563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88560814" calcext:value-type="float">
            <text:p>0.988560814</text:p>
          </table:table-cell>
          <table:table-cell office:value-type="float" office:value="2.7238640725" calcext:value-type="float">
            <text:p>2.7238640725</text:p>
          </table:table-cell>
          <table:table-cell office:value-type="float" office:value="0.5" calcext:value-type="float">
            <text:p>0.5</text:p>
          </table:table-cell>
          <table:table-cell office:value-type="float" office:value="86" calcext:value-type="float">
            <text:p>86</text:p>
          </table:table-cell>
          <table:table-cell table:number-columns-repeated="4"/>
          <table:table-cell table:formula="of:=[.B6]+[.M$2]" office:value-type="float" office:value="-0.271767404646" calcext:value-type="float">
            <text:p>-0.2717674046</text:p>
          </table:table-cell>
          <table:table-cell table:formula="of:=[.C6]+[.N$2]" office:value-type="float" office:value="2.72897775666" calcext:value-type="float">
            <text:p>2.72897775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486733339" calcext:value-type="float">
            <text:p>0.9486733339</text:p>
          </table:table-cell>
          <table:table-cell office:value-type="float" office:value="2.726862228" calcext:value-type="float">
            <text:p>2.726862228</text:p>
          </table:table-cell>
          <table:table-cell office:value-type="float" office:value="0.5" calcext:value-type="float">
            <text:p>0.5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B7]+[.M$2]" office:value-type="float" office:value="-0.311654884746" calcext:value-type="float">
            <text:p>-0.3116548847</text:p>
          </table:table-cell>
          <table:table-cell table:formula="of:=[.C7]+[.N$2]" office:value-type="float" office:value="2.73197591216" calcext:value-type="float">
            <text:p>2.73197591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096480609" calcext:value-type="float">
            <text:p>0.9096480609</text:p>
          </table:table-cell>
          <table:table-cell office:value-type="float" office:value="2.7180856644" calcext:value-type="float">
            <text:p>2.7180856644</text:p>
          </table:table-cell>
          <table:table-cell office:value-type="float" office:value="0.5" calcext:value-type="float">
            <text:p>0.5</text:p>
          </table:table-cell>
          <table:table-cell office:value-type="float" office:value="88" calcext:value-type="float">
            <text:p>88</text:p>
          </table:table-cell>
          <table:table-cell table:number-columns-repeated="4"/>
          <table:table-cell table:formula="of:=[.B8]+[.M$2]" office:value-type="float" office:value="-0.350680157746" calcext:value-type="float">
            <text:p>-0.3506801577</text:p>
          </table:table-cell>
          <table:table-cell table:formula="of:=[.C8]+[.N$2]" office:value-type="float" office:value="2.72319934856" calcext:value-type="float">
            <text:p>2.723199348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71808805" calcext:value-type="float">
            <text:p>0.871808805</text:p>
          </table:table-cell>
          <table:table-cell office:value-type="float" office:value="2.7051168283" calcext:value-type="float">
            <text:p>2.7051168283</text:p>
          </table:table-cell>
          <table:table-cell office:value-type="float" office:value="0.5" calcext:value-type="float">
            <text:p>0.5</text:p>
          </table:table-cell>
          <table:table-cell office:value-type="float" office:value="89" calcext:value-type="float">
            <text:p>89</text:p>
          </table:table-cell>
          <table:table-cell table:number-columns-repeated="4"/>
          <table:table-cell table:formula="of:=[.B9]+[.M$2]" office:value-type="float" office:value="-0.388519413646" calcext:value-type="float">
            <text:p>-0.3885194136</text:p>
          </table:table-cell>
          <table:table-cell table:formula="of:=[.C9]+[.N$2]" office:value-type="float" office:value="2.71023051246" calcext:value-type="float">
            <text:p>2.710230512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56392203" calcext:value-type="float">
            <text:p>0.8356392203</text:p>
          </table:table-cell>
          <table:table-cell office:value-type="float" office:value="2.6880358114" calcext:value-type="float">
            <text:p>2.6880358114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table:number-columns-repeated="4"/>
          <table:table-cell table:formula="of:=[.B10]+[.M$2]" office:value-type="float" office:value="-0.424688998346" calcext:value-type="float">
            <text:p>-0.4246889983</text:p>
          </table:table-cell>
          <table:table-cell table:formula="of:=[.C10]+[.N$2]" office:value-type="float" office:value="2.69314949556" calcext:value-type="float">
            <text:p>2.693149495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89851091" calcext:value-type="float">
            <text:p>0.7989851091</text:p>
          </table:table-cell>
          <table:table-cell office:value-type="float" office:value="2.672020939" calcext:value-type="float">
            <text:p>2.672020939</text:p>
          </table:table-cell>
          <table:table-cell office:value-type="float" office:value="0.5" calcext:value-type="float">
            <text:p>0.5</text:p>
          </table:table-cell>
          <table:table-cell office:value-type="float" office:value="91" calcext:value-type="float">
            <text:p>91</text:p>
          </table:table-cell>
          <table:table-cell table:number-columns-repeated="4"/>
          <table:table-cell table:formula="of:=[.B11]+[.M$2]" office:value-type="float" office:value="-0.461343109546" calcext:value-type="float">
            <text:p>-0.4613431095</text:p>
          </table:table-cell>
          <table:table-cell table:formula="of:=[.C11]+[.N$2]" office:value-type="float" office:value="2.67713462316" calcext:value-type="float">
            <text:p>2.677134623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84202801" calcext:value-type="float">
            <text:p>0.7684202801</text:p>
          </table:table-cell>
          <table:table-cell office:value-type="float" office:value="2.6462180084" calcext:value-type="float">
            <text:p>2.6462180084</text:p>
          </table:table-cell>
          <table:table-cell office:value-type="float" office:value="0.5" calcext:value-type="float">
            <text:p>0.5</text:p>
          </table:table-cell>
          <table:table-cell office:value-type="float" office:value="92" calcext:value-type="float">
            <text:p>92</text:p>
          </table:table-cell>
          <table:table-cell table:number-columns-repeated="4"/>
          <table:table-cell table:formula="of:=[.B12]+[.M$2]" office:value-type="float" office:value="-0.491907938546" calcext:value-type="float">
            <text:p>-0.4919079385</text:p>
          </table:table-cell>
          <table:table-cell table:formula="of:=[.C12]+[.N$2]" office:value-type="float" office:value="2.65133169256" calcext:value-type="float">
            <text:p>2.651331692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40681653" calcext:value-type="float">
            <text:p>0.7340681653</text:p>
          </table:table-cell>
          <table:table-cell office:value-type="float" office:value="2.6257257609" calcext:value-type="float">
            <text:p>2.6257257609</text:p>
          </table:table-cell>
          <table:table-cell office:value-type="float" office:value="0.5" calcext:value-type="float">
            <text:p>0.5</text:p>
          </table:table-cell>
          <table:table-cell office:value-type="float" office:value="93" calcext:value-type="float">
            <text:p>93</text:p>
          </table:table-cell>
          <table:table-cell table:number-columns-repeated="4"/>
          <table:table-cell table:formula="of:=[.B13]+[.M$2]" office:value-type="float" office:value="-0.526260053346" calcext:value-type="float">
            <text:p>-0.5262600533</text:p>
          </table:table-cell>
          <table:table-cell table:formula="of:=[.C13]+[.N$2]" office:value-type="float" office:value="2.63083944506" calcext:value-type="float">
            <text:p>2.630839445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008917236" calcext:value-type="float">
            <text:p>0.7008917236</text:p>
          </table:table-cell>
          <table:table-cell office:value-type="float" office:value="2.6033802084" calcext:value-type="float">
            <text:p>2.6033802084</text:p>
          </table:table-cell>
          <table:table-cell office:value-type="float" office:value="0.5" calcext:value-type="float">
            <text:p>0.5</text:p>
          </table:table-cell>
          <table:table-cell office:value-type="float" office:value="94" calcext:value-type="float">
            <text:p>94</text:p>
          </table:table-cell>
          <table:table-cell table:number-columns-repeated="4"/>
          <table:table-cell table:formula="of:=[.B14]+[.M$2]" office:value-type="float" office:value="-0.559436495046" calcext:value-type="float">
            <text:p>-0.559436495</text:p>
          </table:table-cell>
          <table:table-cell table:formula="of:=[.C14]+[.N$2]" office:value-type="float" office:value="2.60849389256" calcext:value-type="float">
            <text:p>2.608493892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01375922" calcext:value-type="float">
            <text:p>0.6701375922</text:p>
          </table:table-cell>
          <table:table-cell office:value-type="float" office:value="2.5778031992" calcext:value-type="float">
            <text:p>2.5778031992</text:p>
          </table:table-cell>
          <table:table-cell office:value-type="float" office:value="0.5" calcext:value-type="float">
            <text:p>0.5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[.B15]+[.M$2]" office:value-type="float" office:value="-0.590190626446" calcext:value-type="float">
            <text:p>-0.5901906264</text:p>
          </table:table-cell>
          <table:table-cell table:formula="of:=[.C15]+[.N$2]" office:value-type="float" office:value="2.58291688336" calcext:value-type="float">
            <text:p>2.582916883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95731395" calcext:value-type="float">
            <text:p>0.6395731395</text:p>
          </table:table-cell>
          <table:table-cell office:value-type="float" office:value="2.5519998228" calcext:value-type="float">
            <text:p>2.5519998228</text:p>
          </table:table-cell>
          <table:table-cell office:value-type="float" office:value="0.5" calcext:value-type="float">
            <text:p>0.5</text:p>
          </table:table-cell>
          <table:table-cell office:value-type="float" office:value="96" calcext:value-type="float">
            <text:p>96</text:p>
          </table:table-cell>
          <table:table-cell table:number-columns-repeated="4"/>
          <table:table-cell table:formula="of:=[.B16]+[.M$2]" office:value-type="float" office:value="-0.620755079146" calcext:value-type="float">
            <text:p>-0.6207550791</text:p>
          </table:table-cell>
          <table:table-cell table:formula="of:=[.C16]+[.N$2]" office:value-type="float" office:value="2.55711350696" calcext:value-type="float">
            <text:p>2.55711350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163621099" calcext:value-type="float">
            <text:p>0.6163621099</text:p>
          </table:table-cell>
          <table:table-cell office:value-type="float" office:value="2.5194230196" calcext:value-type="float">
            <text:p>2.5194230196</text:p>
          </table:table-cell>
          <table:table-cell office:value-type="float" office:value="0.5" calcext:value-type="float">
            <text:p>0.5</text:p>
          </table:table-cell>
          <table:table-cell office:value-type="float" office:value="97" calcext:value-type="float">
            <text:p>97</text:p>
          </table:table-cell>
          <table:table-cell table:number-columns-repeated="4"/>
          <table:table-cell table:formula="of:=[.B17]+[.M$2]" office:value-type="float" office:value="-0.643966108746" calcext:value-type="float">
            <text:p>-0.6439661087</text:p>
          </table:table-cell>
          <table:table-cell table:formula="of:=[.C17]+[.N$2]" office:value-type="float" office:value="2.52453670376" calcext:value-type="float">
            <text:p>2.524536703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96141717" calcext:value-type="float">
            <text:p>0.5896141717</text:p>
          </table:table-cell>
          <table:table-cell office:value-type="float" office:value="2.4896816713" calcext:value-type="float">
            <text:p>2.4896816713</text:p>
          </table:table-cell>
          <table:table-cell office:value-type="float" office:value="0.5" calcext:value-type="float">
            <text:p>0.5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B18]+[.M$2]" office:value-type="float" office:value="-0.670714046946" calcext:value-type="float">
            <text:p>-0.6707140469</text:p>
          </table:table-cell>
          <table:table-cell table:formula="of:=[.C18]+[.N$2]" office:value-type="float" office:value="2.49479535546" calcext:value-type="float">
            <text:p>2.494795355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666329754" calcext:value-type="float">
            <text:p>0.5666329754</text:p>
          </table:table-cell>
          <table:table-cell office:value-type="float" office:value="2.4569423277" calcext:value-type="float">
            <text:p>2.4569423277</text:p>
          </table:table-cell>
          <table:table-cell office:value-type="float" office:value="0.5" calcext:value-type="float">
            <text:p>0.5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table:formula="of:=[.B19]+[.M$2]" office:value-type="float" office:value="-0.693695243246" calcext:value-type="float">
            <text:p>-0.6936952432</text:p>
          </table:table-cell>
          <table:table-cell table:formula="of:=[.C19]+[.N$2]" office:value-type="float" office:value="2.46205601186" calcext:value-type="float">
            <text:p>2.462056011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451717413" calcext:value-type="float">
            <text:p>0.5451717413</text:p>
          </table:table-cell>
          <table:table-cell office:value-type="float" office:value="2.4231870995" calcext:value-type="float">
            <text:p>2.4231870995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B20]+[.M$2]" office:value-type="float" office:value="-0.715156477346" calcext:value-type="float">
            <text:p>-0.7151564773</text:p>
          </table:table-cell>
          <table:table-cell table:formula="of:=[.C20]+[.N$2]" office:value-type="float" office:value="2.42830078366" calcext:value-type="float">
            <text:p>2.428300783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259127249" calcext:value-type="float">
            <text:p>0.5259127249</text:p>
          </table:table-cell>
          <table:table-cell office:value-type="float" office:value="2.3881287155" calcext:value-type="float">
            <text:p>2.3881287155</text:p>
          </table:table-cell>
          <table:table-cell office:value-type="float" office:value="0.5" calcext:value-type="float">
            <text:p>0.5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formula="of:=[.B21]+[.M$2]" office:value-type="float" office:value="-0.734415493746" calcext:value-type="float">
            <text:p>-0.7344154937</text:p>
          </table:table-cell>
          <table:table-cell table:formula="of:=[.C21]+[.N$2]" office:value-type="float" office:value="2.39324239966" calcext:value-type="float">
            <text:p>2.393242399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077788456" calcext:value-type="float">
            <text:p>0.5077788456</text:p>
          </table:table-cell>
          <table:table-cell office:value-type="float" office:value="2.3524753507" calcext:value-type="float">
            <text:p>2.3524753507</text:p>
          </table:table-cell>
          <table:table-cell office:value-type="float" office:value="0.5" calcext:value-type="float">
            <text:p>0.5</text:p>
          </table:table-cell>
          <table:table-cell office:value-type="float" office:value="102" calcext:value-type="float">
            <text:p>102</text:p>
          </table:table-cell>
          <table:table-cell table:number-columns-repeated="4"/>
          <table:table-cell table:formula="of:=[.B22]+[.M$2]" office:value-type="float" office:value="-0.752549373046" calcext:value-type="float">
            <text:p>-0.752549373</text:p>
          </table:table-cell>
          <table:table-cell table:formula="of:=[.C22]+[.N$2]" office:value-type="float" office:value="2.35758903486" calcext:value-type="float">
            <text:p>2.357589034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931588543" calcext:value-type="float">
            <text:p>0.4931588543</text:p>
          </table:table-cell>
          <table:table-cell office:value-type="float" office:value="2.3152428938" calcext:value-type="float">
            <text:p>2.3152428938</text:p>
          </table:table-cell>
          <table:table-cell office:value-type="float" office:value="0.5" calcext:value-type="float">
            <text:p>0.5</text:p>
          </table:table-cell>
          <table:table-cell office:value-type="float" office:value="103" calcext:value-type="float">
            <text:p>103</text:p>
          </table:table-cell>
          <table:table-cell table:number-columns-repeated="4"/>
          <table:table-cell table:formula="of:=[.B23]+[.M$2]" office:value-type="float" office:value="-0.767169364346" calcext:value-type="float">
            <text:p>-0.7671693643</text:p>
          </table:table-cell>
          <table:table-cell table:formula="of:=[.C23]+[.N$2]" office:value-type="float" office:value="2.32035657796" calcext:value-type="float">
            <text:p>2.32035657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789502696" calcext:value-type="float">
            <text:p>0.4789502696</text:p>
          </table:table-cell>
          <table:table-cell office:value-type="float" office:value="2.2778515028" calcext:value-type="float">
            <text:p>2.2778515028</text:p>
          </table:table-cell>
          <table:table-cell office:value-type="float" office:value="0.5" calcext:value-type="float">
            <text:p>0.5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formula="of:=[.B24]+[.M$2]" office:value-type="float" office:value="-0.781377949046" calcext:value-type="float">
            <text:p>-0.781377949</text:p>
          </table:table-cell>
          <table:table-cell table:formula="of:=[.C24]+[.N$2]" office:value-type="float" office:value="2.28296518696" calcext:value-type="float">
            <text:p>2.28296518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90606684" calcext:value-type="float">
            <text:p>0.4690606684</text:p>
          </table:table-cell>
          <table:table-cell office:value-type="float" office:value="2.2390933321" calcext:value-type="float">
            <text:p>2.2390933321</text:p>
          </table:table-cell>
          <table:table-cell office:value-type="float" office:value="0.5" calcext:value-type="float">
            <text:p>0.5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table:formula="of:=[.B25]+[.M$2]" office:value-type="float" office:value="-0.791267550246" calcext:value-type="float">
            <text:p>-0.7912675502</text:p>
          </table:table-cell>
          <table:table-cell table:formula="of:=[.C25]+[.N$2]" office:value-type="float" office:value="2.24420701626" calcext:value-type="float">
            <text:p>2.244207016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1122996" calcext:value-type="float">
            <text:p>0.461122996</text:p>
          </table:table-cell>
          <table:table-cell office:value-type="float" office:value="2.1998888253" calcext:value-type="float">
            <text:p>2.1998888253</text:p>
          </table:table-cell>
          <table:table-cell office:value-type="float" office:value="0.5" calcext:value-type="float">
            <text:p>0.5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formula="of:=[.B26]+[.M$2]" office:value-type="float" office:value="-0.799205222646" calcext:value-type="float">
            <text:p>-0.7992052226</text:p>
          </table:table-cell>
          <table:table-cell table:formula="of:=[.C26]+[.N$2]" office:value-type="float" office:value="2.20500250946" calcext:value-type="float">
            <text:p>2.205002509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17793035" calcext:value-type="float">
            <text:p>0.4517793035</text:p>
          </table:table-cell>
          <table:table-cell office:value-type="float" office:value="2.1609954401" calcext:value-type="float">
            <text:p>2.1609954401</text:p>
          </table:table-cell>
          <table:table-cell office:value-type="float" office:value="0.5" calcext:value-type="float">
            <text:p>0.5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table:formula="of:=[.B27]+[.M$2]" office:value-type="float" office:value="-0.808548915146" calcext:value-type="float">
            <text:p>-0.8085489151</text:p>
          </table:table-cell>
          <table:table-cell table:formula="of:=[.C27]+[.N$2]" office:value-type="float" office:value="2.16610912426" calcext:value-type="float">
            <text:p>2.166109124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456802648" calcext:value-type="float">
            <text:p>0.4456802648</text:p>
          </table:table-cell>
          <table:table-cell office:value-type="float" office:value="2.121463153" calcext:value-type="float">
            <text:p>2.121463153</text:p>
          </table:table-cell>
          <table:table-cell office:value-type="float" office:value="0.5" calcext:value-type="float">
            <text:p>0.5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formula="of:=[.B28]+[.M$2]" office:value-type="float" office:value="-0.814647953846" calcext:value-type="float">
            <text:p>-0.8146479538</text:p>
          </table:table-cell>
          <table:table-cell table:formula="of:=[.C28]+[.N$2]" office:value-type="float" office:value="2.12657683716" calcext:value-type="float">
            <text:p>2.126576837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428288344" calcext:value-type="float">
            <text:p>0.4428288344</text:p>
          </table:table-cell>
          <table:table-cell office:value-type="float" office:value="2.0815649156" calcext:value-type="float">
            <text:p>2.0815649156</text:p>
          </table:table-cell>
          <table:table-cell office:value-type="float" office:value="0.5" calcext:value-type="float">
            <text:p>0.5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B29]+[.M$2]" office:value-type="float" office:value="-0.817499384246" calcext:value-type="float">
            <text:p>-0.8174993842</text:p>
          </table:table-cell>
          <table:table-cell table:formula="of:=[.C29]+[.N$2]" office:value-type="float" office:value="2.08667859976" calcext:value-type="float">
            <text:p>2.086678599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94671235" calcext:value-type="float">
            <text:p>0.4394671235</text:p>
          </table:table-cell>
          <table:table-cell office:value-type="float" office:value="2.0417064297" calcext:value-type="float">
            <text:p>2.0417064297</text:p>
          </table:table-cell>
          <table:table-cell office:value-type="float" office:value="0.5" calcext:value-type="float">
            <text:p>0.5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formula="of:=[.B30]+[.M$2]" office:value-type="float" office:value="-0.820861095146" calcext:value-type="float">
            <text:p>-0.8208610951</text:p>
          </table:table-cell>
          <table:table-cell table:formula="of:=[.C30]+[.N$2]" office:value-type="float" office:value="2.04682011386" calcext:value-type="float">
            <text:p>2.046820113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97193732" calcext:value-type="float">
            <text:p>0.4397193732</text:p>
          </table:table-cell>
          <table:table-cell office:value-type="float" office:value="2.0017072251" calcext:value-type="float">
            <text:p>2.0017072251</text:p>
          </table:table-cell>
          <table:table-cell office:value-type="float" office:value="0.5" calcext:value-type="float">
            <text:p>0.5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formula="of:=[.B31]+[.M$2]" office:value-type="float" office:value="-0.820608845446" calcext:value-type="float">
            <text:p>-0.8206088454</text:p>
          </table:table-cell>
          <table:table-cell table:formula="of:=[.C31]+[.N$2]" office:value-type="float" office:value="2.00682090926" calcext:value-type="float">
            <text:p>2.006820909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94313367" calcext:value-type="float">
            <text:p>0.4394313367</text:p>
          </table:table-cell>
          <table:table-cell office:value-type="float" office:value="1.9617082622" calcext:value-type="float">
            <text:p>1.9617082622</text:p>
          </table:table-cell>
          <table:table-cell office:value-type="float" office:value="0.5" calcext:value-type="float">
            <text:p>0.5</text:p>
          </table:table-cell>
          <table:table-cell office:value-type="float" office:value="112" calcext:value-type="float">
            <text:p>112</text:p>
          </table:table-cell>
          <table:table-cell table:number-columns-repeated="4"/>
          <table:table-cell table:formula="of:=[.B32]+[.M$2]" office:value-type="float" office:value="-0.820896881946" calcext:value-type="float">
            <text:p>-0.8208968819</text:p>
          </table:table-cell>
          <table:table-cell table:formula="of:=[.C32]+[.N$2]" office:value-type="float" office:value="1.96682194636" calcext:value-type="float">
            <text:p>1.966821946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9147115" calcext:value-type="float">
            <text:p>0.439147115</text:p>
          </table:table-cell>
          <table:table-cell office:value-type="float" office:value="1.9217092719" calcext:value-type="float">
            <text:p>1.9217092719</text:p>
          </table:table-cell>
          <table:table-cell office:value-type="float" office:value="0.5" calcext:value-type="float">
            <text:p>0.5</text:p>
          </table:table-cell>
          <table:table-cell office:value-type="float" office:value="113" calcext:value-type="float">
            <text:p>113</text:p>
          </table:table-cell>
          <table:table-cell table:number-columns-repeated="4"/>
          <table:table-cell table:formula="of:=[.B33]+[.M$2]" office:value-type="float" office:value="-0.821181103646" calcext:value-type="float">
            <text:p>-0.8211811036</text:p>
          </table:table-cell>
          <table:table-cell table:formula="of:=[.C33]+[.N$2]" office:value-type="float" office:value="1.92682295606" calcext:value-type="float">
            <text:p>1.926822956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83542478" calcext:value-type="float">
            <text:p>0.4383542478</text:p>
          </table:table-cell>
          <table:table-cell office:value-type="float" office:value="1.8817171307" calcext:value-type="float">
            <text:p>1.8817171307</text:p>
          </table:table-cell>
          <table:table-cell office:value-type="float" office:value="0.5" calcext:value-type="float">
            <text:p>0.5</text:p>
          </table:table-cell>
          <table:table-cell office:value-type="float" office:value="114" calcext:value-type="float">
            <text:p>114</text:p>
          </table:table-cell>
          <table:table-cell table:number-columns-repeated="4"/>
          <table:table-cell table:formula="of:=[.B34]+[.M$2]" office:value-type="float" office:value="-0.821973970846" calcext:value-type="float">
            <text:p>-0.8219739708</text:p>
          </table:table-cell>
          <table:table-cell table:formula="of:=[.C34]+[.N$2]" office:value-type="float" office:value="1.88683081486" calcext:value-type="float">
            <text:p>1.886830814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7571477" calcext:value-type="float">
            <text:p>0.437571477</text:p>
          </table:table-cell>
          <table:table-cell office:value-type="float" office:value="1.8417247906" calcext:value-type="float">
            <text:p>1.8417247906</text:p>
          </table:table-cell>
          <table:table-cell office:value-type="float" office:value="0.5" calcext:value-type="float">
            <text:p>0.5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table:formula="of:=[.B35]+[.M$2]" office:value-type="float" office:value="-0.822756741646" calcext:value-type="float">
            <text:p>-0.8227567416</text:p>
          </table:table-cell>
          <table:table-cell table:formula="of:=[.C35]+[.N$2]" office:value-type="float" office:value="1.84683847476" calcext:value-type="float">
            <text:p>1.846838474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62959087" calcext:value-type="float">
            <text:p>0.4362959087</text:p>
          </table:table-cell>
          <table:table-cell office:value-type="float" office:value="1.8017451342" calcext:value-type="float">
            <text:p>1.8017451342</text:p>
          </table:table-cell>
          <table:table-cell office:value-type="float" office:value="0.5" calcext:value-type="float">
            <text:p>0.5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table:formula="of:=[.B36]+[.M$2]" office:value-type="float" office:value="-0.824032309946" calcext:value-type="float">
            <text:p>-0.8240323099</text:p>
          </table:table-cell>
          <table:table-cell table:formula="of:=[.C36]+[.N$2]" office:value-type="float" office:value="1.80685881836" calcext:value-type="float">
            <text:p>1.806858818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50361702" calcext:value-type="float">
            <text:p>0.4350361702</text:p>
          </table:table-cell>
          <table:table-cell office:value-type="float" office:value="1.7617649758" calcext:value-type="float">
            <text:p>1.7617649758</text:p>
          </table:table-cell>
          <table:table-cell office:value-type="float" office:value="0.5" calcext:value-type="float">
            <text:p>0.5</text:p>
          </table:table-cell>
          <table:table-cell office:value-type="float" office:value="117" calcext:value-type="float">
            <text:p>117</text:p>
          </table:table-cell>
          <table:table-cell table:number-columns-repeated="4"/>
          <table:table-cell table:formula="of:=[.B37]+[.M$2]" office:value-type="float" office:value="-0.825292048446" calcext:value-type="float">
            <text:p>-0.8252920484</text:p>
          </table:table-cell>
          <table:table-cell table:formula="of:=[.C37]+[.N$2]" office:value-type="float" office:value="1.76687865996" calcext:value-type="float">
            <text:p>1.7668786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33021053" calcext:value-type="float">
            <text:p>0.4333021053</text:p>
          </table:table-cell>
          <table:table-cell office:value-type="float" office:value="1.7218025808" calcext:value-type="float">
            <text:p>1.7218025808</text:p>
          </table:table-cell>
          <table:table-cell office:value-type="float" office:value="0.5" calcext:value-type="float">
            <text:p>0.5</text:p>
          </table:table-cell>
          <table:table-cell office:value-type="float" office:value="118" calcext:value-type="float">
            <text:p>118</text:p>
          </table:table-cell>
          <table:table-cell table:number-columns-repeated="4"/>
          <table:table-cell table:formula="of:=[.B38]+[.M$2]" office:value-type="float" office:value="-0.827026113346" calcext:value-type="float">
            <text:p>-0.8270261133</text:p>
          </table:table-cell>
          <table:table-cell table:formula="of:=[.C38]+[.N$2]" office:value-type="float" office:value="1.72691626496" calcext:value-type="float">
            <text:p>1.72691626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16094996" calcext:value-type="float">
            <text:p>0.4316094996</text:p>
          </table:table-cell>
          <table:table-cell office:value-type="float" office:value="1.6818384082" calcext:value-type="float">
            <text:p>1.6818384082</text:p>
          </table:table-cell>
          <table:table-cell office:value-type="float" office:value="0.5" calcext:value-type="float">
            <text:p>0.5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table:formula="of:=[.B39]+[.M$2]" office:value-type="float" office:value="-0.828718719046" calcext:value-type="float">
            <text:p>-0.828718719</text:p>
          </table:table-cell>
          <table:table-cell table:formula="of:=[.C39]+[.N$2]" office:value-type="float" office:value="1.68695209236" calcext:value-type="float">
            <text:p>1.686952092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294651406" calcext:value-type="float">
            <text:p>0.4294651406</text:p>
          </table:table-cell>
          <table:table-cell office:value-type="float" office:value="1.6418959281" calcext:value-type="float">
            <text:p>1.6418959281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B40]+[.M$2]" office:value-type="float" office:value="-0.830863078046" calcext:value-type="float">
            <text:p>-0.830863078</text:p>
          </table:table-cell>
          <table:table-cell table:formula="of:=[.C40]+[.N$2]" office:value-type="float" office:value="1.64700961226" calcext:value-type="float">
            <text:p>1.647009612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0397637" calcext:value-type="float">
            <text:p>0.430397637</text:p>
          </table:table-cell>
          <table:table-cell office:value-type="float" office:value="1.6019067989" calcext:value-type="float">
            <text:p>1.6019067989</text:p>
          </table:table-cell>
          <table:table-cell office:value-type="float" office:value="0.5" calcext:value-type="float">
            <text:p>0.5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formula="of:=[.B41]+[.M$2]" office:value-type="float" office:value="-0.829930581646" calcext:value-type="float">
            <text:p>-0.8299305816</text:p>
          </table:table-cell>
          <table:table-cell table:formula="of:=[.C41]+[.N$2]" office:value-type="float" office:value="1.60702048306" calcext:value-type="float">
            <text:p>1.607020483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278426423" calcext:value-type="float">
            <text:p>0.4278426423</text:p>
          </table:table-cell>
          <table:table-cell office:value-type="float" office:value="1.5619884823" calcext:value-type="float">
            <text:p>1.5619884823</text:p>
          </table:table-cell>
          <table:table-cell office:value-type="float" office:value="0.5" calcext:value-type="float">
            <text:p>0.5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formula="of:=[.B42]+[.M$2]" office:value-type="float" office:value="-0.832485576346" calcext:value-type="float">
            <text:p>-0.8324855763</text:p>
          </table:table-cell>
          <table:table-cell table:formula="of:=[.C42]+[.N$2]" office:value-type="float" office:value="1.56710216646" calcext:value-type="float">
            <text:p>1.567102166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282969" calcext:value-type="float">
            <text:p>0.4282969</text:p>
          </table:table-cell>
          <table:table-cell office:value-type="float" office:value="1.5219910617" calcext:value-type="float">
            <text:p>1.5219910617</text:p>
          </table:table-cell>
          <table:table-cell office:value-type="float" office:value="0.5" calcext:value-type="float">
            <text:p>0.5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formula="of:=[.B43]+[.M$2]" office:value-type="float" office:value="-0.832031318646" calcext:value-type="float">
            <text:p>-0.8320313186</text:p>
          </table:table-cell>
          <table:table-cell table:formula="of:=[.C43]+[.N$2]" office:value-type="float" office:value="1.52710474586" calcext:value-type="float">
            <text:p>1.527104745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282940765" calcext:value-type="float">
            <text:p>0.4282940765</text:p>
          </table:table-cell>
          <table:table-cell office:value-type="float" office:value="1.4819910618" calcext:value-type="float">
            <text:p>1.4819910618</text:p>
          </table:table-cell>
          <table:table-cell office:value-type="float" office:value="0.5" calcext:value-type="float">
            <text:p>0.5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formula="of:=[.B44]+[.M$2]" office:value-type="float" office:value="-0.832034142146" calcext:value-type="float">
            <text:p>-0.8320341421</text:p>
          </table:table-cell>
          <table:table-cell table:formula="of:=[.C44]+[.N$2]" office:value-type="float" office:value="1.48710474596" calcext:value-type="float">
            <text:p>1.48710474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282913154" calcext:value-type="float">
            <text:p>0.4282913154</text:p>
          </table:table-cell>
          <table:table-cell office:value-type="float" office:value="1.4419910619" calcext:value-type="float">
            <text:p>1.4419910619</text:p>
          </table:table-cell>
          <table:table-cell office:value-type="float" office:value="0.5" calcext:value-type="float">
            <text:p>0.5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formula="of:=[.B45]+[.M$2]" office:value-type="float" office:value="-0.832036903246" calcext:value-type="float">
            <text:p>-0.8320369032</text:p>
          </table:table-cell>
          <table:table-cell table:formula="of:=[.C45]+[.N$2]" office:value-type="float" office:value="1.44710474606" calcext:value-type="float">
            <text:p>1.447104746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278514525" calcext:value-type="float">
            <text:p>0.4278514525</text:p>
          </table:table-cell>
          <table:table-cell office:value-type="float" office:value="1.4019934805" calcext:value-type="float">
            <text:p>1.4019934805</text:p>
          </table:table-cell>
          <table:table-cell office:value-type="float" office:value="0.5" calcext:value-type="float">
            <text:p>0.5</text:p>
          </table:table-cell>
          <table:table-cell office:value-type="float" office:value="126" calcext:value-type="float">
            <text:p>126</text:p>
          </table:table-cell>
          <table:table-cell table:number-columns-repeated="4"/>
          <table:table-cell table:formula="of:=[.B46]+[.M$2]" office:value-type="float" office:value="-0.832476766146" calcext:value-type="float">
            <text:p>-0.8324767661</text:p>
          </table:table-cell>
          <table:table-cell table:formula="of:=[.C46]+[.N$2]" office:value-type="float" office:value="1.40710716466" calcext:value-type="float">
            <text:p>1.407107164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274163444" calcext:value-type="float">
            <text:p>0.4274163444</text:p>
          </table:table-cell>
          <table:table-cell office:value-type="float" office:value="1.3619958471" calcext:value-type="float">
            <text:p>1.3619958471</text:p>
          </table:table-cell>
          <table:table-cell office:value-type="float" office:value="0.5" calcext:value-type="float">
            <text:p>0.5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formula="of:=[.B47]+[.M$2]" office:value-type="float" office:value="-0.832911874246" calcext:value-type="float">
            <text:p>-0.8329118742</text:p>
          </table:table-cell>
          <table:table-cell table:formula="of:=[.C47]+[.N$2]" office:value-type="float" office:value="1.36710953126" calcext:value-type="float">
            <text:p>1.367109531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265582544" calcext:value-type="float">
            <text:p>0.4265582544</text:p>
          </table:table-cell>
          <table:table-cell office:value-type="float" office:value="1.3220050521" calcext:value-type="float">
            <text:p>1.3220050521</text:p>
          </table:table-cell>
          <table:table-cell office:value-type="float" office:value="0.5" calcext:value-type="float">
            <text:p>0.5</text:p>
          </table:table-cell>
          <table:table-cell office:value-type="float" office:value="128" calcext:value-type="float">
            <text:p>128</text:p>
          </table:table-cell>
          <table:table-cell table:number-columns-repeated="4"/>
          <table:table-cell table:formula="of:=[.B48]+[.M$2]" office:value-type="float" office:value="-0.833769964246" calcext:value-type="float">
            <text:p>-0.8337699642</text:p>
          </table:table-cell>
          <table:table-cell table:formula="of:=[.C48]+[.N$2]" office:value-type="float" office:value="1.32711873626" calcext:value-type="float">
            <text:p>1.327118736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257092406" calcext:value-type="float">
            <text:p>0.4257092406</text:p>
          </table:table-cell>
          <table:table-cell office:value-type="float" office:value="1.2820140634" calcext:value-type="float">
            <text:p>1.2820140634</text:p>
          </table:table-cell>
          <table:table-cell office:value-type="float" office:value="0.5" calcext:value-type="float">
            <text:p>0.5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table:formula="of:=[.B49]+[.M$2]" office:value-type="float" office:value="-0.834618978046" calcext:value-type="float">
            <text:p>-0.834618978</text:p>
          </table:table-cell>
          <table:table-cell table:formula="of:=[.C49]+[.N$2]" office:value-type="float" office:value="1.28712774756" calcext:value-type="float">
            <text:p>1.287127747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244507029" calcext:value-type="float">
            <text:p>0.4244507029</text:p>
          </table:table-cell>
          <table:table-cell office:value-type="float" office:value="1.2420338673" calcext:value-type="float">
            <text:p>1.2420338673</text:p>
          </table:table-cell>
          <table:table-cell office:value-type="float" office:value="0.5" calcext:value-type="float">
            <text:p>0.5</text:p>
          </table:table-cell>
          <table:table-cell office:value-type="float" office:value="130" calcext:value-type="float">
            <text:p>130</text:p>
          </table:table-cell>
          <table:table-cell table:number-columns-repeated="4"/>
          <table:table-cell table:formula="of:=[.B50]+[.M$2]" office:value-type="float" office:value="-0.835877515746" calcext:value-type="float">
            <text:p>-0.8358775157</text:p>
          </table:table-cell>
          <table:table-cell table:formula="of:=[.C50]+[.N$2]" office:value-type="float" office:value="1.24714755146" calcext:value-type="float">
            <text:p>1.24714755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232179566" calcext:value-type="float">
            <text:p>0.4232179566</text:p>
          </table:table-cell>
          <table:table-cell office:value-type="float" office:value="1.2020528676" calcext:value-type="float">
            <text:p>1.2020528676</text:p>
          </table:table-cell>
          <table:table-cell office:value-type="float" office:value="0.5" calcext:value-type="float">
            <text:p>0.5</text:p>
          </table:table-cell>
          <table:table-cell office:value-type="float" office:value="131" calcext:value-type="float">
            <text:p>131</text:p>
          </table:table-cell>
          <table:table-cell table:number-columns-repeated="4"/>
          <table:table-cell table:formula="of:=[.B51]+[.M$2]" office:value-type="float" office:value="-0.837110262046" calcext:value-type="float">
            <text:p>-0.837110262</text:p>
          </table:table-cell>
          <table:table-cell table:formula="of:=[.C51]+[.N$2]" office:value-type="float" office:value="1.20716655176" calcext:value-type="float">
            <text:p>1.207166551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215757538" calcext:value-type="float">
            <text:p>0.4215757538</text:p>
          </table:table-cell>
          <table:table-cell office:value-type="float" office:value="1.1620865922" calcext:value-type="float">
            <text:p>1.1620865922</text:p>
          </table:table-cell>
          <table:table-cell office:value-type="float" office:value="0.5" calcext:value-type="float">
            <text:p>0.5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table:formula="of:=[.B52]+[.M$2]" office:value-type="float" office:value="-0.838752464846" calcext:value-type="float">
            <text:p>-0.8387524648</text:p>
          </table:table-cell>
          <table:table-cell table:formula="of:=[.C52]+[.N$2]" office:value-type="float" office:value="1.16720027636" calcext:value-type="float">
            <text:p>1.167200276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198634224" calcext:value-type="float">
            <text:p>0.4198634224</text:p>
          </table:table-cell>
          <table:table-cell office:value-type="float" office:value="1.12212326" calcext:value-type="float">
            <text:p>1.12212326</text:p>
          </table:table-cell>
          <table:table-cell office:value-type="float" office:value="0.5" calcext:value-type="float">
            <text:p>0.5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table:formula="of:=[.B53]+[.M$2]" office:value-type="float" office:value="-0.840464796246" calcext:value-type="float">
            <text:p>-0.8404647962</text:p>
          </table:table-cell>
          <table:table-cell table:formula="of:=[.C53]+[.N$2]" office:value-type="float" office:value="1.12723694416" calcext:value-type="float">
            <text:p>1.127236944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231454618" calcext:value-type="float">
            <text:p>0.4231454618</text:p>
          </table:table-cell>
          <table:table-cell office:value-type="float" office:value="1.0822581346" calcext:value-type="float">
            <text:p>1.0822581346</text:p>
          </table:table-cell>
          <table:table-cell office:value-type="float" office:value="0.5" calcext:value-type="float">
            <text:p>0.5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formula="of:=[.B54]+[.M$2]" office:value-type="float" office:value="-0.837182756846" calcext:value-type="float">
            <text:p>-0.8371827568</text:p>
          </table:table-cell>
          <table:table-cell table:formula="of:=[.C54]+[.N$2]" office:value-type="float" office:value="1.08737181876" calcext:value-type="float">
            <text:p>1.087371818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263444335" calcext:value-type="float">
            <text:p>0.4263444335</text:p>
          </table:table-cell>
          <table:table-cell office:value-type="float" office:value="1.0423862576" calcext:value-type="float">
            <text:p>1.0423862576</text:p>
          </table:table-cell>
          <table:table-cell office:value-type="float" office:value="0.5" calcext:value-type="float">
            <text:p>0.5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formula="of:=[.B55]+[.M$2]" office:value-type="float" office:value="-0.833983785146" calcext:value-type="float">
            <text:p>-0.8339837851</text:p>
          </table:table-cell>
          <table:table-cell table:formula="of:=[.C55]+[.N$2]" office:value-type="float" office:value="1.04749994176" calcext:value-type="float">
            <text:p>1.047499941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29705644" calcext:value-type="float">
            <text:p>0.4329705644</text:p>
          </table:table-cell>
          <table:table-cell office:value-type="float" office:value="1.0029388953" calcext:value-type="float">
            <text:p>1.0029388953</text:p>
          </table:table-cell>
          <table:table-cell office:value-type="float" office:value="0.5" calcext:value-type="float">
            <text:p>0.5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formula="of:=[.B56]+[.M$2]" office:value-type="float" office:value="-0.827357654246" calcext:value-type="float">
            <text:p>-0.8273576542</text:p>
          </table:table-cell>
          <table:table-cell table:formula="of:=[.C56]+[.N$2]" office:value-type="float" office:value="1.00805257946" calcext:value-type="float">
            <text:p>1.008052579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409458733" calcext:value-type="float">
            <text:p>0.4409458733</text:p>
          </table:table-cell>
          <table:table-cell office:value-type="float" office:value="0.9637420275" calcext:value-type="float">
            <text:p>0.9637420275</text:p>
          </table:table-cell>
          <table:table-cell office:value-type="float" office:value="0.5" calcext:value-type="float">
            <text:p>0.5</text:p>
          </table:table-cell>
          <table:table-cell office:value-type="float" office:value="137" calcext:value-type="float">
            <text:p>137</text:p>
          </table:table-cell>
          <table:table-cell table:number-columns-repeated="4"/>
          <table:table-cell table:formula="of:=[.B57]+[.M$2]" office:value-type="float" office:value="-0.819382345346" calcext:value-type="float">
            <text:p>-0.8193823453</text:p>
          </table:table-cell>
          <table:table-cell table:formula="of:=[.C57]+[.N$2]" office:value-type="float" office:value="0.96885571166" calcext:value-type="float">
            <text:p>0.968855711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37136248" calcext:value-type="float">
            <text:p>0.4537136248</text:p>
          </table:table-cell>
          <table:table-cell office:value-type="float" office:value="0.9258344488" calcext:value-type="float">
            <text:p>0.9258344488</text:p>
          </table:table-cell>
          <table:table-cell office:value-type="float" office:value="0.5" calcext:value-type="float">
            <text:p>0.5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formula="of:=[.B58]+[.M$2]" office:value-type="float" office:value="-0.806614593846" calcext:value-type="float">
            <text:p>-0.8066145938</text:p>
          </table:table-cell>
          <table:table-cell table:formula="of:=[.C58]+[.N$2]" office:value-type="float" office:value="0.93094813296" calcext:value-type="float">
            <text:p>0.93094813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709721397" calcext:value-type="float">
            <text:p>0.4709721397</text:p>
          </table:table-cell>
          <table:table-cell office:value-type="float" office:value="0.889749221" calcext:value-type="float">
            <text:p>0.889749221</text:p>
          </table:table-cell>
          <table:table-cell office:value-type="float" office:value="0.5" calcext:value-type="float">
            <text:p>0.5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formula="of:=[.B59]+[.M$2]" office:value-type="float" office:value="-0.789356078946" calcext:value-type="float">
            <text:p>-0.7893560789</text:p>
          </table:table-cell>
          <table:table-cell table:formula="of:=[.C59]+[.N$2]" office:value-type="float" office:value="0.89486290516" calcext:value-type="float">
            <text:p>0.894862905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855151773" calcext:value-type="float">
            <text:p>0.4855151773</text:p>
          </table:table-cell>
          <table:table-cell office:value-type="float" office:value="0.8524866385" calcext:value-type="float">
            <text:p>0.8524866385</text:p>
          </table:table-cell>
          <table:table-cell office:value-type="float" office:value="0.5" calcext:value-type="float">
            <text:p>0.5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formula="of:=[.B60]+[.M$2]" office:value-type="float" office:value="-0.774813041346" calcext:value-type="float">
            <text:p>-0.7748130413</text:p>
          </table:table-cell>
          <table:table-cell table:formula="of:=[.C60]+[.N$2]" office:value-type="float" office:value="0.85760032266" calcext:value-type="float">
            <text:p>0.857600322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000647037" calcext:value-type="float">
            <text:p>0.5000647037</text:p>
          </table:table-cell>
          <table:table-cell office:value-type="float" office:value="0.8152265891" calcext:value-type="float">
            <text:p>0.8152265891</text:p>
          </table:table-cell>
          <table:table-cell office:value-type="float" office:value="0.5" calcext:value-type="float">
            <text:p>0.5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formula="of:=[.B61]+[.M$2]" office:value-type="float" office:value="-0.760263514946" calcext:value-type="float">
            <text:p>-0.7602635149</text:p>
          </table:table-cell>
          <table:table-cell table:formula="of:=[.C61]+[.N$2]" office:value-type="float" office:value="0.82034027326" calcext:value-type="float">
            <text:p>0.820340273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081169493" calcext:value-type="float">
            <text:p>0.5081169493</text:p>
          </table:table-cell>
          <table:table-cell office:value-type="float" office:value="0.7760454541" calcext:value-type="float">
            <text:p>0.7760454541</text:p>
          </table:table-cell>
          <table:table-cell office:value-type="float" office:value="0.5" calcext:value-type="float">
            <text:p>0.5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formula="of:=[.B62]+[.M$2]" office:value-type="float" office:value="-0.752211269346" calcext:value-type="float">
            <text:p>-0.7522112693</text:p>
          </table:table-cell>
          <table:table-cell table:formula="of:=[.C62]+[.N$2]" office:value-type="float" office:value="0.78115913826" calcext:value-type="float">
            <text:p>0.781159138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189358754" calcext:value-type="float">
            <text:p>0.5189358754</text:p>
          </table:table-cell>
          <table:table-cell office:value-type="float" office:value="0.7375363533" calcext:value-type="float">
            <text:p>0.7375363533</text:p>
          </table:table-cell>
          <table:table-cell office:value-type="float" office:value="0.5" calcext:value-type="float">
            <text:p>0.5</text:p>
          </table:table-cell>
          <table:table-cell office:value-type="float" office:value="143" calcext:value-type="float">
            <text:p>143</text:p>
          </table:table-cell>
          <table:table-cell table:number-columns-repeated="4"/>
          <table:table-cell table:formula="of:=[.B63]+[.M$2]" office:value-type="float" office:value="-0.741392343246" calcext:value-type="float">
            <text:p>-0.7413923432</text:p>
          </table:table-cell>
          <table:table-cell table:formula="of:=[.C63]+[.N$2]" office:value-type="float" office:value="0.74265003746" calcext:value-type="float">
            <text:p>0.742650037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272148887" calcext:value-type="float">
            <text:p>0.5272148887</text:p>
          </table:table-cell>
          <table:table-cell office:value-type="float" office:value="0.6984025069" calcext:value-type="float">
            <text:p>0.6984025069</text:p>
          </table:table-cell>
          <table:table-cell office:value-type="float" office:value="0.5" calcext:value-type="float">
            <text:p>0.5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table:formula="of:=[.B64]+[.M$2]" office:value-type="float" office:value="-0.733113329946" calcext:value-type="float">
            <text:p>-0.7331133299</text:p>
          </table:table-cell>
          <table:table-cell table:formula="of:=[.C64]+[.N$2]" office:value-type="float" office:value="0.70351619106" calcext:value-type="float">
            <text:p>0.703516191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315056674" calcext:value-type="float">
            <text:p>0.5315056674</text:p>
          </table:table-cell>
          <table:table-cell office:value-type="float" office:value="0.6586333075" calcext:value-type="float">
            <text:p>0.6586333075</text:p>
          </table:table-cell>
          <table:table-cell office:value-type="float" office:value="0.5" calcext:value-type="float">
            <text:p>0.5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formula="of:=[.B65]+[.M$2]" office:value-type="float" office:value="-0.728822551246" calcext:value-type="float">
            <text:p>-0.7288225512</text:p>
          </table:table-cell>
          <table:table-cell table:formula="of:=[.C65]+[.N$2]" office:value-type="float" office:value="0.66374699166" calcext:value-type="float">
            <text:p>0.663746991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31134664" calcext:value-type="float">
            <text:p>0.531134664</text:p>
          </table:table-cell>
          <table:table-cell office:value-type="float" office:value="0.6186350281" calcext:value-type="float">
            <text:p>0.6186350281</text:p>
          </table:table-cell>
          <table:table-cell office:value-type="float" office:value="0.5" calcext:value-type="float">
            <text:p>0.5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table:formula="of:=[.B66]+[.M$2]" office:value-type="float" office:value="-0.729193554646" calcext:value-type="float">
            <text:p>-0.7291935546</text:p>
          </table:table-cell>
          <table:table-cell table:formula="of:=[.C66]+[.N$2]" office:value-type="float" office:value="0.62374871226" calcext:value-type="float">
            <text:p>0.623748712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325164957" calcext:value-type="float">
            <text:p>0.5325164957</text:p>
          </table:table-cell>
          <table:table-cell office:value-type="float" office:value="0.5786589035" calcext:value-type="float">
            <text:p>0.5786589035</text:p>
          </table:table-cell>
          <table:table-cell office:value-type="float" office:value="0.5" calcext:value-type="float">
            <text:p>0.5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formula="of:=[.B67]+[.M$2]" office:value-type="float" office:value="-0.727811722946" calcext:value-type="float">
            <text:p>-0.7278117229</text:p>
          </table:table-cell>
          <table:table-cell table:formula="of:=[.C67]+[.N$2]" office:value-type="float" office:value="0.58377258766" calcext:value-type="float">
            <text:p>0.583772587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347577932" calcext:value-type="float">
            <text:p>0.5347577932</text:p>
          </table:table-cell>
          <table:table-cell office:value-type="float" office:value="0.5387217455" calcext:value-type="float">
            <text:p>0.5387217455</text:p>
          </table:table-cell>
          <table:table-cell office:value-type="float" office:value="0.5" calcext:value-type="float">
            <text:p>0.5</text:p>
          </table:table-cell>
          <table:table-cell office:value-type="float" office:value="148" calcext:value-type="float">
            <text:p>148</text:p>
          </table:table-cell>
          <table:table-cell table:number-columns-repeated="4"/>
          <table:table-cell table:formula="of:=[.B68]+[.M$2]" office:value-type="float" office:value="-0.725570425446" calcext:value-type="float">
            <text:p>-0.7255704254</text:p>
          </table:table-cell>
          <table:table-cell table:formula="of:=[.C68]+[.N$2]" office:value-type="float" office:value="0.54383542966" calcext:value-type="float">
            <text:p>0.543835429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369160399" calcext:value-type="float">
            <text:p>0.5369160399</text:p>
          </table:table-cell>
          <table:table-cell office:value-type="float" office:value="0.4987800133" calcext:value-type="float">
            <text:p>0.4987800133</text:p>
          </table:table-cell>
          <table:table-cell office:value-type="float" office:value="0.5" calcext:value-type="float">
            <text:p>0.5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formula="of:=[.B69]+[.M$2]" office:value-type="float" office:value="-0.723412178746" calcext:value-type="float">
            <text:p>-0.7234121787</text:p>
          </table:table-cell>
          <table:table-cell table:formula="of:=[.C69]+[.N$2]" office:value-type="float" office:value="0.50389369746" calcext:value-type="float">
            <text:p>0.503893697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384223077" calcext:value-type="float">
            <text:p>0.5384223077</text:p>
          </table:table-cell>
          <table:table-cell office:value-type="float" office:value="0.4588083839" calcext:value-type="float">
            <text:p>0.4588083839</text:p>
          </table:table-cell>
          <table:table-cell office:value-type="float" office:value="0.5" calcext:value-type="float">
            <text:p>0.5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formula="of:=[.B70]+[.M$2]" office:value-type="float" office:value="-0.721905910946" calcext:value-type="float">
            <text:p>-0.7219059109</text:p>
          </table:table-cell>
          <table:table-cell table:formula="of:=[.C70]+[.N$2]" office:value-type="float" office:value="0.46392206806" calcext:value-type="float">
            <text:p>0.463922068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40025589" calcext:value-type="float">
            <text:p>0.540025589</text:p>
          </table:table-cell>
          <table:table-cell office:value-type="float" office:value="0.4188405282" calcext:value-type="float">
            <text:p>0.4188405282</text:p>
          </table:table-cell>
          <table:table-cell office:value-type="float" office:value="0.5" calcext:value-type="float">
            <text:p>0.5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table:formula="of:=[.B71]+[.M$2]" office:value-type="float" office:value="-0.720302629646" calcext:value-type="float">
            <text:p>-0.7203026296</text:p>
          </table:table-cell>
          <table:table-cell table:formula="of:=[.C71]+[.N$2]" office:value-type="float" office:value="0.42395421236" calcext:value-type="float">
            <text:p>0.423954212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328642336" calcext:value-type="float">
            <text:p>0.5328642336</text:p>
          </table:table-cell>
          <table:table-cell office:value-type="float" office:value="0.3794868119" calcext:value-type="float">
            <text:p>0.3794868119</text:p>
          </table:table-cell>
          <table:table-cell office:value-type="float" office:value="0.5" calcext:value-type="float">
            <text:p>0.5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formula="of:=[.B72]+[.M$2]" office:value-type="float" office:value="-0.727463985046" calcext:value-type="float">
            <text:p>-0.727463985</text:p>
          </table:table-cell>
          <table:table-cell table:formula="of:=[.C72]+[.N$2]" office:value-type="float" office:value="0.38460049606" calcext:value-type="float">
            <text:p>0.384600496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364649618" calcext:value-type="float">
            <text:p>0.5364649618</text:p>
          </table:table-cell>
          <table:table-cell office:value-type="float" office:value="0.3396492071" calcext:value-type="float">
            <text:p>0.3396492071</text:p>
          </table:table-cell>
          <table:table-cell office:value-type="float" office:value="0.5" calcext:value-type="float">
            <text:p>0.5</text:p>
          </table:table-cell>
          <table:table-cell office:value-type="float" office:value="153" calcext:value-type="float">
            <text:p>153</text:p>
          </table:table-cell>
          <table:table-cell table:number-columns-repeated="4"/>
          <table:table-cell table:formula="of:=[.B73]+[.M$2]" office:value-type="float" office:value="-0.723863256846" calcext:value-type="float">
            <text:p>-0.7238632568</text:p>
          </table:table-cell>
          <table:table-cell table:formula="of:=[.C73]+[.N$2]" office:value-type="float" office:value="0.34476289126" calcext:value-type="float">
            <text:p>0.344762891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442394344" calcext:value-type="float">
            <text:p>0.5442394344</text:p>
          </table:table-cell>
          <table:table-cell office:value-type="float" office:value="0.3004120108" calcext:value-type="float">
            <text:p>0.3004120108</text:p>
          </table:table-cell>
          <table:table-cell office:value-type="float" office:value="0.5" calcext:value-type="float">
            <text:p>0.5</text:p>
          </table:table-cell>
          <table:table-cell office:value-type="float" office:value="154" calcext:value-type="float">
            <text:p>154</text:p>
          </table:table-cell>
          <table:table-cell table:number-columns-repeated="4"/>
          <table:table-cell table:formula="of:=[.B74]+[.M$2]" office:value-type="float" office:value="-0.716088784246" calcext:value-type="float">
            <text:p>-0.7160887842</text:p>
          </table:table-cell>
          <table:table-cell table:formula="of:=[.C74]+[.N$2]" office:value-type="float" office:value="0.30552569496" calcext:value-type="float">
            <text:p>0.30552569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494113633" calcext:value-type="float">
            <text:p>0.5494113633</text:p>
          </table:table-cell>
          <table:table-cell office:value-type="float" office:value="0.2607477806" calcext:value-type="float">
            <text:p>0.2607477806</text:p>
          </table:table-cell>
          <table:table-cell office:value-type="float" office:value="0.5" calcext:value-type="float">
            <text:p>0.5</text:p>
          </table:table-cell>
          <table:table-cell office:value-type="float" office:value="155" calcext:value-type="float">
            <text:p>155</text:p>
          </table:table-cell>
          <table:table-cell table:number-columns-repeated="4"/>
          <table:table-cell table:formula="of:=[.B75]+[.M$2]" office:value-type="float" office:value="-0.710916855346" calcext:value-type="float">
            <text:p>-0.7109168553</text:p>
          </table:table-cell>
          <table:table-cell table:formula="of:=[.C75]+[.N$2]" office:value-type="float" office:value="0.26586146476" calcext:value-type="float">
            <text:p>0.265861464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627062045" calcext:value-type="float">
            <text:p>0.5627062045</text:p>
          </table:table-cell>
          <table:table-cell office:value-type="float" office:value="0.223021832" calcext:value-type="float">
            <text:p>0.223021832</text:p>
          </table:table-cell>
          <table:table-cell office:value-type="float" office:value="0.5" calcext:value-type="float">
            <text:p>0.5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formula="of:=[.B76]+[.M$2]" office:value-type="float" office:value="-0.697622014146" calcext:value-type="float">
            <text:p>-0.6976220141</text:p>
          </table:table-cell>
          <table:table-cell table:formula="of:=[.C76]+[.N$2]" office:value-type="float" office:value="0.22813551616" calcext:value-type="float">
            <text:p>0.228135516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704444703" calcext:value-type="float">
            <text:p>0.5704444703</text:p>
          </table:table-cell>
          <table:table-cell office:value-type="float" office:value="0.183777479" calcext:value-type="float">
            <text:p>0.183777479</text:p>
          </table:table-cell>
          <table:table-cell office:value-type="float" office:value="0.5" calcext:value-type="float">
            <text:p>0.5</text:p>
          </table:table-cell>
          <table:table-cell office:value-type="float" office:value="157" calcext:value-type="float">
            <text:p>157</text:p>
          </table:table-cell>
          <table:table-cell table:number-columns-repeated="4"/>
          <table:table-cell table:formula="of:=[.B77]+[.M$2]" office:value-type="float" office:value="-0.689883748346" calcext:value-type="float">
            <text:p>-0.6898837483</text:p>
          </table:table-cell>
          <table:table-cell table:formula="of:=[.C77]+[.N$2]" office:value-type="float" office:value="0.18889116316" calcext:value-type="float">
            <text:p>0.188891163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21364597" calcext:value-type="float">
            <text:p>0.5821364597</text:p>
          </table:table-cell>
          <table:table-cell office:value-type="float" office:value="0.1455244088" calcext:value-type="float">
            <text:p>0.1455244088</text:p>
          </table:table-cell>
          <table:table-cell office:value-type="float" office:value="0.5" calcext:value-type="float">
            <text:p>0.5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formula="of:=[.B78]+[.M$2]" office:value-type="float" office:value="-0.678191758946" calcext:value-type="float">
            <text:p>-0.6781917589</text:p>
          </table:table-cell>
          <table:table-cell table:formula="of:=[.C78]+[.N$2]" office:value-type="float" office:value="0.15063809296" calcext:value-type="float">
            <text:p>0.15063809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93461214" calcext:value-type="float">
            <text:p>0.5993461214</text:p>
          </table:table-cell>
          <table:table-cell office:value-type="float" office:value="0.1094158566" calcext:value-type="float">
            <text:p>0.1094158566</text:p>
          </table:table-cell>
          <table:table-cell office:value-type="float" office:value="0.5" calcext:value-type="float">
            <text:p>0.5</text:p>
          </table:table-cell>
          <table:table-cell office:value-type="float" office:value="159" calcext:value-type="float">
            <text:p>159</text:p>
          </table:table-cell>
          <table:table-cell table:number-columns-repeated="4"/>
          <table:table-cell table:formula="of:=[.B79]+[.M$2]" office:value-type="float" office:value="-0.660982097246" calcext:value-type="float">
            <text:p>-0.6609820972</text:p>
          </table:table-cell>
          <table:table-cell table:formula="of:=[.C79]+[.N$2]" office:value-type="float" office:value="0.11452954076" calcext:value-type="float">
            <text:p>0.114529540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26026058" calcext:value-type="float">
            <text:p>0.6226026058</text:p>
          </table:table-cell>
          <table:table-cell office:value-type="float" office:value="0.0768714879" calcext:value-type="float">
            <text:p>0.0768714879</text:p>
          </table:table-cell>
          <table:table-cell office:value-type="float" office:value="0.5" calcext:value-type="float">
            <text:p>0.5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formula="of:=[.B80]+[.M$2]" office:value-type="float" office:value="-0.637725612846" calcext:value-type="float">
            <text:p>-0.6377256128</text:p>
          </table:table-cell>
          <table:table-cell table:formula="of:=[.C80]+[.N$2]" office:value-type="float" office:value="0.0819851720599999" calcext:value-type="float">
            <text:p>0.081985172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426285643" calcext:value-type="float">
            <text:p>0.6426285643</text:p>
          </table:table-cell>
          <table:table-cell office:value-type="float" office:value="0.0422454719" calcext:value-type="float">
            <text:p>0.0422454719</text:p>
          </table:table-cell>
          <table:table-cell office:value-type="float" office:value="0.5" calcext:value-type="float">
            <text:p>0.5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formula="of:=[.B81]+[.M$2]" office:value-type="float" office:value="-0.617699654346" calcext:value-type="float">
            <text:p>-0.6176996543</text:p>
          </table:table-cell>
          <table:table-cell table:formula="of:=[.C81]+[.N$2]" office:value-type="float" office:value="0.0473591560599999" calcext:value-type="float">
            <text:p>0.047359156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13828587" calcext:value-type="float">
            <text:p>1.613828587</text:p>
          </table:table-cell>
          <table:table-cell office:value-type="float" office:value="2.7601775991" calcext:value-type="float">
            <text:p>2.7601775991</text:p>
          </table:table-cell>
          <table:table-cell office:value-type="float" office:value="0.5" calcext:value-type="float">
            <text:p>0.5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526670026" calcext:value-type="float">
            <text:p>0.3526670026</text:p>
          </table:table-cell>
          <table:table-cell office:value-type="float" office:value="2.76974721121" calcext:value-type="float">
            <text:p>2.7697472112</text:p>
          </table:table-cell>
          <table:table-cell table:formula="of:=[.B82]+[.M$2]" office:value-type="float" office:value="0.353500368354" calcext:value-type="float">
            <text:p>0.3535003684</text:p>
          </table:table-cell>
          <table:table-cell table:formula="of:=[.C82]+[.N$2]" office:value-type="float" office:value="2.76529128326" calcext:value-type="float">
            <text:p>2.7652912833</text:p>
          </table:table-cell>
          <table:table-cell/>
          <table:table-cell table:formula="of:=[.H82]-[.B82]" office:value-type="float" office:value="-1.2611615844" calcext:value-type="float">
            <text:p>-1.2611615844</text:p>
          </table:table-cell>
          <table:table-cell table:formula="of:=[.I82]-[.C82]" office:value-type="float" office:value="0.00956961210999996" calcext:value-type="float">
            <text:p>0.00956961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747389626" calcext:value-type="float">
            <text:p>1.5747389626</text:p>
          </table:table-cell>
          <table:table-cell office:value-type="float" office:value="2.7516922432" calcext:value-type="float">
            <text:p>2.7516922432</text:p>
          </table:table-cell>
          <table:table-cell office:value-type="float" office:value="0.5" calcext:value-type="float">
            <text:p>0.5</text:p>
          </table:table-cell>
          <table:table-cell office:value-type="float" office:value="83" calcext:value-type="float">
            <text:p>83</text:p>
          </table:table-cell>
          <table:table-cell table:number-columns-repeated="4"/>
          <table:table-cell table:formula="of:=[.B83]+[.M$2]" office:value-type="float" office:value="0.314410743954" calcext:value-type="float">
            <text:p>0.314410744</text:p>
          </table:table-cell>
          <table:table-cell table:formula="of:=[.C83]+[.N$2]" office:value-type="float" office:value="2.75680592736" calcext:value-type="float">
            <text:p>2.756805927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360816552" calcext:value-type="float">
            <text:p>1.5360816552</text:p>
          </table:table-cell>
          <table:table-cell office:value-type="float" office:value="2.7414154449" calcext:value-type="float">
            <text:p>2.7414154449</text:p>
          </table:table-cell>
          <table:table-cell office:value-type="float" office:value="0.5" calcext:value-type="float">
            <text:p>0.5</text:p>
          </table:table-cell>
          <table:table-cell office:value-type="float" office:value="84" calcext:value-type="float">
            <text:p>84</text:p>
          </table:table-cell>
          <table:table-cell table:number-columns-repeated="4"/>
          <table:table-cell table:formula="of:=[.B84]+[.M$2]" office:value-type="float" office:value="0.275753436554" calcext:value-type="float">
            <text:p>0.2757534366</text:p>
          </table:table-cell>
          <table:table-cell table:formula="of:=[.C84]+[.N$2]" office:value-type="float" office:value="2.74652912906" calcext:value-type="float">
            <text:p>2.746529129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974209216" calcext:value-type="float">
            <text:p>1.4974209216</text:p>
          </table:table-cell>
          <table:table-cell office:value-type="float" office:value="2.7311515433" calcext:value-type="float">
            <text:p>2.7311515433</text:p>
          </table:table-cell>
          <table:table-cell office:value-type="float" office:value="0.5" calcext:value-type="float">
            <text:p>0.5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table:formula="of:=[.B85]+[.M$2]" office:value-type="float" office:value="0.237092702954" calcext:value-type="float">
            <text:p>0.237092703</text:p>
          </table:table-cell>
          <table:table-cell table:formula="of:=[.C85]+[.N$2]" office:value-type="float" office:value="2.73626522746" calcext:value-type="float">
            <text:p>2.736265227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584731749" calcext:value-type="float">
            <text:p>1.4584731749</text:p>
          </table:table-cell>
          <table:table-cell office:value-type="float" office:value="2.7220371029" calcext:value-type="float">
            <text:p>2.7220371029</text:p>
          </table:table-cell>
          <table:table-cell office:value-type="float" office:value="0.5" calcext:value-type="float">
            <text:p>0.5</text:p>
          </table:table-cell>
          <table:table-cell office:value-type="float" office:value="86" calcext:value-type="float">
            <text:p>86</text:p>
          </table:table-cell>
          <table:table-cell table:number-columns-repeated="4"/>
          <table:table-cell table:formula="of:=[.B86]+[.M$2]" office:value-type="float" office:value="0.198144956254" calcext:value-type="float">
            <text:p>0.1981449563</text:p>
          </table:table-cell>
          <table:table-cell table:formula="of:=[.C86]+[.N$2]" office:value-type="float" office:value="2.72715078706" calcext:value-type="float">
            <text:p>2.72715078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18690679" calcext:value-type="float">
            <text:p>1.418690679</text:p>
          </table:table-cell>
          <table:table-cell office:value-type="float" office:value="2.7178714074" calcext:value-type="float">
            <text:p>2.7178714074</text:p>
          </table:table-cell>
          <table:table-cell office:value-type="float" office:value="0.5" calcext:value-type="float">
            <text:p>0.5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B87]+[.M$2]" office:value-type="float" office:value="0.158362460354" calcext:value-type="float">
            <text:p>0.1583624604</text:p>
          </table:table-cell>
          <table:table-cell table:formula="of:=[.C87]+[.N$2]" office:value-type="float" office:value="2.72298509156" calcext:value-type="float">
            <text:p>2.722985091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789252031" calcext:value-type="float">
            <text:p>1.3789252031</text:p>
          </table:table-cell>
          <table:table-cell office:value-type="float" office:value="2.7135462566" calcext:value-type="float">
            <text:p>2.7135462566</text:p>
          </table:table-cell>
          <table:table-cell office:value-type="float" office:value="0.5" calcext:value-type="float">
            <text:p>0.5</text:p>
          </table:table-cell>
          <table:table-cell office:value-type="float" office:value="88" calcext:value-type="float">
            <text:p>88</text:p>
          </table:table-cell>
          <table:table-cell table:number-columns-repeated="4"/>
          <table:table-cell table:formula="of:=[.B88]+[.M$2]" office:value-type="float" office:value="0.118596984454" calcext:value-type="float">
            <text:p>0.1185969845</text:p>
          </table:table-cell>
          <table:table-cell table:formula="of:=[.C88]+[.N$2]" office:value-type="float" office:value="2.71865994076" calcext:value-type="float">
            <text:p>2.718659940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395236817" calcext:value-type="float">
            <text:p>1.3395236817</text:p>
          </table:table-cell>
          <table:table-cell office:value-type="float" office:value="2.7066527735" calcext:value-type="float">
            <text:p>2.7066527735</text:p>
          </table:table-cell>
          <table:table-cell office:value-type="float" office:value="0.5" calcext:value-type="float">
            <text:p>0.5</text:p>
          </table:table-cell>
          <table:table-cell office:value-type="float" office:value="89" calcext:value-type="float">
            <text:p>89</text:p>
          </table:table-cell>
          <table:table-cell table:number-columns-repeated="4"/>
          <table:table-cell table:formula="of:=[.B89]+[.M$2]" office:value-type="float" office:value="0.0791954630540002" calcext:value-type="float">
            <text:p>0.0791954631</text:p>
          </table:table-cell>
          <table:table-cell table:formula="of:=[.C89]+[.N$2]" office:value-type="float" office:value="2.71176645766" calcext:value-type="float">
            <text:p>2.711766457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996879493" calcext:value-type="float">
            <text:p>1.2996879493</text:p>
          </table:table-cell>
          <table:table-cell office:value-type="float" office:value="2.7030313886" calcext:value-type="float">
            <text:p>2.7030313886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table:number-columns-repeated="4"/>
          <table:table-cell table:formula="of:=[.B90]+[.M$2]" office:value-type="float" office:value="0.0393597306540001" calcext:value-type="float">
            <text:p>0.0393597307</text:p>
          </table:table-cell>
          <table:table-cell table:formula="of:=[.C90]+[.N$2]" office:value-type="float" office:value="2.70814507276" calcext:value-type="float">
            <text:p>2.708145072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600200347" calcext:value-type="float">
            <text:p>1.2600200347</text:p>
          </table:table-cell>
          <table:table-cell office:value-type="float" office:value="2.6978877953" calcext:value-type="float">
            <text:p>2.6978877953</text:p>
          </table:table-cell>
          <table:table-cell office:value-type="float" office:value="0.5" calcext:value-type="float">
            <text:p>0.5</text:p>
          </table:table-cell>
          <table:table-cell office:value-type="float" office:value="91" calcext:value-type="float">
            <text:p>91</text:p>
          </table:table-cell>
          <table:table-cell table:number-columns-repeated="4"/>
          <table:table-cell table:formula="of:=[.B91]+[.M$2]" office:value-type="float" office:value="-0.00030818394599974" calcext:value-type="float">
            <text:p>-0.0003081839</text:p>
          </table:table-cell>
          <table:table-cell table:formula="of:=[.C91]+[.N$2]" office:value-type="float" office:value="2.70300147946" calcext:value-type="float">
            <text:p>2.703001479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201314327" calcext:value-type="float">
            <text:p>1.2201314327</text:p>
          </table:table-cell>
          <table:table-cell office:value-type="float" office:value="2.6949046049" calcext:value-type="float">
            <text:p>2.6949046049</text:p>
          </table:table-cell>
          <table:table-cell office:value-type="float" office:value="0.5" calcext:value-type="float">
            <text:p>0.5</text:p>
          </table:table-cell>
          <table:table-cell office:value-type="float" office:value="92" calcext:value-type="float">
            <text:p>92</text:p>
          </table:table-cell>
          <table:table-cell table:number-columns-repeated="4"/>
          <table:table-cell table:formula="of:=[.B92]+[.M$2]" office:value-type="float" office:value="-0.0401967859459997" calcext:value-type="float">
            <text:p>-0.0401967859</text:p>
          </table:table-cell>
          <table:table-cell table:formula="of:=[.C92]+[.N$2]" office:value-type="float" office:value="2.70001828906" calcext:value-type="float">
            <text:p>2.700018289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808283087" calcext:value-type="float">
            <text:p>1.1808283087</text:p>
          </table:table-cell>
          <table:table-cell office:value-type="float" office:value="2.687470599" calcext:value-type="float">
            <text:p>2.687470599</text:p>
          </table:table-cell>
          <table:table-cell office:value-type="float" office:value="0.5" calcext:value-type="float">
            <text:p>0.5</text:p>
          </table:table-cell>
          <table:table-cell office:value-type="float" office:value="93" calcext:value-type="float">
            <text:p>93</text:p>
          </table:table-cell>
          <table:table-cell table:number-columns-repeated="4"/>
          <table:table-cell table:formula="of:=[.B93]+[.M$2]" office:value-type="float" office:value="-0.0794999099459999" calcext:value-type="float">
            <text:p>-0.0794999099</text:p>
          </table:table-cell>
          <table:table-cell table:formula="of:=[.C93]+[.N$2]" office:value-type="float" office:value="2.69258428316" calcext:value-type="float">
            <text:p>2.692584283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420816183" calcext:value-type="float">
            <text:p>1.1420816183</text:p>
          </table:table-cell>
          <table:table-cell office:value-type="float" office:value="2.6775361144" calcext:value-type="float">
            <text:p>2.6775361144</text:p>
          </table:table-cell>
          <table:table-cell office:value-type="float" office:value="0.5" calcext:value-type="float">
            <text:p>0.5</text:p>
          </table:table-cell>
          <table:table-cell office:value-type="float" office:value="94" calcext:value-type="float">
            <text:p>94</text:p>
          </table:table-cell>
          <table:table-cell table:number-columns-repeated="4"/>
          <table:table-cell table:formula="of:=[.B94]+[.M$2]" office:value-type="float" office:value="-0.118246600346" calcext:value-type="float">
            <text:p>-0.1182466003</text:p>
          </table:table-cell>
          <table:table-cell table:formula="of:=[.C94]+[.N$2]" office:value-type="float" office:value="2.68264979856" calcext:value-type="float">
            <text:p>2.682649798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511191415" calcext:value-type="float">
            <text:p>1.1511191415</text:p>
          </table:table-cell>
          <table:table-cell office:value-type="float" office:value="2.716501781" calcext:value-type="float">
            <text:p>2.716501781</text:p>
          </table:table-cell>
          <table:table-cell office:value-type="float" office:value="0.5" calcext:value-type="float">
            <text:p>0.5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[.B95]+[.M$2]" office:value-type="float" office:value="-0.109209077146" calcext:value-type="float">
            <text:p>-0.1092090771</text:p>
          </table:table-cell>
          <table:table-cell table:formula="of:=[.C95]+[.N$2]" office:value-type="float" office:value="2.72161546516" calcext:value-type="float">
            <text:p>2.721615465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113341205" calcext:value-type="float">
            <text:p>1.1113341205</text:p>
          </table:table-cell>
          <table:table-cell office:value-type="float" office:value="2.7123602714" calcext:value-type="float">
            <text:p>2.7123602714</text:p>
          </table:table-cell>
          <table:table-cell office:value-type="float" office:value="0.5" calcext:value-type="float">
            <text:p>0.5</text:p>
          </table:table-cell>
          <table:table-cell office:value-type="float" office:value="96" calcext:value-type="float">
            <text:p>96</text:p>
          </table:table-cell>
          <table:table-cell table:number-columns-repeated="4"/>
          <table:table-cell table:formula="of:=[.B96]+[.M$2]" office:value-type="float" office:value="-0.148994098146" calcext:value-type="float">
            <text:p>-0.1489940981</text:p>
          </table:table-cell>
          <table:table-cell table:formula="of:=[.C96]+[.N$2]" office:value-type="float" office:value="2.71747395556" calcext:value-type="float">
            <text:p>2.717473955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716670025" calcext:value-type="float">
            <text:p>1.0716670025</text:p>
          </table:table-cell>
          <table:table-cell office:value-type="float" office:value="2.7072105383" calcext:value-type="float">
            <text:p>2.7072105383</text:p>
          </table:table-cell>
          <table:table-cell office:value-type="float" office:value="0.5" calcext:value-type="float">
            <text:p>0.5</text:p>
          </table:table-cell>
          <table:table-cell office:value-type="float" office:value="97" calcext:value-type="float">
            <text:p>97</text:p>
          </table:table-cell>
          <table:table-cell table:number-columns-repeated="4"/>
          <table:table-cell table:formula="of:=[.B97]+[.M$2]" office:value-type="float" office:value="-0.188661216146" calcext:value-type="float">
            <text:p>-0.1886612161</text:p>
          </table:table-cell>
          <table:table-cell table:formula="of:=[.C97]+[.N$2]" office:value-type="float" office:value="2.71232422246" calcext:value-type="float">
            <text:p>2.712324222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318961876" calcext:value-type="float">
            <text:p>1.0318961876</text:p>
          </table:table-cell>
          <table:table-cell office:value-type="float" office:value="2.7029347602" calcext:value-type="float">
            <text:p>2.7029347602</text:p>
          </table:table-cell>
          <table:table-cell office:value-type="float" office:value="0.5" calcext:value-type="float">
            <text:p>0.5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B98]+[.M$2]" office:value-type="float" office:value="-0.228432031046" calcext:value-type="float">
            <text:p>-0.228432031</text:p>
          </table:table-cell>
          <table:table-cell table:formula="of:=[.C98]+[.N$2]" office:value-type="float" office:value="2.70804844436" calcext:value-type="float">
            <text:p>2.708048444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923696548" calcext:value-type="float">
            <text:p>0.9923696548</text:p>
          </table:table-cell>
          <table:table-cell office:value-type="float" office:value="2.6967985391" calcext:value-type="float">
            <text:p>2.6967985391</text:p>
          </table:table-cell>
          <table:table-cell office:value-type="float" office:value="0.5" calcext:value-type="float">
            <text:p>0.5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table:formula="of:=[.B99]+[.M$2]" office:value-type="float" office:value="-0.267958563846" calcext:value-type="float">
            <text:p>-0.2679585638</text:p>
          </table:table-cell>
          <table:table-cell table:formula="of:=[.C99]+[.N$2]" office:value-type="float" office:value="2.70191222326" calcext:value-type="float">
            <text:p>2.70191222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28500256" calcext:value-type="float">
            <text:p>0.9528500256</text:p>
          </table:table-cell>
          <table:table-cell office:value-type="float" office:value="2.6906180129" calcext:value-type="float">
            <text:p>2.6906180129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B100]+[.M$2]" office:value-type="float" office:value="-0.307478193046" calcext:value-type="float">
            <text:p>-0.307478193</text:p>
          </table:table-cell>
          <table:table-cell table:formula="of:=[.C100]+[.N$2]" office:value-type="float" office:value="2.69573169706" calcext:value-type="float">
            <text:p>2.69573169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138880839" calcext:value-type="float">
            <text:p>0.9138880839</text:p>
          </table:table-cell>
          <table:table-cell office:value-type="float" office:value="2.6815644443" calcext:value-type="float">
            <text:p>2.6815644443</text:p>
          </table:table-cell>
          <table:table-cell office:value-type="float" office:value="0.5" calcext:value-type="float">
            <text:p>0.5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formula="of:=[.B101]+[.M$2]" office:value-type="float" office:value="-0.346440134746" calcext:value-type="float">
            <text:p>-0.3464401347</text:p>
          </table:table-cell>
          <table:table-cell table:formula="of:=[.C101]+[.N$2]" office:value-type="float" office:value="2.68667812846" calcext:value-type="float">
            <text:p>2.686678128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753291431" calcext:value-type="float">
            <text:p>0.8753291431</text:p>
          </table:table-cell>
          <table:table-cell office:value-type="float" office:value="2.6709245157" calcext:value-type="float">
            <text:p>2.6709245157</text:p>
          </table:table-cell>
          <table:table-cell office:value-type="float" office:value="0.5" calcext:value-type="float">
            <text:p>0.5</text:p>
          </table:table-cell>
          <table:table-cell office:value-type="float" office:value="102" calcext:value-type="float">
            <text:p>102</text:p>
          </table:table-cell>
          <table:table-cell table:number-columns-repeated="4"/>
          <table:table-cell table:formula="of:=[.B102]+[.M$2]" office:value-type="float" office:value="-0.384999075546" calcext:value-type="float">
            <text:p>-0.3849990755</text:p>
          </table:table-cell>
          <table:table-cell table:formula="of:=[.C102]+[.N$2]" office:value-type="float" office:value="2.67603819986" calcext:value-type="float">
            <text:p>2.676038199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371232088" calcext:value-type="float">
            <text:p>0.8371232088</text:p>
          </table:table-cell>
          <table:table-cell office:value-type="float" office:value="2.6590794076" calcext:value-type="float">
            <text:p>2.6590794076</text:p>
          </table:table-cell>
          <table:table-cell office:value-type="float" office:value="0.5" calcext:value-type="float">
            <text:p>0.5</text:p>
          </table:table-cell>
          <table:table-cell office:value-type="float" office:value="103" calcext:value-type="float">
            <text:p>103</text:p>
          </table:table-cell>
          <table:table-cell table:number-columns-repeated="4"/>
          <table:table-cell table:formula="of:=[.B103]+[.M$2]" office:value-type="float" office:value="-0.423205009846" calcext:value-type="float">
            <text:p>-0.4232050098</text:p>
          </table:table-cell>
          <table:table-cell table:formula="of:=[.C103]+[.N$2]" office:value-type="float" office:value="2.66419309176" calcext:value-type="float">
            <text:p>2.66419309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992154566" calcext:value-type="float">
            <text:p>0.7992154566</text:p>
          </table:table-cell>
          <table:table-cell office:value-type="float" office:value="2.6463121713" calcext:value-type="float">
            <text:p>2.6463121713</text:p>
          </table:table-cell>
          <table:table-cell office:value-type="float" office:value="0.5" calcext:value-type="float">
            <text:p>0.5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formula="of:=[.B104]+[.M$2]" office:value-type="float" office:value="-0.461112762046" calcext:value-type="float">
            <text:p>-0.461112762</text:p>
          </table:table-cell>
          <table:table-cell table:formula="of:=[.C104]+[.N$2]" office:value-type="float" office:value="2.65142585546" calcext:value-type="float">
            <text:p>2.651425855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616328063" calcext:value-type="float">
            <text:p>0.7616328063</text:p>
          </table:table-cell>
          <table:table-cell office:value-type="float" office:value="2.6326174862" calcext:value-type="float">
            <text:p>2.6326174862</text:p>
          </table:table-cell>
          <table:table-cell office:value-type="float" office:value="0.5" calcext:value-type="float">
            <text:p>0.5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table:formula="of:=[.B105]+[.M$2]" office:value-type="float" office:value="-0.498695412346" calcext:value-type="float">
            <text:p>-0.4986954123</text:p>
          </table:table-cell>
          <table:table-cell table:formula="of:=[.C105]+[.N$2]" office:value-type="float" office:value="2.63773117036" calcext:value-type="float">
            <text:p>2.637731170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234827297" calcext:value-type="float">
            <text:p>0.7234827297</text:p>
          </table:table-cell>
          <table:table-cell office:value-type="float" office:value="2.6205936909" calcext:value-type="float">
            <text:p>2.6205936909</text:p>
          </table:table-cell>
          <table:table-cell office:value-type="float" office:value="0.5" calcext:value-type="float">
            <text:p>0.5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formula="of:=[.B106]+[.M$2]" office:value-type="float" office:value="-0.536845488946" calcext:value-type="float">
            <text:p>-0.5368454889</text:p>
          </table:table-cell>
          <table:table-cell table:formula="of:=[.C106]+[.N$2]" office:value-type="float" office:value="2.62570737506" calcext:value-type="float">
            <text:p>2.625707375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862672973" calcext:value-type="float">
            <text:p>0.6862672973</text:p>
          </table:table-cell>
          <table:table-cell office:value-type="float" office:value="2.6059304173" calcext:value-type="float">
            <text:p>2.6059304173</text:p>
          </table:table-cell>
          <table:table-cell office:value-type="float" office:value="0.5" calcext:value-type="float">
            <text:p>0.5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table:formula="of:=[.B107]+[.M$2]" office:value-type="float" office:value="-0.574060921346" calcext:value-type="float">
            <text:p>-0.5740609213</text:p>
          </table:table-cell>
          <table:table-cell table:formula="of:=[.C107]+[.N$2]" office:value-type="float" office:value="2.61104410146" calcext:value-type="float">
            <text:p>2.61104410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02884718" calcext:value-type="float">
            <text:p>0.6502884718</text:p>
          </table:table-cell>
          <table:table-cell office:value-type="float" office:value="2.5884511692" calcext:value-type="float">
            <text:p>2.5884511692</text:p>
          </table:table-cell>
          <table:table-cell office:value-type="float" office:value="0.5" calcext:value-type="float">
            <text:p>0.5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formula="of:=[.B108]+[.M$2]" office:value-type="float" office:value="-0.610039746846" calcext:value-type="float">
            <text:p>-0.6100397468</text:p>
          </table:table-cell>
          <table:table-cell table:formula="of:=[.C108]+[.N$2]" office:value-type="float" office:value="2.59356485336" calcext:value-type="float">
            <text:p>2.593564853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143443892" calcext:value-type="float">
            <text:p>0.6143443892</text:p>
          </table:table-cell>
          <table:table-cell office:value-type="float" office:value="2.5709005872" calcext:value-type="float">
            <text:p>2.5709005872</text:p>
          </table:table-cell>
          <table:table-cell office:value-type="float" office:value="0.5" calcext:value-type="float">
            <text:p>0.5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B109]+[.M$2]" office:value-type="float" office:value="-0.645983829446" calcext:value-type="float">
            <text:p>-0.6459838294</text:p>
          </table:table-cell>
          <table:table-cell table:formula="of:=[.C109]+[.N$2]" office:value-type="float" office:value="2.57601427136" calcext:value-type="float">
            <text:p>2.576014271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806802548" calcext:value-type="float">
            <text:p>0.5806802548</text:p>
          </table:table-cell>
          <table:table-cell office:value-type="float" office:value="2.5492967438" calcext:value-type="float">
            <text:p>2.5492967438</text:p>
          </table:table-cell>
          <table:table-cell office:value-type="float" office:value="0.5" calcext:value-type="float">
            <text:p>0.5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formula="of:=[.B110]+[.M$2]" office:value-type="float" office:value="-0.679647963846" calcext:value-type="float">
            <text:p>-0.6796479638</text:p>
          </table:table-cell>
          <table:table-cell table:formula="of:=[.C110]+[.N$2]" office:value-type="float" office:value="2.55441042796" calcext:value-type="float">
            <text:p>2.55441042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482492881" calcext:value-type="float">
            <text:p>0.5482492881</text:p>
          </table:table-cell>
          <table:table-cell office:value-type="float" office:value="2.5258823807" calcext:value-type="float">
            <text:p>2.5258823807</text:p>
          </table:table-cell>
          <table:table-cell office:value-type="float" office:value="0.5" calcext:value-type="float">
            <text:p>0.5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formula="of:=[.B111]+[.M$2]" office:value-type="float" office:value="-0.712078930546" calcext:value-type="float">
            <text:p>-0.7120789305</text:p>
          </table:table-cell>
          <table:table-cell table:formula="of:=[.C111]+[.N$2]" office:value-type="float" office:value="2.53099606486" calcext:value-type="float">
            <text:p>2.530996064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181976084" calcext:value-type="float">
            <text:p>0.5181976084</text:p>
          </table:table-cell>
          <table:table-cell office:value-type="float" office:value="2.4994835824" calcext:value-type="float">
            <text:p>2.4994835824</text:p>
          </table:table-cell>
          <table:table-cell office:value-type="float" office:value="0.5" calcext:value-type="float">
            <text:p>0.5</text:p>
          </table:table-cell>
          <table:table-cell office:value-type="float" office:value="112" calcext:value-type="float">
            <text:p>112</text:p>
          </table:table-cell>
          <table:table-cell table:number-columns-repeated="4"/>
          <table:table-cell table:formula="of:=[.B112]+[.M$2]" office:value-type="float" office:value="-0.742130610246" calcext:value-type="float">
            <text:p>-0.7421306102</text:p>
          </table:table-cell>
          <table:table-cell table:formula="of:=[.C112]+[.N$2]" office:value-type="float" office:value="2.50459726656" calcext:value-type="float">
            <text:p>2.504597266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903949401" calcext:value-type="float">
            <text:p>0.4903949401</text:p>
          </table:table-cell>
          <table:table-cell office:value-type="float" office:value="2.4707257725" calcext:value-type="float">
            <text:p>2.4707257725</text:p>
          </table:table-cell>
          <table:table-cell office:value-type="float" office:value="0.5" calcext:value-type="float">
            <text:p>0.5</text:p>
          </table:table-cell>
          <table:table-cell office:value-type="float" office:value="113" calcext:value-type="float">
            <text:p>113</text:p>
          </table:table-cell>
          <table:table-cell table:number-columns-repeated="4"/>
          <table:table-cell table:formula="of:=[.B113]+[.M$2]" office:value-type="float" office:value="-0.769933278546" calcext:value-type="float">
            <text:p>-0.7699332785</text:p>
          </table:table-cell>
          <table:table-cell table:formula="of:=[.C113]+[.N$2]" office:value-type="float" office:value="2.47583945666" calcext:value-type="float">
            <text:p>2.475839456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636279465" calcext:value-type="float">
            <text:p>0.4636279465</text:p>
          </table:table-cell>
          <table:table-cell office:value-type="float" office:value="2.4410015726" calcext:value-type="float">
            <text:p>2.4410015726</text:p>
          </table:table-cell>
          <table:table-cell office:value-type="float" office:value="0.5" calcext:value-type="float">
            <text:p>0.5</text:p>
          </table:table-cell>
          <table:table-cell office:value-type="float" office:value="114" calcext:value-type="float">
            <text:p>114</text:p>
          </table:table-cell>
          <table:table-cell table:number-columns-repeated="4"/>
          <table:table-cell table:formula="of:=[.B114]+[.M$2]" office:value-type="float" office:value="-0.796700272146" calcext:value-type="float">
            <text:p>-0.7967002721</text:p>
          </table:table-cell>
          <table:table-cell table:formula="of:=[.C114]+[.N$2]" office:value-type="float" office:value="2.44611525676" calcext:value-type="float">
            <text:p>2.446115256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393139463" calcext:value-type="float">
            <text:p>0.4393139463</text:p>
          </table:table-cell>
          <table:table-cell office:value-type="float" office:value="2.4092394979" calcext:value-type="float">
            <text:p>2.4092394979</text:p>
          </table:table-cell>
          <table:table-cell office:value-type="float" office:value="0.5" calcext:value-type="float">
            <text:p>0.5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table:formula="of:=[.B115]+[.M$2]" office:value-type="float" office:value="-0.821014272346" calcext:value-type="float">
            <text:p>-0.8210142723</text:p>
          </table:table-cell>
          <table:table-cell table:formula="of:=[.C115]+[.N$2]" office:value-type="float" office:value="2.41435318206" calcext:value-type="float">
            <text:p>2.414353182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180290809" calcext:value-type="float">
            <text:p>0.4180290809</text:p>
          </table:table-cell>
          <table:table-cell office:value-type="float" office:value="2.3753727811" calcext:value-type="float">
            <text:p>2.3753727811</text:p>
          </table:table-cell>
          <table:table-cell office:value-type="float" office:value="0.5" calcext:value-type="float">
            <text:p>0.5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table:formula="of:=[.B116]+[.M$2]" office:value-type="float" office:value="-0.842299137746" calcext:value-type="float">
            <text:p>-0.8422991377</text:p>
          </table:table-cell>
          <table:table-cell table:formula="of:=[.C116]+[.N$2]" office:value-type="float" office:value="2.38048646526" calcext:value-type="float">
            <text:p>2.380486465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981603571" calcext:value-type="float">
            <text:p>0.3981603571</text:p>
          </table:table-cell>
          <table:table-cell office:value-type="float" office:value="2.3406563036" calcext:value-type="float">
            <text:p>2.3406563036</text:p>
          </table:table-cell>
          <table:table-cell office:value-type="float" office:value="0.5" calcext:value-type="float">
            <text:p>0.5</text:p>
          </table:table-cell>
          <table:table-cell office:value-type="float" office:value="117" calcext:value-type="float">
            <text:p>117</text:p>
          </table:table-cell>
          <table:table-cell table:number-columns-repeated="4"/>
          <table:table-cell table:formula="of:=[.B117]+[.M$2]" office:value-type="float" office:value="-0.862167861546" calcext:value-type="float">
            <text:p>-0.8621678615</text:p>
          </table:table-cell>
          <table:table-cell table:formula="of:=[.C117]+[.N$2]" office:value-type="float" office:value="2.34576998776" calcext:value-type="float">
            <text:p>2.345769987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801362786" calcext:value-type="float">
            <text:p>0.3801362786</text:p>
          </table:table-cell>
          <table:table-cell office:value-type="float" office:value="2.3049473048" calcext:value-type="float">
            <text:p>2.3049473048</text:p>
          </table:table-cell>
          <table:table-cell office:value-type="float" office:value="0.5" calcext:value-type="float">
            <text:p>0.5</text:p>
          </table:table-cell>
          <table:table-cell office:value-type="float" office:value="118" calcext:value-type="float">
            <text:p>118</text:p>
          </table:table-cell>
          <table:table-cell table:number-columns-repeated="4"/>
          <table:table-cell table:formula="of:=[.B118]+[.M$2]" office:value-type="float" office:value="-0.880191940046" calcext:value-type="float">
            <text:p>-0.88019194</text:p>
          </table:table-cell>
          <table:table-cell table:formula="of:=[.C118]+[.N$2]" office:value-type="float" office:value="2.31006098896" calcext:value-type="float">
            <text:p>2.31006098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644263712" calcext:value-type="float">
            <text:p>0.3644263712</text:p>
          </table:table-cell>
          <table:table-cell office:value-type="float" office:value="2.2681614541" calcext:value-type="float">
            <text:p>2.2681614541</text:p>
          </table:table-cell>
          <table:table-cell office:value-type="float" office:value="0.5" calcext:value-type="float">
            <text:p>0.5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table:formula="of:=[.B119]+[.M$2]" office:value-type="float" office:value="-0.895901847446" calcext:value-type="float">
            <text:p>-0.8959018474</text:p>
          </table:table-cell>
          <table:table-cell table:formula="of:=[.C119]+[.N$2]" office:value-type="float" office:value="2.27327513826" calcext:value-type="float">
            <text:p>2.273275138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23631106" calcext:value-type="float">
            <text:p>0.3523631106</text:p>
          </table:table-cell>
          <table:table-cell office:value-type="float" office:value="2.2300238382" calcext:value-type="float">
            <text:p>2.2300238382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B120]+[.M$2]" office:value-type="float" office:value="-0.907965108046" calcext:value-type="float">
            <text:p>-0.907965108</text:p>
          </table:table-cell>
          <table:table-cell table:formula="of:=[.C120]+[.N$2]" office:value-type="float" office:value="2.23513752236" calcext:value-type="float">
            <text:p>2.235137522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415996619" calcext:value-type="float">
            <text:p>0.3415996619</text:p>
          </table:table-cell>
          <table:table-cell office:value-type="float" office:value="2.1914991945" calcext:value-type="float">
            <text:p>2.1914991945</text:p>
          </table:table-cell>
          <table:table-cell office:value-type="float" office:value="0.5" calcext:value-type="float">
            <text:p>0.5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formula="of:=[.B121]+[.M$2]" office:value-type="float" office:value="-0.918728556746" calcext:value-type="float">
            <text:p>-0.9187285567</text:p>
          </table:table-cell>
          <table:table-cell table:formula="of:=[.C121]+[.N$2]" office:value-type="float" office:value="2.19661287866" calcext:value-type="float">
            <text:p>2.196612878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345316549" calcext:value-type="float">
            <text:p>0.3345316549</text:p>
          </table:table-cell>
          <table:table-cell office:value-type="float" office:value="2.1521286055" calcext:value-type="float">
            <text:p>2.1521286055</text:p>
          </table:table-cell>
          <table:table-cell office:value-type="float" office:value="0.5" calcext:value-type="float">
            <text:p>0.5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formula="of:=[.B122]+[.M$2]" office:value-type="float" office:value="-0.925796563746" calcext:value-type="float">
            <text:p>-0.9257965637</text:p>
          </table:table-cell>
          <table:table-cell table:formula="of:=[.C122]+[.N$2]" office:value-type="float" office:value="2.15724228966" calcext:value-type="float">
            <text:p>2.157242289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303278317" calcext:value-type="float">
            <text:p>0.3303278317</text:p>
          </table:table-cell>
          <table:table-cell office:value-type="float" office:value="2.1123501205" calcext:value-type="float">
            <text:p>2.1123501205</text:p>
          </table:table-cell>
          <table:table-cell office:value-type="float" office:value="0.5" calcext:value-type="float">
            <text:p>0.5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formula="of:=[.B123]+[.M$2]" office:value-type="float" office:value="-0.930000386946" calcext:value-type="float">
            <text:p>-0.9300003869</text:p>
          </table:table-cell>
          <table:table-cell table:formula="of:=[.C123]+[.N$2]" office:value-type="float" office:value="2.11746380466" calcext:value-type="float">
            <text:p>2.117463804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297163847" calcext:value-type="float">
            <text:p>0.3297163847</text:p>
          </table:table-cell>
          <table:table-cell office:value-type="float" office:value="2.0723547941" calcext:value-type="float">
            <text:p>2.0723547941</text:p>
          </table:table-cell>
          <table:table-cell office:value-type="float" office:value="0.5" calcext:value-type="float">
            <text:p>0.5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formula="of:=[.B124]+[.M$2]" office:value-type="float" office:value="-0.930611833946" calcext:value-type="float">
            <text:p>-0.9306118339</text:p>
          </table:table-cell>
          <table:table-cell table:formula="of:=[.C124]+[.N$2]" office:value-type="float" office:value="2.07746847826" calcext:value-type="float">
            <text:p>2.077468478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323364338" calcext:value-type="float">
            <text:p>0.3323364338</text:p>
          </table:table-cell>
          <table:table-cell office:value-type="float" office:value="2.0324406946" calcext:value-type="float">
            <text:p>2.0324406946</text:p>
          </table:table-cell>
          <table:table-cell office:value-type="float" office:value="0.5" calcext:value-type="float">
            <text:p>0.5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formula="of:=[.B125]+[.M$2]" office:value-type="float" office:value="-0.927991784846" calcext:value-type="float">
            <text:p>-0.9279917848</text:p>
          </table:table-cell>
          <table:table-cell table:formula="of:=[.C125]+[.N$2]" office:value-type="float" office:value="2.03755437876" calcext:value-type="float">
            <text:p>2.037554378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36944588" calcext:value-type="float">
            <text:p>0.336944588</text:p>
          </table:table-cell>
          <table:table-cell office:value-type="float" office:value="1.9927070198" calcext:value-type="float">
            <text:p>1.9927070198</text:p>
          </table:table-cell>
          <table:table-cell office:value-type="float" office:value="0.5" calcext:value-type="float">
            <text:p>0.5</text:p>
          </table:table-cell>
          <table:table-cell office:value-type="float" office:value="126" calcext:value-type="float">
            <text:p>126</text:p>
          </table:table-cell>
          <table:table-cell table:number-columns-repeated="4"/>
          <table:table-cell table:formula="of:=[.B126]+[.M$2]" office:value-type="float" office:value="-0.923383630646" calcext:value-type="float">
            <text:p>-0.9233836306</text:p>
          </table:table-cell>
          <table:table-cell table:formula="of:=[.C126]+[.N$2]" office:value-type="float" office:value="1.99782070396" calcext:value-type="float">
            <text:p>1.99782070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439774949" calcext:value-type="float">
            <text:p>0.3439774949</text:p>
          </table:table-cell>
          <table:table-cell office:value-type="float" office:value="1.9533301456" calcext:value-type="float">
            <text:p>1.9533301456</text:p>
          </table:table-cell>
          <table:table-cell office:value-type="float" office:value="0.5" calcext:value-type="float">
            <text:p>0.5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formula="of:=[.B127]+[.M$2]" office:value-type="float" office:value="-0.916350723746" calcext:value-type="float">
            <text:p>-0.9163507237</text:p>
          </table:table-cell>
          <table:table-cell table:formula="of:=[.C127]+[.N$2]" office:value-type="float" office:value="1.95844382976" calcext:value-type="float">
            <text:p>1.958443829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25219984" calcext:value-type="float">
            <text:p>0.3525219984</text:p>
          </table:table-cell>
          <table:table-cell office:value-type="float" office:value="1.9142534075" calcext:value-type="float">
            <text:p>1.9142534075</text:p>
          </table:table-cell>
          <table:table-cell office:value-type="float" office:value="0.5" calcext:value-type="float">
            <text:p>0.5</text:p>
          </table:table-cell>
          <table:table-cell office:value-type="float" office:value="128" calcext:value-type="float">
            <text:p>128</text:p>
          </table:table-cell>
          <table:table-cell table:number-columns-repeated="4"/>
          <table:table-cell table:formula="of:=[.B128]+[.M$2]" office:value-type="float" office:value="-0.907806220246" calcext:value-type="float">
            <text:p>-0.9078062202</text:p>
          </table:table-cell>
          <table:table-cell table:formula="of:=[.C128]+[.N$2]" office:value-type="float" office:value="1.91936709166" calcext:value-type="float">
            <text:p>1.91936709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621228674" calcext:value-type="float">
            <text:p>0.3621228674</text:p>
          </table:table-cell>
          <table:table-cell office:value-type="float" office:value="1.8754227068" calcext:value-type="float">
            <text:p>1.8754227068</text:p>
          </table:table-cell>
          <table:table-cell office:value-type="float" office:value="0.5" calcext:value-type="float">
            <text:p>0.5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table:formula="of:=[.B129]+[.M$2]" office:value-type="float" office:value="-0.898205351246" calcext:value-type="float">
            <text:p>-0.8982053512</text:p>
          </table:table-cell>
          <table:table-cell table:formula="of:=[.C129]+[.N$2]" office:value-type="float" office:value="1.88053639096" calcext:value-type="float">
            <text:p>1.88053639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721771036" calcext:value-type="float">
            <text:p>0.3721771036</text:p>
          </table:table-cell>
          <table:table-cell office:value-type="float" office:value="1.8367069176" calcext:value-type="float">
            <text:p>1.8367069176</text:p>
          </table:table-cell>
          <table:table-cell office:value-type="float" office:value="0.5" calcext:value-type="float">
            <text:p>0.5</text:p>
          </table:table-cell>
          <table:table-cell office:value-type="float" office:value="130" calcext:value-type="float">
            <text:p>130</text:p>
          </table:table-cell>
          <table:table-cell table:number-columns-repeated="4"/>
          <table:table-cell table:formula="of:=[.B130]+[.M$2]" office:value-type="float" office:value="-0.888151115046" calcext:value-type="float">
            <text:p>-0.888151115</text:p>
          </table:table-cell>
          <table:table-cell table:formula="of:=[.C130]+[.N$2]" office:value-type="float" office:value="1.84182060176" calcext:value-type="float">
            <text:p>1.84182060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827383284" calcext:value-type="float">
            <text:p>0.3827383284</text:p>
          </table:table-cell>
          <table:table-cell office:value-type="float" office:value="1.7981263457" calcext:value-type="float">
            <text:p>1.7981263457</text:p>
          </table:table-cell>
          <table:table-cell office:value-type="float" office:value="0.5" calcext:value-type="float">
            <text:p>0.5</text:p>
          </table:table-cell>
          <table:table-cell office:value-type="float" office:value="131" calcext:value-type="float">
            <text:p>131</text:p>
          </table:table-cell>
          <table:table-cell table:number-columns-repeated="4"/>
          <table:table-cell table:formula="of:=[.B131]+[.M$2]" office:value-type="float" office:value="-0.877589890246" calcext:value-type="float">
            <text:p>-0.8775898902</text:p>
          </table:table-cell>
          <table:table-cell table:formula="of:=[.C131]+[.N$2]" office:value-type="float" office:value="1.80324002986" calcext:value-type="float">
            <text:p>1.803240029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933696048" calcext:value-type="float">
            <text:p>0.3933696048</text:p>
          </table:table-cell>
          <table:table-cell office:value-type="float" office:value="1.7595650184" calcext:value-type="float">
            <text:p>1.7595650184</text:p>
          </table:table-cell>
          <table:table-cell office:value-type="float" office:value="0.5" calcext:value-type="float">
            <text:p>0.5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table:formula="of:=[.B132]+[.M$2]" office:value-type="float" office:value="-0.866958613846" calcext:value-type="float">
            <text:p>-0.8669586138</text:p>
          </table:table-cell>
          <table:table-cell table:formula="of:=[.C132]+[.N$2]" office:value-type="float" office:value="1.76467870256" calcext:value-type="float">
            <text:p>1.764678702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043646359" calcext:value-type="float">
            <text:p>0.4043646359</text:p>
          </table:table-cell>
          <table:table-cell office:value-type="float" office:value="1.7211058285" calcext:value-type="float">
            <text:p>1.7211058285</text:p>
          </table:table-cell>
          <table:table-cell office:value-type="float" office:value="0.5" calcext:value-type="float">
            <text:p>0.5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table:formula="of:=[.B133]+[.M$2]" office:value-type="float" office:value="-0.855963582746" calcext:value-type="float">
            <text:p>-0.8559635827</text:p>
          </table:table-cell>
          <table:table-cell table:formula="of:=[.C133]+[.N$2]" office:value-type="float" office:value="1.72621951266" calcext:value-type="float">
            <text:p>1.726219512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156455405" calcext:value-type="float">
            <text:p>0.4156455405</text:p>
          </table:table-cell>
          <table:table-cell office:value-type="float" office:value="1.6827295182" calcext:value-type="float">
            <text:p>1.6827295182</text:p>
          </table:table-cell>
          <table:table-cell office:value-type="float" office:value="0.5" calcext:value-type="float">
            <text:p>0.5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formula="of:=[.B134]+[.M$2]" office:value-type="float" office:value="-0.844682678146" calcext:value-type="float">
            <text:p>-0.8446826781</text:p>
          </table:table-cell>
          <table:table-cell table:formula="of:=[.C134]+[.N$2]" office:value-type="float" office:value="1.68784320236" calcext:value-type="float">
            <text:p>1.687843202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272504141" calcext:value-type="float">
            <text:p>0.4272504141</text:p>
          </table:table-cell>
          <table:table-cell office:value-type="float" office:value="1.6444499295" calcext:value-type="float">
            <text:p>1.6444499295</text:p>
          </table:table-cell>
          <table:table-cell office:value-type="float" office:value="0.5" calcext:value-type="float">
            <text:p>0.5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formula="of:=[.B135]+[.M$2]" office:value-type="float" office:value="-0.833077804546" calcext:value-type="float">
            <text:p>-0.8330778045</text:p>
          </table:table-cell>
          <table:table-cell table:formula="of:=[.C135]+[.N$2]" office:value-type="float" office:value="1.64956361366" calcext:value-type="float">
            <text:p>1.649563613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38292333" calcext:value-type="float">
            <text:p>0.438292333</text:p>
          </table:table-cell>
          <table:table-cell office:value-type="float" office:value="1.6060041752" calcext:value-type="float">
            <text:p>1.6060041752</text:p>
          </table:table-cell>
          <table:table-cell office:value-type="float" office:value="0.5" calcext:value-type="float">
            <text:p>0.5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formula="of:=[.B136]+[.M$2]" office:value-type="float" office:value="-0.822035885646" calcext:value-type="float">
            <text:p>-0.8220358856</text:p>
          </table:table-cell>
          <table:table-cell table:formula="of:=[.C136]+[.N$2]" office:value-type="float" office:value="1.61111785936" calcext:value-type="float">
            <text:p>1.611117859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485356896" calcext:value-type="float">
            <text:p>0.4485356896</text:p>
          </table:table-cell>
          <table:table-cell office:value-type="float" office:value="1.567337993" calcext:value-type="float">
            <text:p>1.567337993</text:p>
          </table:table-cell>
          <table:table-cell office:value-type="float" office:value="0.5" calcext:value-type="float">
            <text:p>0.5</text:p>
          </table:table-cell>
          <table:table-cell office:value-type="float" office:value="137" calcext:value-type="float">
            <text:p>137</text:p>
          </table:table-cell>
          <table:table-cell table:number-columns-repeated="4"/>
          <table:table-cell table:formula="of:=[.B137]+[.M$2]" office:value-type="float" office:value="-0.811792529046" calcext:value-type="float">
            <text:p>-0.811792529</text:p>
          </table:table-cell>
          <table:table-cell table:formula="of:=[.C137]+[.N$2]" office:value-type="float" office:value="1.57245167716" calcext:value-type="float">
            <text:p>1.572451677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78744395" calcext:value-type="float">
            <text:p>0.4578744395</text:p>
          </table:table-cell>
          <table:table-cell office:value-type="float" office:value="1.5284434207" calcext:value-type="float">
            <text:p>1.5284434207</text:p>
          </table:table-cell>
          <table:table-cell office:value-type="float" office:value="0.5" calcext:value-type="float">
            <text:p>0.5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formula="of:=[.B138]+[.M$2]" office:value-type="float" office:value="-0.802453779146" calcext:value-type="float">
            <text:p>-0.8024537791</text:p>
          </table:table-cell>
          <table:table-cell table:formula="of:=[.C138]+[.N$2]" office:value-type="float" office:value="1.53355710486" calcext:value-type="float">
            <text:p>1.533557104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662032427" calcext:value-type="float">
            <text:p>0.4662032427</text:p>
          </table:table-cell>
          <table:table-cell office:value-type="float" office:value="1.4893201407" calcext:value-type="float">
            <text:p>1.4893201407</text:p>
          </table:table-cell>
          <table:table-cell office:value-type="float" office:value="0.5" calcext:value-type="float">
            <text:p>0.5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formula="of:=[.B139]+[.M$2]" office:value-type="float" office:value="-0.794124975946" calcext:value-type="float">
            <text:p>-0.7941249759</text:p>
          </table:table-cell>
          <table:table-cell table:formula="of:=[.C139]+[.N$2]" office:value-type="float" office:value="1.49443382486" calcext:value-type="float">
            <text:p>1.494433824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739398886" calcext:value-type="float">
            <text:p>0.4739398886</text:p>
          </table:table-cell>
          <table:table-cell office:value-type="float" office:value="1.4500754683" calcext:value-type="float">
            <text:p>1.4500754683</text:p>
          </table:table-cell>
          <table:table-cell office:value-type="float" office:value="0.5" calcext:value-type="float">
            <text:p>0.5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formula="of:=[.B140]+[.M$2]" office:value-type="float" office:value="-0.786388330046" calcext:value-type="float">
            <text:p>-0.78638833</text:p>
          </table:table-cell>
          <table:table-cell table:formula="of:=[.C140]+[.N$2]" office:value-type="float" office:value="1.45518915246" calcext:value-type="float">
            <text:p>1.455189152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805186164" calcext:value-type="float">
            <text:p>0.4805186164</text:p>
          </table:table-cell>
          <table:table-cell office:value-type="float" office:value="1.4106201729" calcext:value-type="float">
            <text:p>1.4106201729</text:p>
          </table:table-cell>
          <table:table-cell office:value-type="float" office:value="0.5" calcext:value-type="float">
            <text:p>0.5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formula="of:=[.B141]+[.M$2]" office:value-type="float" office:value="-0.779809602246" calcext:value-type="float">
            <text:p>-0.7798096022</text:p>
          </table:table-cell>
          <table:table-cell table:formula="of:=[.C141]+[.N$2]" office:value-type="float" office:value="1.41573385706" calcext:value-type="float">
            <text:p>1.41573385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855215129" calcext:value-type="float">
            <text:p>0.4855215129</text:p>
          </table:table-cell>
          <table:table-cell office:value-type="float" office:value="1.3709342682" calcext:value-type="float">
            <text:p>1.3709342682</text:p>
          </table:table-cell>
          <table:table-cell office:value-type="float" office:value="0.5" calcext:value-type="float">
            <text:p>0.5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formula="of:=[.B142]+[.M$2]" office:value-type="float" office:value="-0.774806705746" calcext:value-type="float">
            <text:p>-0.7748067057</text:p>
          </table:table-cell>
          <table:table-cell table:formula="of:=[.C142]+[.N$2]" office:value-type="float" office:value="1.37604795236" calcext:value-type="float">
            <text:p>1.376047952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908785241" calcext:value-type="float">
            <text:p>0.4908785241</text:p>
          </table:table-cell>
          <table:table-cell office:value-type="float" office:value="1.3312946109" calcext:value-type="float">
            <text:p>1.3312946109</text:p>
          </table:table-cell>
          <table:table-cell office:value-type="float" office:value="0.5" calcext:value-type="float">
            <text:p>0.5</text:p>
          </table:table-cell>
          <table:table-cell office:value-type="float" office:value="143" calcext:value-type="float">
            <text:p>143</text:p>
          </table:table-cell>
          <table:table-cell table:number-columns-repeated="4"/>
          <table:table-cell table:formula="of:=[.B143]+[.M$2]" office:value-type="float" office:value="-0.769449694546" calcext:value-type="float">
            <text:p>-0.7694496945</text:p>
          </table:table-cell>
          <table:table-cell table:formula="of:=[.C143]+[.N$2]" office:value-type="float" office:value="1.33640829506" calcext:value-type="float">
            <text:p>1.336408295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942831784" calcext:value-type="float">
            <text:p>0.4942831784</text:p>
          </table:table-cell>
          <table:table-cell office:value-type="float" office:value="1.2914397702" calcext:value-type="float">
            <text:p>1.2914397702</text:p>
          </table:table-cell>
          <table:table-cell office:value-type="float" office:value="0.5" calcext:value-type="float">
            <text:p>0.5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table:formula="of:=[.B144]+[.M$2]" office:value-type="float" office:value="-0.766045040246" calcext:value-type="float">
            <text:p>-0.7660450402</text:p>
          </table:table-cell>
          <table:table-cell table:formula="of:=[.C144]+[.N$2]" office:value-type="float" office:value="1.29655345436" calcext:value-type="float">
            <text:p>1.296553454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982149766" calcext:value-type="float">
            <text:p>0.4982149766</text:p>
          </table:table-cell>
          <table:table-cell office:value-type="float" office:value="1.2516334772" calcext:value-type="float">
            <text:p>1.2516334772</text:p>
          </table:table-cell>
          <table:table-cell office:value-type="float" office:value="0.5" calcext:value-type="float">
            <text:p>0.5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formula="of:=[.B145]+[.M$2]" office:value-type="float" office:value="-0.762113242046" calcext:value-type="float">
            <text:p>-0.762113242</text:p>
          </table:table-cell>
          <table:table-cell table:formula="of:=[.C145]+[.N$2]" office:value-type="float" office:value="1.25674716136" calcext:value-type="float">
            <text:p>1.256747161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030152382" calcext:value-type="float">
            <text:p>0.5030152382</text:p>
          </table:table-cell>
          <table:table-cell office:value-type="float" office:value="1.2119225532" calcext:value-type="float">
            <text:p>1.2119225532</text:p>
          </table:table-cell>
          <table:table-cell office:value-type="float" office:value="0.5" calcext:value-type="float">
            <text:p>0.5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table:formula="of:=[.B146]+[.M$2]" office:value-type="float" office:value="-0.757312980446" calcext:value-type="float">
            <text:p>-0.7573129804</text:p>
          </table:table-cell>
          <table:table-cell table:formula="of:=[.C146]+[.N$2]" office:value-type="float" office:value="1.21703623736" calcext:value-type="float">
            <text:p>1.217036237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050815903" calcext:value-type="float">
            <text:p>0.5050815903</text:p>
          </table:table-cell>
          <table:table-cell office:value-type="float" office:value="1.1719759614" calcext:value-type="float">
            <text:p>1.1719759614</text:p>
          </table:table-cell>
          <table:table-cell office:value-type="float" office:value="0.5" calcext:value-type="float">
            <text:p>0.5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formula="of:=[.B147]+[.M$2]" office:value-type="float" office:value="-0.755246628346" calcext:value-type="float">
            <text:p>-0.7552466283</text:p>
          </table:table-cell>
          <table:table-cell table:formula="of:=[.C147]+[.N$2]" office:value-type="float" office:value="1.17708964556" calcext:value-type="float">
            <text:p>1.177089645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075131584" calcext:value-type="float">
            <text:p>0.5075131584</text:p>
          </table:table-cell>
          <table:table-cell office:value-type="float" office:value="1.1320499364" calcext:value-type="float">
            <text:p>1.1320499364</text:p>
          </table:table-cell>
          <table:table-cell office:value-type="float" office:value="0.5" calcext:value-type="float">
            <text:p>0.5</text:p>
          </table:table-cell>
          <table:table-cell office:value-type="float" office:value="148" calcext:value-type="float">
            <text:p>148</text:p>
          </table:table-cell>
          <table:table-cell table:number-columns-repeated="4"/>
          <table:table-cell table:formula="of:=[.B148]+[.M$2]" office:value-type="float" office:value="-0.752815060246" calcext:value-type="float">
            <text:p>-0.7528150602</text:p>
          </table:table-cell>
          <table:table-cell table:formula="of:=[.C148]+[.N$2]" office:value-type="float" office:value="1.13716362056" calcext:value-type="float">
            <text:p>1.137163620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120369671" calcext:value-type="float">
            <text:p>0.5120369671</text:p>
          </table:table-cell>
          <table:table-cell office:value-type="float" office:value="1.0923065702" calcext:value-type="float">
            <text:p>1.0923065702</text:p>
          </table:table-cell>
          <table:table-cell office:value-type="float" office:value="0.5" calcext:value-type="float">
            <text:p>0.5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formula="of:=[.B149]+[.M$2]" office:value-type="float" office:value="-0.748291251546" calcext:value-type="float">
            <text:p>-0.7482912515</text:p>
          </table:table-cell>
          <table:table-cell table:formula="of:=[.C149]+[.N$2]" office:value-type="float" office:value="1.09742025436" calcext:value-type="float">
            <text:p>1.097420254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139805055" calcext:value-type="float">
            <text:p>0.5139805055</text:p>
          </table:table-cell>
          <table:table-cell office:value-type="float" office:value="1.0523538149" calcext:value-type="float">
            <text:p>1.0523538149</text:p>
          </table:table-cell>
          <table:table-cell office:value-type="float" office:value="0.5" calcext:value-type="float">
            <text:p>0.5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formula="of:=[.B150]+[.M$2]" office:value-type="float" office:value="-0.746347713146" calcext:value-type="float">
            <text:p>-0.7463477131</text:p>
          </table:table-cell>
          <table:table-cell table:formula="of:=[.C150]+[.N$2]" office:value-type="float" office:value="1.05746749906" calcext:value-type="float">
            <text:p>1.057467499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193700637" calcext:value-type="float">
            <text:p>0.5193700637</text:p>
          </table:table-cell>
          <table:table-cell office:value-type="float" office:value="1.0127185697" calcext:value-type="float">
            <text:p>1.0127185697</text:p>
          </table:table-cell>
          <table:table-cell office:value-type="float" office:value="0.5" calcext:value-type="float">
            <text:p>0.5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table:formula="of:=[.B151]+[.M$2]" office:value-type="float" office:value="-0.740958154946" calcext:value-type="float">
            <text:p>-0.7409581549</text:p>
          </table:table-cell>
          <table:table-cell table:formula="of:=[.C151]+[.N$2]" office:value-type="float" office:value="1.01783225386" calcext:value-type="float">
            <text:p>1.017832253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29071417" calcext:value-type="float">
            <text:p>0.529071417</text:p>
          </table:table-cell>
          <table:table-cell office:value-type="float" office:value="0.9739128517" calcext:value-type="float">
            <text:p>0.9739128517</text:p>
          </table:table-cell>
          <table:table-cell office:value-type="float" office:value="0.5" calcext:value-type="float">
            <text:p>0.5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formula="of:=[.B152]+[.M$2]" office:value-type="float" office:value="-0.731256801646" calcext:value-type="float">
            <text:p>-0.7312568016</text:p>
          </table:table-cell>
          <table:table-cell table:formula="of:=[.C152]+[.N$2]" office:value-type="float" office:value="0.97902653586" calcext:value-type="float">
            <text:p>0.979026535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367440522" calcext:value-type="float">
            <text:p>0.5367440522</text:p>
          </table:table-cell>
          <table:table-cell office:value-type="float" office:value="0.9346556146" calcext:value-type="float">
            <text:p>0.9346556146</text:p>
          </table:table-cell>
          <table:table-cell office:value-type="float" office:value="0.5" calcext:value-type="float">
            <text:p>0.5</text:p>
          </table:table-cell>
          <table:table-cell office:value-type="float" office:value="153" calcext:value-type="float">
            <text:p>153</text:p>
          </table:table-cell>
          <table:table-cell table:number-columns-repeated="4"/>
          <table:table-cell table:formula="of:=[.B153]+[.M$2]" office:value-type="float" office:value="-0.723584166446" calcext:value-type="float">
            <text:p>-0.7235841664</text:p>
          </table:table-cell>
          <table:table-cell table:formula="of:=[.C153]+[.N$2]" office:value-type="float" office:value="0.93976929876" calcext:value-type="float">
            <text:p>0.939769298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413686815" calcext:value-type="float">
            <text:p>0.5413686815</text:p>
          </table:table-cell>
          <table:table-cell office:value-type="float" office:value="0.8949238539" calcext:value-type="float">
            <text:p>0.8949238539</text:p>
          </table:table-cell>
          <table:table-cell office:value-type="float" office:value="0.5" calcext:value-type="float">
            <text:p>0.5</text:p>
          </table:table-cell>
          <table:table-cell office:value-type="float" office:value="154" calcext:value-type="float">
            <text:p>154</text:p>
          </table:table-cell>
          <table:table-cell table:number-columns-repeated="4"/>
          <table:table-cell table:formula="of:=[.B154]+[.M$2]" office:value-type="float" office:value="-0.718959537146" calcext:value-type="float">
            <text:p>-0.7189595371</text:p>
          </table:table-cell>
          <table:table-cell table:formula="of:=[.C154]+[.N$2]" office:value-type="float" office:value="0.90003753806" calcext:value-type="float">
            <text:p>0.90003753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404711947" calcext:value-type="float">
            <text:p>0.5404711947</text:p>
          </table:table-cell>
          <table:table-cell office:value-type="float" office:value="0.8549339237" calcext:value-type="float">
            <text:p>0.8549339237</text:p>
          </table:table-cell>
          <table:table-cell office:value-type="float" office:value="0.5" calcext:value-type="float">
            <text:p>0.5</text:p>
          </table:table-cell>
          <table:table-cell office:value-type="float" office:value="155" calcext:value-type="float">
            <text:p>155</text:p>
          </table:table-cell>
          <table:table-cell table:number-columns-repeated="4"/>
          <table:table-cell table:formula="of:=[.B155]+[.M$2]" office:value-type="float" office:value="-0.719857023946" calcext:value-type="float">
            <text:p>-0.7198570239</text:p>
          </table:table-cell>
          <table:table-cell table:formula="of:=[.C155]+[.N$2]" office:value-type="float" office:value="0.86004760786" calcext:value-type="float">
            <text:p>0.860047607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433624604" calcext:value-type="float">
            <text:p>0.5433624604</text:p>
          </table:table-cell>
          <table:table-cell office:value-type="float" office:value="0.8150385533" calcext:value-type="float">
            <text:p>0.8150385533</text:p>
          </table:table-cell>
          <table:table-cell office:value-type="float" office:value="0.5" calcext:value-type="float">
            <text:p>0.5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formula="of:=[.B156]+[.M$2]" office:value-type="float" office:value="-0.716965758246" calcext:value-type="float">
            <text:p>-0.7169657582</text:p>
          </table:table-cell>
          <table:table-cell table:formula="of:=[.C156]+[.N$2]" office:value-type="float" office:value="0.82015223746" calcext:value-type="float">
            <text:p>0.820152237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486338915" calcext:value-type="float">
            <text:p>0.5486338915</text:p>
          </table:table-cell>
          <table:table-cell office:value-type="float" office:value="0.7753874245" calcext:value-type="float">
            <text:p>0.7753874245</text:p>
          </table:table-cell>
          <table:table-cell office:value-type="float" office:value="0.5" calcext:value-type="float">
            <text:p>0.5</text:p>
          </table:table-cell>
          <table:table-cell office:value-type="float" office:value="157" calcext:value-type="float">
            <text:p>157</text:p>
          </table:table-cell>
          <table:table-cell table:number-columns-repeated="4"/>
          <table:table-cell table:formula="of:=[.B157]+[.M$2]" office:value-type="float" office:value="-0.711694327146" calcext:value-type="float">
            <text:p>-0.7116943271</text:p>
          </table:table-cell>
          <table:table-cell table:formula="of:=[.C157]+[.N$2]" office:value-type="float" office:value="0.78050110866" calcext:value-type="float">
            <text:p>0.780501108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63329121" calcext:value-type="float">
            <text:p>0.5563329121</text:p>
          </table:table-cell>
          <table:table-cell office:value-type="float" office:value="0.7361353535" calcext:value-type="float">
            <text:p>0.7361353535</text:p>
          </table:table-cell>
          <table:table-cell office:value-type="float" office:value="0.5" calcext:value-type="float">
            <text:p>0.5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formula="of:=[.B158]+[.M$2]" office:value-type="float" office:value="-0.703995306546" calcext:value-type="float">
            <text:p>-0.7039953065</text:p>
          </table:table-cell>
          <table:table-cell table:formula="of:=[.C158]+[.N$2]" office:value-type="float" office:value="0.74124903766" calcext:value-type="float">
            <text:p>0.741249037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62826689" calcext:value-type="float">
            <text:p>0.5562826689</text:p>
          </table:table-cell>
          <table:table-cell office:value-type="float" office:value="0.696135385" calcext:value-type="float">
            <text:p>0.696135385</text:p>
          </table:table-cell>
          <table:table-cell office:value-type="float" office:value="0.5" calcext:value-type="float">
            <text:p>0.5</text:p>
          </table:table-cell>
          <table:table-cell office:value-type="float" office:value="159" calcext:value-type="float">
            <text:p>159</text:p>
          </table:table-cell>
          <table:table-cell table:number-columns-repeated="4"/>
          <table:table-cell table:formula="of:=[.B159]+[.M$2]" office:value-type="float" office:value="-0.704045549746" calcext:value-type="float">
            <text:p>-0.7040455497</text:p>
          </table:table-cell>
          <table:table-cell table:formula="of:=[.C159]+[.N$2]" office:value-type="float" office:value="0.70124906916" calcext:value-type="float">
            <text:p>0.701249069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71059998" calcext:value-type="float">
            <text:p>0.5571059998</text:p>
          </table:table-cell>
          <table:table-cell office:value-type="float" office:value="0.6561438593" calcext:value-type="float">
            <text:p>0.6561438593</text:p>
          </table:table-cell>
          <table:table-cell office:value-type="float" office:value="0.5" calcext:value-type="float">
            <text:p>0.5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formula="of:=[.B160]+[.M$2]" office:value-type="float" office:value="-0.703222218846" calcext:value-type="float">
            <text:p>-0.7032222188</text:p>
          </table:table-cell>
          <table:table-cell table:formula="of:=[.C160]+[.N$2]" office:value-type="float" office:value="0.66125754346" calcext:value-type="float">
            <text:p>0.661257543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89555266" calcext:value-type="float">
            <text:p>0.5589555266</text:p>
          </table:table-cell>
          <table:table-cell office:value-type="float" office:value="0.6161866416" calcext:value-type="float">
            <text:p>0.6161866416</text:p>
          </table:table-cell>
          <table:table-cell office:value-type="float" office:value="0.5" calcext:value-type="float">
            <text:p>0.5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formula="of:=[.B161]+[.M$2]" office:value-type="float" office:value="-0.701372692046" calcext:value-type="float">
            <text:p>-0.701372692</text:p>
          </table:table-cell>
          <table:table-cell table:formula="of:=[.C161]+[.N$2]" office:value-type="float" office:value="0.62130032576" calcext:value-type="float">
            <text:p>0.621300325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057864029" calcext:value-type="float">
            <text:p>2.3057864029</text:p>
          </table:table-cell>
          <table:table-cell office:value-type="float" office:value="3.2317914134" calcext:value-type="float">
            <text:p>3.2317914134</text:p>
          </table:table-cell>
          <table:table-cell office:value-type="float" office:value="0.5" calcext:value-type="float">
            <text:p>0.5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04578631567" calcext:value-type="float">
            <text:p>1.0457863157</text:p>
          </table:table-cell>
          <table:table-cell office:value-type="float" office:value="3.23170786567" calcext:value-type="float">
            <text:p>3.2317078657</text:p>
          </table:table-cell>
          <table:table-cell table:formula="of:=[.B162]+[.M$2]" office:value-type="float" office:value="1.045458184254" calcext:value-type="float">
            <text:p>1.0454581843</text:p>
          </table:table-cell>
          <table:table-cell table:formula="of:=[.C162]+[.N$2]" office:value-type="float" office:value="3.23690509756" calcext:value-type="float">
            <text:p>3.2369050976</text:p>
          </table:table-cell>
          <table:table-cell/>
          <table:table-cell table:formula="of:=[.H162]-[.B162]" office:value-type="float" office:value="-1.26000008723" calcext:value-type="float">
            <text:p>-1.2600000872</text:p>
          </table:table-cell>
          <table:table-cell table:formula="of:=[.I162]-[.C162]" office:value-type="float" office:value="-0.0000835477300000775" calcext:value-type="float">
            <text:p>-8.35477300000775E-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657870084" calcext:value-type="float">
            <text:p>2.2657870084</text:p>
          </table:table-cell>
          <table:table-cell office:value-type="float" office:value="3.231571332" calcext:value-type="float">
            <text:p>3.231571332</text:p>
          </table:table-cell>
          <table:table-cell office:value-type="float" office:value="0.5" calcext:value-type="float">
            <text:p>0.5</text:p>
          </table:table-cell>
          <table:table-cell office:value-type="float" office:value="83" calcext:value-type="float">
            <text:p>83</text:p>
          </table:table-cell>
          <table:table-cell table:number-columns-repeated="4"/>
          <table:table-cell table:formula="of:=[.B163]+[.M$2]" office:value-type="float" office:value="1.005458789754" calcext:value-type="float">
            <text:p>1.0054587898</text:p>
          </table:table-cell>
          <table:table-cell table:formula="of:=[.C163]+[.N$2]" office:value-type="float" office:value="3.23668501616" calcext:value-type="float">
            <text:p>3.236685016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257916853" calcext:value-type="float">
            <text:p>2.2257916853</text:p>
          </table:table-cell>
          <table:table-cell office:value-type="float" office:value="3.2309596661" calcext:value-type="float">
            <text:p>3.2309596661</text:p>
          </table:table-cell>
          <table:table-cell office:value-type="float" office:value="0.5" calcext:value-type="float">
            <text:p>0.5</text:p>
          </table:table-cell>
          <table:table-cell office:value-type="float" office:value="84" calcext:value-type="float">
            <text:p>84</text:p>
          </table:table-cell>
          <table:table-cell table:number-columns-repeated="4"/>
          <table:table-cell table:formula="of:=[.B164]+[.M$2]" office:value-type="float" office:value="0.965463466654" calcext:value-type="float">
            <text:p>0.9654634667</text:p>
          </table:table-cell>
          <table:table-cell table:formula="of:=[.C164]+[.N$2]" office:value-type="float" office:value="3.23607335026" calcext:value-type="float">
            <text:p>3.236073350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858142647" calcext:value-type="float">
            <text:p>2.1858142647</text:p>
          </table:table-cell>
          <table:table-cell office:value-type="float" office:value="3.2296158506" calcext:value-type="float">
            <text:p>3.2296158506</text:p>
          </table:table-cell>
          <table:table-cell office:value-type="float" office:value="0.5" calcext:value-type="float">
            <text:p>0.5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table:formula="of:=[.B165]+[.M$2]" office:value-type="float" office:value="0.925486046054" calcext:value-type="float">
            <text:p>0.9254860461</text:p>
          </table:table-cell>
          <table:table-cell table:formula="of:=[.C165]+[.N$2]" office:value-type="float" office:value="3.23472953476" calcext:value-type="float">
            <text:p>3.234729534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458557445" calcext:value-type="float">
            <text:p>2.1458557445</text:p>
          </table:table-cell>
          <table:table-cell office:value-type="float" office:value="3.2277946802" calcext:value-type="float">
            <text:p>3.2277946802</text:p>
          </table:table-cell>
          <table:table-cell office:value-type="float" office:value="0.5" calcext:value-type="float">
            <text:p>0.5</text:p>
          </table:table-cell>
          <table:table-cell office:value-type="float" office:value="86" calcext:value-type="float">
            <text:p>86</text:p>
          </table:table-cell>
          <table:table-cell table:number-columns-repeated="4"/>
          <table:table-cell table:formula="of:=[.B166]+[.M$2]" office:value-type="float" office:value="0.885527525854" calcext:value-type="float">
            <text:p>0.8855275259</text:p>
          </table:table-cell>
          <table:table-cell table:formula="of:=[.C166]+[.N$2]" office:value-type="float" office:value="3.23290836436" calcext:value-type="float">
            <text:p>3.232908364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059577843" calcext:value-type="float">
            <text:p>2.1059577843</text:p>
          </table:table-cell>
          <table:table-cell office:value-type="float" office:value="3.2249393739" calcext:value-type="float">
            <text:p>3.2249393739</text:p>
          </table:table-cell>
          <table:table-cell office:value-type="float" office:value="0.5" calcext:value-type="float">
            <text:p>0.5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B167]+[.M$2]" office:value-type="float" office:value="0.845629565654" calcext:value-type="float">
            <text:p>0.8456295657</text:p>
          </table:table-cell>
          <table:table-cell table:formula="of:=[.C167]+[.N$2]" office:value-type="float" office:value="3.23005305806" calcext:value-type="float">
            <text:p>3.230053058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661733054" calcext:value-type="float">
            <text:p>2.0661733054</text:p>
          </table:table-cell>
          <table:table-cell office:value-type="float" office:value="3.2207926595" calcext:value-type="float">
            <text:p>3.2207926595</text:p>
          </table:table-cell>
          <table:table-cell office:value-type="float" office:value="0.5" calcext:value-type="float">
            <text:p>0.5</text:p>
          </table:table-cell>
          <table:table-cell office:value-type="float" office:value="88" calcext:value-type="float">
            <text:p>88</text:p>
          </table:table-cell>
          <table:table-cell table:number-columns-repeated="4"/>
          <table:table-cell table:formula="of:=[.B168]+[.M$2]" office:value-type="float" office:value="0.805845086754" calcext:value-type="float">
            <text:p>0.8058450868</text:p>
          </table:table-cell>
          <table:table-cell table:formula="of:=[.C168]+[.N$2]" office:value-type="float" office:value="3.22590634366" calcext:value-type="float">
            <text:p>3.225906343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268161441" calcext:value-type="float">
            <text:p>2.0268161441</text:p>
          </table:table-cell>
          <table:table-cell office:value-type="float" office:value="3.2136502611" calcext:value-type="float">
            <text:p>3.2136502611</text:p>
          </table:table-cell>
          <table:table-cell office:value-type="float" office:value="0.5" calcext:value-type="float">
            <text:p>0.5</text:p>
          </table:table-cell>
          <table:table-cell office:value-type="float" office:value="89" calcext:value-type="float">
            <text:p>89</text:p>
          </table:table-cell>
          <table:table-cell table:number-columns-repeated="4"/>
          <table:table-cell table:formula="of:=[.B169]+[.M$2]" office:value-type="float" office:value="0.766487925454" calcext:value-type="float">
            <text:p>0.7664879255</text:p>
          </table:table-cell>
          <table:table-cell table:formula="of:=[.C169]+[.N$2]" office:value-type="float" office:value="3.21876394526" calcext:value-type="float">
            <text:p>3.218763945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885703549" calcext:value-type="float">
            <text:p>1.9885703549</text:p>
          </table:table-cell>
          <table:table-cell office:value-type="float" office:value="3.2019344767" calcext:value-type="float">
            <text:p>3.2019344767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table:number-columns-repeated="4"/>
          <table:table-cell table:formula="of:=[.B170]+[.M$2]" office:value-type="float" office:value="0.728242136254" calcext:value-type="float">
            <text:p>0.7282421363</text:p>
          </table:table-cell>
          <table:table-cell table:formula="of:=[.C170]+[.N$2]" office:value-type="float" office:value="3.20704816086" calcext:value-type="float">
            <text:p>3.207048160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530517735" calcext:value-type="float">
            <text:p>1.9530517735</text:p>
          </table:table-cell>
          <table:table-cell office:value-type="float" office:value="3.1835379994" calcext:value-type="float">
            <text:p>3.1835379994</text:p>
          </table:table-cell>
          <table:table-cell office:value-type="float" office:value="0.5" calcext:value-type="float">
            <text:p>0.5</text:p>
          </table:table-cell>
          <table:table-cell office:value-type="float" office:value="91" calcext:value-type="float">
            <text:p>91</text:p>
          </table:table-cell>
          <table:table-cell table:number-columns-repeated="4"/>
          <table:table-cell table:formula="of:=[.B171]+[.M$2]" office:value-type="float" office:value="0.692723554854" calcext:value-type="float">
            <text:p>0.6927235549</text:p>
          </table:table-cell>
          <table:table-cell table:formula="of:=[.C171]+[.N$2]" office:value-type="float" office:value="3.18865168356" calcext:value-type="float">
            <text:p>3.188651683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205215158" calcext:value-type="float">
            <text:p>1.9205215158</text:p>
          </table:table-cell>
          <table:table-cell office:value-type="float" office:value="3.1602617812" calcext:value-type="float">
            <text:p>3.1602617812</text:p>
          </table:table-cell>
          <table:table-cell office:value-type="float" office:value="0.5" calcext:value-type="float">
            <text:p>0.5</text:p>
          </table:table-cell>
          <table:table-cell office:value-type="float" office:value="92" calcext:value-type="float">
            <text:p>92</text:p>
          </table:table-cell>
          <table:table-cell table:number-columns-repeated="4"/>
          <table:table-cell table:formula="of:=[.B172]+[.M$2]" office:value-type="float" office:value="0.660193297154" calcext:value-type="float">
            <text:p>0.6601932972</text:p>
          </table:table-cell>
          <table:table-cell table:formula="of:=[.C172]+[.N$2]" office:value-type="float" office:value="3.16537546536" calcext:value-type="float">
            <text:p>3.165375465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919866512" calcext:value-type="float">
            <text:p>1.8919866512</text:p>
          </table:table-cell>
          <table:table-cell office:value-type="float" office:value="3.1322303435" calcext:value-type="float">
            <text:p>3.1322303435</text:p>
          </table:table-cell>
          <table:table-cell office:value-type="float" office:value="0.5" calcext:value-type="float">
            <text:p>0.5</text:p>
          </table:table-cell>
          <table:table-cell office:value-type="float" office:value="93" calcext:value-type="float">
            <text:p>93</text:p>
          </table:table-cell>
          <table:table-cell table:number-columns-repeated="4"/>
          <table:table-cell table:formula="of:=[.B173]+[.M$2]" office:value-type="float" office:value="0.631658432554" calcext:value-type="float">
            <text:p>0.6316584326</text:p>
          </table:table-cell>
          <table:table-cell table:formula="of:=[.C173]+[.N$2]" office:value-type="float" office:value="3.13734402766" calcext:value-type="float">
            <text:p>3.137344027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674055754" calcext:value-type="float">
            <text:p>1.8674055754</text:p>
          </table:table-cell>
          <table:table-cell office:value-type="float" office:value="3.1006745086" calcext:value-type="float">
            <text:p>3.1006745086</text:p>
          </table:table-cell>
          <table:table-cell office:value-type="float" office:value="0.5" calcext:value-type="float">
            <text:p>0.5</text:p>
          </table:table-cell>
          <table:table-cell office:value-type="float" office:value="94" calcext:value-type="float">
            <text:p>94</text:p>
          </table:table-cell>
          <table:table-cell table:number-columns-repeated="4"/>
          <table:table-cell table:formula="of:=[.B174]+[.M$2]" office:value-type="float" office:value="0.607077356754" calcext:value-type="float">
            <text:p>0.6070773568</text:p>
          </table:table-cell>
          <table:table-cell table:formula="of:=[.C174]+[.N$2]" office:value-type="float" office:value="3.10578819276" calcext:value-type="float">
            <text:p>3.105788192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451210549" calcext:value-type="float">
            <text:p>1.8451210549</text:p>
          </table:table-cell>
          <table:table-cell office:value-type="float" office:value="3.0674570411" calcext:value-type="float">
            <text:p>3.0674570411</text:p>
          </table:table-cell>
          <table:table-cell office:value-type="float" office:value="0.5" calcext:value-type="float">
            <text:p>0.5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[.B175]+[.M$2]" office:value-type="float" office:value="0.584792836254" calcext:value-type="float">
            <text:p>0.5847928363</text:p>
          </table:table-cell>
          <table:table-cell table:formula="of:=[.C175]+[.N$2]" office:value-type="float" office:value="3.07257072526" calcext:value-type="float">
            <text:p>3.072570725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216392291" calcext:value-type="float">
            <text:p>1.8216392291</text:p>
          </table:table-cell>
          <table:table-cell office:value-type="float" office:value="3.0350748878" calcext:value-type="float">
            <text:p>3.0350748878</text:p>
          </table:table-cell>
          <table:table-cell office:value-type="float" office:value="0.5" calcext:value-type="float">
            <text:p>0.5</text:p>
          </table:table-cell>
          <table:table-cell office:value-type="float" office:value="96" calcext:value-type="float">
            <text:p>96</text:p>
          </table:table-cell>
          <table:table-cell table:number-columns-repeated="4"/>
          <table:table-cell table:formula="of:=[.B176]+[.M$2]" office:value-type="float" office:value="0.561311010454" calcext:value-type="float">
            <text:p>0.5613110105</text:p>
          </table:table-cell>
          <table:table-cell table:formula="of:=[.C176]+[.N$2]" office:value-type="float" office:value="3.04018857196" calcext:value-type="float">
            <text:p>3.04018857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974235579" calcext:value-type="float">
            <text:p>1.7974235579</text:p>
          </table:table-cell>
          <table:table-cell office:value-type="float" office:value="3.0032377825" calcext:value-type="float">
            <text:p>3.0032377825</text:p>
          </table:table-cell>
          <table:table-cell office:value-type="float" office:value="0.5" calcext:value-type="float">
            <text:p>0.5</text:p>
          </table:table-cell>
          <table:table-cell office:value-type="float" office:value="97" calcext:value-type="float">
            <text:p>97</text:p>
          </table:table-cell>
          <table:table-cell table:number-columns-repeated="4"/>
          <table:table-cell table:formula="of:=[.B177]+[.M$2]" office:value-type="float" office:value="0.537095339254" calcext:value-type="float">
            <text:p>0.5370953393</text:p>
          </table:table-cell>
          <table:table-cell table:formula="of:=[.C177]+[.N$2]" office:value-type="float" office:value="3.00835146666" calcext:value-type="float">
            <text:p>3.008351466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74722189" calcext:value-type="float">
            <text:p>1.774722189</text:p>
          </table:table-cell>
          <table:table-cell office:value-type="float" office:value="2.9703037902" calcext:value-type="float">
            <text:p>2.9703037902</text:p>
          </table:table-cell>
          <table:table-cell office:value-type="float" office:value="0.5" calcext:value-type="float">
            <text:p>0.5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B178]+[.M$2]" office:value-type="float" office:value="0.514393970354" calcext:value-type="float">
            <text:p>0.5143939704</text:p>
          </table:table-cell>
          <table:table-cell table:formula="of:=[.C178]+[.N$2]" office:value-type="float" office:value="2.97541747436" calcext:value-type="float">
            <text:p>2.975417474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504862263" calcext:value-type="float">
            <text:p>1.7504862263</text:p>
          </table:table-cell>
          <table:table-cell office:value-type="float" office:value="2.9384821292" calcext:value-type="float">
            <text:p>2.9384821292</text:p>
          </table:table-cell>
          <table:table-cell office:value-type="float" office:value="0.5" calcext:value-type="float">
            <text:p>0.5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table:formula="of:=[.B179]+[.M$2]" office:value-type="float" office:value="0.490158007654" calcext:value-type="float">
            <text:p>0.4901580077</text:p>
          </table:table-cell>
          <table:table-cell table:formula="of:=[.C179]+[.N$2]" office:value-type="float" office:value="2.94359581336" calcext:value-type="float">
            <text:p>2.943595813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23437518" calcext:value-type="float">
            <text:p>1.723437518</text:p>
          </table:table-cell>
          <table:table-cell office:value-type="float" office:value="2.9090140552" calcext:value-type="float">
            <text:p>2.909014055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B180]+[.M$2]" office:value-type="float" office:value="0.463109299354" calcext:value-type="float">
            <text:p>0.4631092994</text:p>
          </table:table-cell>
          <table:table-cell table:formula="of:=[.C180]+[.N$2]" office:value-type="float" office:value="2.91412773936" calcext:value-type="float">
            <text:p>2.914127739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947355918" calcext:value-type="float">
            <text:p>1.6947355918</text:p>
          </table:table-cell>
          <table:table-cell office:value-type="float" office:value="2.8811536994" calcext:value-type="float">
            <text:p>2.8811536994</text:p>
          </table:table-cell>
          <table:table-cell office:value-type="float" office:value="0.5" calcext:value-type="float">
            <text:p>0.5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formula="of:=[.B181]+[.M$2]" office:value-type="float" office:value="0.434407373154" calcext:value-type="float">
            <text:p>0.4344073732</text:p>
          </table:table-cell>
          <table:table-cell table:formula="of:=[.C181]+[.N$2]" office:value-type="float" office:value="2.88626738356" calcext:value-type="float">
            <text:p>2.886267383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657506224" calcext:value-type="float">
            <text:p>1.6657506224</text:p>
          </table:table-cell>
          <table:table-cell office:value-type="float" office:value="2.8535879316" calcext:value-type="float">
            <text:p>2.8535879316</text:p>
          </table:table-cell>
          <table:table-cell office:value-type="float" office:value="0.5" calcext:value-type="float">
            <text:p>0.5</text:p>
          </table:table-cell>
          <table:table-cell office:value-type="float" office:value="102" calcext:value-type="float">
            <text:p>102</text:p>
          </table:table-cell>
          <table:table-cell table:number-columns-repeated="4"/>
          <table:table-cell table:formula="of:=[.B182]+[.M$2]" office:value-type="float" office:value="0.405422403754" calcext:value-type="float">
            <text:p>0.4054224038</text:p>
          </table:table-cell>
          <table:table-cell table:formula="of:=[.C182]+[.N$2]" office:value-type="float" office:value="2.85870161576" calcext:value-type="float">
            <text:p>2.858701615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35208677" calcext:value-type="float">
            <text:p>1.635208677</text:p>
          </table:table-cell>
          <table:table-cell office:value-type="float" office:value="2.8277579186" calcext:value-type="float">
            <text:p>2.8277579186</text:p>
          </table:table-cell>
          <table:table-cell office:value-type="float" office:value="0.5" calcext:value-type="float">
            <text:p>0.5</text:p>
          </table:table-cell>
          <table:table-cell office:value-type="float" office:value="103" calcext:value-type="float">
            <text:p>103</text:p>
          </table:table-cell>
          <table:table-cell table:number-columns-repeated="4"/>
          <table:table-cell table:formula="of:=[.B183]+[.M$2]" office:value-type="float" office:value="0.374880458354" calcext:value-type="float">
            <text:p>0.3748804584</text:p>
          </table:table-cell>
          <table:table-cell table:formula="of:=[.C183]+[.N$2]" office:value-type="float" office:value="2.83287160276" calcext:value-type="float">
            <text:p>2.832871602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041986108" calcext:value-type="float">
            <text:p>1.6041986108</text:p>
          </table:table-cell>
          <table:table-cell office:value-type="float" office:value="2.802491819" calcext:value-type="float">
            <text:p>2.802491819</text:p>
          </table:table-cell>
          <table:table-cell office:value-type="float" office:value="0.5" calcext:value-type="float">
            <text:p>0.5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formula="of:=[.B184]+[.M$2]" office:value-type="float" office:value="0.343870392154" calcext:value-type="float">
            <text:p>0.3438703922</text:p>
          </table:table-cell>
          <table:table-cell table:formula="of:=[.C184]+[.N$2]" office:value-type="float" office:value="2.80760550316" calcext:value-type="float">
            <text:p>2.807605503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777022788" calcext:value-type="float">
            <text:p>1.5777022788</text:p>
          </table:table-cell>
          <table:table-cell office:value-type="float" office:value="2.7725260986" calcext:value-type="float">
            <text:p>2.7725260986</text:p>
          </table:table-cell>
          <table:table-cell office:value-type="float" office:value="0.5" calcext:value-type="float">
            <text:p>0.5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table:formula="of:=[.B185]+[.M$2]" office:value-type="float" office:value="0.317374060154" calcext:value-type="float">
            <text:p>0.3173740602</text:p>
          </table:table-cell>
          <table:table-cell table:formula="of:=[.C185]+[.N$2]" office:value-type="float" office:value="2.77763978276" calcext:value-type="float">
            <text:p>2.777639782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628439013" calcext:value-type="float">
            <text:p>1.5628439013</text:p>
          </table:table-cell>
          <table:table-cell office:value-type="float" office:value="2.7353881313" calcext:value-type="float">
            <text:p>2.7353881313</text:p>
          </table:table-cell>
          <table:table-cell office:value-type="float" office:value="0.5" calcext:value-type="float">
            <text:p>0.5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formula="of:=[.B186]+[.M$2]" office:value-type="float" office:value="0.302515682654" calcext:value-type="float">
            <text:p>0.3025156827</text:p>
          </table:table-cell>
          <table:table-cell table:formula="of:=[.C186]+[.N$2]" office:value-type="float" office:value="2.74050181546" calcext:value-type="float">
            <text:p>2.740501815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513209874" calcext:value-type="float">
            <text:p>1.5513209874</text:p>
          </table:table-cell>
          <table:table-cell office:value-type="float" office:value="2.6970837914" calcext:value-type="float">
            <text:p>2.6970837914</text:p>
          </table:table-cell>
          <table:table-cell office:value-type="float" office:value="0.5" calcext:value-type="float">
            <text:p>0.5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table:formula="of:=[.B187]+[.M$2]" office:value-type="float" office:value="0.290992768754" calcext:value-type="float">
            <text:p>0.2909927688</text:p>
          </table:table-cell>
          <table:table-cell table:formula="of:=[.C187]+[.N$2]" office:value-type="float" office:value="2.70219747556" calcext:value-type="float">
            <text:p>2.702197475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444290084" calcext:value-type="float">
            <text:p>1.5444290084</text:p>
          </table:table-cell>
          <table:table-cell office:value-type="float" office:value="2.6576820069" calcext:value-type="float">
            <text:p>2.6576820069</text:p>
          </table:table-cell>
          <table:table-cell office:value-type="float" office:value="0.5" calcext:value-type="float">
            <text:p>0.5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formula="of:=[.B188]+[.M$2]" office:value-type="float" office:value="0.284100789754" calcext:value-type="float">
            <text:p>0.2841007898</text:p>
          </table:table-cell>
          <table:table-cell table:formula="of:=[.C188]+[.N$2]" office:value-type="float" office:value="2.66279569106" calcext:value-type="float">
            <text:p>2.662795691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316469855" calcext:value-type="float">
            <text:p>1.5316469855</text:p>
          </table:table-cell>
          <table:table-cell office:value-type="float" office:value="2.619779238" calcext:value-type="float">
            <text:p>2.619779238</text:p>
          </table:table-cell>
          <table:table-cell office:value-type="float" office:value="0.5" calcext:value-type="float">
            <text:p>0.5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B189]+[.M$2]" office:value-type="float" office:value="0.271318766854" calcext:value-type="float">
            <text:p>0.2713187669</text:p>
          </table:table-cell>
          <table:table-cell table:formula="of:=[.C189]+[.N$2]" office:value-type="float" office:value="2.62489292216" calcext:value-type="float">
            <text:p>2.624892922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136570059" calcext:value-type="float">
            <text:p>1.5136570059</text:p>
          </table:table-cell>
          <table:table-cell office:value-type="float" office:value="2.5840530482" calcext:value-type="float">
            <text:p>2.5840530482</text:p>
          </table:table-cell>
          <table:table-cell office:value-type="float" office:value="0.5" calcext:value-type="float">
            <text:p>0.5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formula="of:=[.B190]+[.M$2]" office:value-type="float" office:value="0.253328787254" calcext:value-type="float">
            <text:p>0.2533287873</text:p>
          </table:table-cell>
          <table:table-cell table:formula="of:=[.C190]+[.N$2]" office:value-type="float" office:value="2.58916673236" calcext:value-type="float">
            <text:p>2.589166732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880099974" calcext:value-type="float">
            <text:p>1.4880099974</text:p>
          </table:table-cell>
          <table:table-cell office:value-type="float" office:value="2.5533572675" calcext:value-type="float">
            <text:p>2.5533572675</text:p>
          </table:table-cell>
          <table:table-cell office:value-type="float" office:value="0.5" calcext:value-type="float">
            <text:p>0.5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formula="of:=[.B191]+[.M$2]" office:value-type="float" office:value="0.227681778754" calcext:value-type="float">
            <text:p>0.2276817788</text:p>
          </table:table-cell>
          <table:table-cell table:formula="of:=[.C191]+[.N$2]" office:value-type="float" office:value="2.55847095166" calcext:value-type="float">
            <text:p>2.558470951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553103248" calcext:value-type="float">
            <text:p>1.4553103248</text:p>
          </table:table-cell>
          <table:table-cell office:value-type="float" office:value="2.5303196588" calcext:value-type="float">
            <text:p>2.5303196588</text:p>
          </table:table-cell>
          <table:table-cell office:value-type="float" office:value="0.5" calcext:value-type="float">
            <text:p>0.5</text:p>
          </table:table-cell>
          <table:table-cell office:value-type="float" office:value="112" calcext:value-type="float">
            <text:p>112</text:p>
          </table:table-cell>
          <table:table-cell table:number-columns-repeated="4"/>
          <table:table-cell table:formula="of:=[.B192]+[.M$2]" office:value-type="float" office:value="0.194982106154" calcext:value-type="float">
            <text:p>0.1949821062</text:p>
          </table:table-cell>
          <table:table-cell table:formula="of:=[.C192]+[.N$2]" office:value-type="float" office:value="2.53543334296" calcext:value-type="float">
            <text:p>2.53543334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163441853" calcext:value-type="float">
            <text:p>1.4163441853</text:p>
          </table:table-cell>
          <table:table-cell office:value-type="float" office:value="2.5212841748" calcext:value-type="float">
            <text:p>2.5212841748</text:p>
          </table:table-cell>
          <table:table-cell office:value-type="float" office:value="0.5" calcext:value-type="float">
            <text:p>0.5</text:p>
          </table:table-cell>
          <table:table-cell office:value-type="float" office:value="113" calcext:value-type="float">
            <text:p>113</text:p>
          </table:table-cell>
          <table:table-cell table:number-columns-repeated="4"/>
          <table:table-cell table:formula="of:=[.B193]+[.M$2]" office:value-type="float" office:value="0.156015966654" calcext:value-type="float">
            <text:p>0.1560159667</text:p>
          </table:table-cell>
          <table:table-cell table:formula="of:=[.C193]+[.N$2]" office:value-type="float" office:value="2.52639785896" calcext:value-type="float">
            <text:p>2.52639785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765495781" calcext:value-type="float">
            <text:p>1.3765495781</text:p>
          </table:table-cell>
          <table:table-cell office:value-type="float" office:value="2.5253325373" calcext:value-type="float">
            <text:p>2.5253325373</text:p>
          </table:table-cell>
          <table:table-cell office:value-type="float" office:value="0.5" calcext:value-type="float">
            <text:p>0.5</text:p>
          </table:table-cell>
          <table:table-cell office:value-type="float" office:value="114" calcext:value-type="float">
            <text:p>114</text:p>
          </table:table-cell>
          <table:table-cell table:number-columns-repeated="4"/>
          <table:table-cell table:formula="of:=[.B194]+[.M$2]" office:value-type="float" office:value="0.116221359454" calcext:value-type="float">
            <text:p>0.1162213595</text:p>
          </table:table-cell>
          <table:table-cell table:formula="of:=[.C194]+[.N$2]" office:value-type="float" office:value="2.53044622146" calcext:value-type="float">
            <text:p>2.530446221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373131278" calcext:value-type="float">
            <text:p>1.3373131278</text:p>
          </table:table-cell>
          <table:table-cell office:value-type="float" office:value="2.5331107741" calcext:value-type="float">
            <text:p>2.5331107741</text:p>
          </table:table-cell>
          <table:table-cell office:value-type="float" office:value="0.5" calcext:value-type="float">
            <text:p>0.5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table:formula="of:=[.B195]+[.M$2]" office:value-type="float" office:value="0.076984909154" calcext:value-type="float">
            <text:p>0.0769849092</text:p>
          </table:table-cell>
          <table:table-cell table:formula="of:=[.C195]+[.N$2]" office:value-type="float" office:value="2.53822445826" calcext:value-type="float">
            <text:p>2.538224458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973643213" calcext:value-type="float">
            <text:p>1.2973643213</text:p>
          </table:table-cell>
          <table:table-cell office:value-type="float" office:value="2.5310876927" calcext:value-type="float">
            <text:p>2.5310876927</text:p>
          </table:table-cell>
          <table:table-cell office:value-type="float" office:value="0.5" calcext:value-type="float">
            <text:p>0.5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table:formula="of:=[.B196]+[.M$2]" office:value-type="float" office:value="0.037036102654" calcext:value-type="float">
            <text:p>0.0370361027</text:p>
          </table:table-cell>
          <table:table-cell table:formula="of:=[.C196]+[.N$2]" office:value-type="float" office:value="2.53620137686" calcext:value-type="float">
            <text:p>2.536201376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577096145" calcext:value-type="float">
            <text:p>1.2577096145</text:p>
          </table:table-cell>
          <table:table-cell office:value-type="float" office:value="2.5258432453" calcext:value-type="float">
            <text:p>2.5258432453</text:p>
          </table:table-cell>
          <table:table-cell office:value-type="float" office:value="0.5" calcext:value-type="float">
            <text:p>0.5</text:p>
          </table:table-cell>
          <table:table-cell office:value-type="float" office:value="117" calcext:value-type="float">
            <text:p>117</text:p>
          </table:table-cell>
          <table:table-cell table:number-columns-repeated="4"/>
          <table:table-cell table:formula="of:=[.B197]+[.M$2]" office:value-type="float" office:value="-0.0026186041459999" calcext:value-type="float">
            <text:p>-0.0026186041</text:p>
          </table:table-cell>
          <table:table-cell table:formula="of:=[.C197]+[.N$2]" office:value-type="float" office:value="2.53095692946" calcext:value-type="float">
            <text:p>2.530956929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177099395" calcext:value-type="float">
            <text:p>1.2177099395</text:p>
          </table:table-cell>
          <table:table-cell office:value-type="float" office:value="2.5260044924" calcext:value-type="float">
            <text:p>2.5260044924</text:p>
          </table:table-cell>
          <table:table-cell office:value-type="float" office:value="0.5" calcext:value-type="float">
            <text:p>0.5</text:p>
          </table:table-cell>
          <table:table-cell office:value-type="float" office:value="118" calcext:value-type="float">
            <text:p>118</text:p>
          </table:table-cell>
          <table:table-cell table:number-columns-repeated="4"/>
          <table:table-cell table:formula="of:=[.B198]+[.M$2]" office:value-type="float" office:value="-0.0426182791459999" calcext:value-type="float">
            <text:p>-0.0426182791</text:p>
          </table:table-cell>
          <table:table-cell table:formula="of:=[.C198]+[.N$2]" office:value-type="float" office:value="2.53111817656" calcext:value-type="float">
            <text:p>2.531118176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778415323" calcext:value-type="float">
            <text:p>1.1778415323</text:p>
          </table:table-cell>
          <table:table-cell office:value-type="float" office:value="2.5227625622" calcext:value-type="float">
            <text:p>2.5227625622</text:p>
          </table:table-cell>
          <table:table-cell office:value-type="float" office:value="0.5" calcext:value-type="float">
            <text:p>0.5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table:formula="of:=[.B199]+[.M$2]" office:value-type="float" office:value="-0.0824866863459999" calcext:value-type="float">
            <text:p>-0.0824866863</text:p>
          </table:table-cell>
          <table:table-cell table:formula="of:=[.C199]+[.N$2]" office:value-type="float" office:value="2.52787624636" calcext:value-type="float">
            <text:p>2.527876246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384090494" calcext:value-type="float">
            <text:p>1.1384090494</text:p>
          </table:table-cell>
          <table:table-cell office:value-type="float" office:value="2.5160484512" calcext:value-type="float">
            <text:p>2.5160484512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B200]+[.M$2]" office:value-type="float" office:value="-0.121919169246" calcext:value-type="float">
            <text:p>-0.1219191692</text:p>
          </table:table-cell>
          <table:table-cell table:formula="of:=[.C200]+[.N$2]" office:value-type="float" office:value="2.52116213536" calcext:value-type="float">
            <text:p>2.521162135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98529063" calcext:value-type="float">
            <text:p>1.098529063</text:p>
          </table:table-cell>
          <table:table-cell office:value-type="float" office:value="2.5129522136" calcext:value-type="float">
            <text:p>2.5129522136</text:p>
          </table:table-cell>
          <table:table-cell office:value-type="float" office:value="0.5" calcext:value-type="float">
            <text:p>0.5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formula="of:=[.B201]+[.M$2]" office:value-type="float" office:value="-0.161799155646" calcext:value-type="float">
            <text:p>-0.1617991556</text:p>
          </table:table-cell>
          <table:table-cell table:formula="of:=[.C201]+[.N$2]" office:value-type="float" office:value="2.51806589776" calcext:value-type="float">
            <text:p>2.518065897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594292317" calcext:value-type="float">
            <text:p>1.0594292317</text:p>
          </table:table-cell>
          <table:table-cell office:value-type="float" office:value="2.5045140152" calcext:value-type="float">
            <text:p>2.5045140152</text:p>
          </table:table-cell>
          <table:table-cell office:value-type="float" office:value="0.5" calcext:value-type="float">
            <text:p>0.5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formula="of:=[.B202]+[.M$2]" office:value-type="float" office:value="-0.200898986946" calcext:value-type="float">
            <text:p>-0.2008989869</text:p>
          </table:table-cell>
          <table:table-cell table:formula="of:=[.C202]+[.N$2]" office:value-type="float" office:value="2.50962769936" calcext:value-type="float">
            <text:p>2.509627699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196940265" calcext:value-type="float">
            <text:p>1.0196940265</text:p>
          </table:table-cell>
          <table:table-cell office:value-type="float" office:value="2.4999190758" calcext:value-type="float">
            <text:p>2.4999190758</text:p>
          </table:table-cell>
          <table:table-cell office:value-type="float" office:value="0.5" calcext:value-type="float">
            <text:p>0.5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formula="of:=[.B203]+[.M$2]" office:value-type="float" office:value="-0.240634192146" calcext:value-type="float">
            <text:p>-0.2406341921</text:p>
          </table:table-cell>
          <table:table-cell table:formula="of:=[.C203]+[.N$2]" office:value-type="float" office:value="2.50503275996" calcext:value-type="float">
            <text:p>2.5050327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797240052" calcext:value-type="float">
            <text:p>0.9797240052</text:p>
          </table:table-cell>
          <table:table-cell office:value-type="float" office:value="2.4983707234" calcext:value-type="float">
            <text:p>2.4983707234</text:p>
          </table:table-cell>
          <table:table-cell office:value-type="float" office:value="0.5" calcext:value-type="float">
            <text:p>0.5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formula="of:=[.B204]+[.M$2]" office:value-type="float" office:value="-0.280604213446" calcext:value-type="float">
            <text:p>-0.2806042134</text:p>
          </table:table-cell>
          <table:table-cell table:formula="of:=[.C204]+[.N$2]" office:value-type="float" office:value="2.50348440756" calcext:value-type="float">
            <text:p>2.503484407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401043477" calcext:value-type="float">
            <text:p>0.9401043477</text:p>
          </table:table-cell>
          <table:table-cell office:value-type="float" office:value="2.4928677477" calcext:value-type="float">
            <text:p>2.4928677477</text:p>
          </table:table-cell>
          <table:table-cell office:value-type="float" office:value="0.5" calcext:value-type="float">
            <text:p>0.5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formula="of:=[.B205]+[.M$2]" office:value-type="float" office:value="-0.320223870946" calcext:value-type="float">
            <text:p>-0.3202238709</text:p>
          </table:table-cell>
          <table:table-cell table:formula="of:=[.C205]+[.N$2]" office:value-type="float" office:value="2.49798143186" calcext:value-type="float">
            <text:p>2.497981431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01666169" calcext:value-type="float">
            <text:p>0.901666169</text:p>
          </table:table-cell>
          <table:table-cell office:value-type="float" office:value="2.4817994858" calcext:value-type="float">
            <text:p>2.4817994858</text:p>
          </table:table-cell>
          <table:table-cell office:value-type="float" office:value="0.5" calcext:value-type="float">
            <text:p>0.5</text:p>
          </table:table-cell>
          <table:table-cell office:value-type="float" office:value="126" calcext:value-type="float">
            <text:p>126</text:p>
          </table:table-cell>
          <table:table-cell table:number-columns-repeated="4"/>
          <table:table-cell table:formula="of:=[.B206]+[.M$2]" office:value-type="float" office:value="-0.358662049646" calcext:value-type="float">
            <text:p>-0.3586620496</text:p>
          </table:table-cell>
          <table:table-cell table:formula="of:=[.C206]+[.N$2]" office:value-type="float" office:value="2.48691316996" calcext:value-type="float">
            <text:p>2.4869131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627675297" calcext:value-type="float">
            <text:p>0.8627675297</text:p>
          </table:table-cell>
          <table:table-cell office:value-type="float" office:value="2.4724776912" calcext:value-type="float">
            <text:p>2.4724776912</text:p>
          </table:table-cell>
          <table:table-cell office:value-type="float" office:value="0.5" calcext:value-type="float">
            <text:p>0.5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formula="of:=[.B207]+[.M$2]" office:value-type="float" office:value="-0.397560688946" calcext:value-type="float">
            <text:p>-0.3975606889</text:p>
          </table:table-cell>
          <table:table-cell table:formula="of:=[.C207]+[.N$2]" office:value-type="float" office:value="2.47759137536" calcext:value-type="float">
            <text:p>2.477591375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250389395" calcext:value-type="float">
            <text:p>0.8250389395</text:p>
          </table:table-cell>
          <table:table-cell office:value-type="float" office:value="2.4591903482" calcext:value-type="float">
            <text:p>2.4591903482</text:p>
          </table:table-cell>
          <table:table-cell office:value-type="float" office:value="0.5" calcext:value-type="float">
            <text:p>0.5</text:p>
          </table:table-cell>
          <table:table-cell office:value-type="float" office:value="128" calcext:value-type="float">
            <text:p>128</text:p>
          </table:table-cell>
          <table:table-cell table:number-columns-repeated="4"/>
          <table:table-cell table:formula="of:=[.B208]+[.M$2]" office:value-type="float" office:value="-0.435289279146" calcext:value-type="float">
            <text:p>-0.4352892791</text:p>
          </table:table-cell>
          <table:table-cell table:formula="of:=[.C208]+[.N$2]" office:value-type="float" office:value="2.46430403236" calcext:value-type="float">
            <text:p>2.464304032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8867848" calcext:value-type="float">
            <text:p>0.78867848</text:p>
          </table:table-cell>
          <table:table-cell office:value-type="float" office:value="2.442519506" calcext:value-type="float">
            <text:p>2.442519506</text:p>
          </table:table-cell>
          <table:table-cell office:value-type="float" office:value="0.5" calcext:value-type="float">
            <text:p>0.5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table:formula="of:=[.B209]+[.M$2]" office:value-type="float" office:value="-0.471649738646" calcext:value-type="float">
            <text:p>-0.4716497386</text:p>
          </table:table-cell>
          <table:table-cell table:formula="of:=[.C209]+[.N$2]" office:value-type="float" office:value="2.44763319016" calcext:value-type="float">
            <text:p>2.447633190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52123318" calcext:value-type="float">
            <text:p>0.7552123318</text:p>
          </table:table-cell>
          <table:table-cell office:value-type="float" office:value="2.4206102174" calcext:value-type="float">
            <text:p>2.4206102174</text:p>
          </table:table-cell>
          <table:table-cell office:value-type="float" office:value="0.5" calcext:value-type="float">
            <text:p>0.5</text:p>
          </table:table-cell>
          <table:table-cell office:value-type="float" office:value="130" calcext:value-type="float">
            <text:p>130</text:p>
          </table:table-cell>
          <table:table-cell table:number-columns-repeated="4"/>
          <table:table-cell table:formula="of:=[.B210]+[.M$2]" office:value-type="float" office:value="-0.505115886846" calcext:value-type="float">
            <text:p>-0.5051158868</text:p>
          </table:table-cell>
          <table:table-cell table:formula="of:=[.C210]+[.N$2]" office:value-type="float" office:value="2.42572390156" calcext:value-type="float">
            <text:p>2.425723901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2410333" calcext:value-type="float">
            <text:p>0.72410333</text:p>
          </table:table-cell>
          <table:table-cell office:value-type="float" office:value="2.3954660331" calcext:value-type="float">
            <text:p>2.3954660331</text:p>
          </table:table-cell>
          <table:table-cell office:value-type="float" office:value="0.5" calcext:value-type="float">
            <text:p>0.5</text:p>
          </table:table-cell>
          <table:table-cell office:value-type="float" office:value="131" calcext:value-type="float">
            <text:p>131</text:p>
          </table:table-cell>
          <table:table-cell table:number-columns-repeated="4"/>
          <table:table-cell table:formula="of:=[.B211]+[.M$2]" office:value-type="float" office:value="-0.536224888646" calcext:value-type="float">
            <text:p>-0.5362248886</text:p>
          </table:table-cell>
          <table:table-cell table:formula="of:=[.C211]+[.N$2]" office:value-type="float" office:value="2.40057971726" calcext:value-type="float">
            <text:p>2.400579717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962305364" calcext:value-type="float">
            <text:p>0.6962305364</text:p>
          </table:table-cell>
          <table:table-cell office:value-type="float" office:value="2.366776185" calcext:value-type="float">
            <text:p>2.366776185</text:p>
          </table:table-cell>
          <table:table-cell office:value-type="float" office:value="0.5" calcext:value-type="float">
            <text:p>0.5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table:formula="of:=[.B212]+[.M$2]" office:value-type="float" office:value="-0.564097682246" calcext:value-type="float">
            <text:p>-0.5640976822</text:p>
          </table:table-cell>
          <table:table-cell table:formula="of:=[.C212]+[.N$2]" office:value-type="float" office:value="2.37188986916" calcext:value-type="float">
            <text:p>2.371889869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734746369" calcext:value-type="float">
            <text:p>0.6734746369</text:p>
          </table:table-cell>
          <table:table-cell office:value-type="float" office:value="2.3338798473" calcext:value-type="float">
            <text:p>2.3338798473</text:p>
          </table:table-cell>
          <table:table-cell office:value-type="float" office:value="0.5" calcext:value-type="float">
            <text:p>0.5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table:formula="of:=[.B213]+[.M$2]" office:value-type="float" office:value="-0.586853581746" calcext:value-type="float">
            <text:p>-0.5868535817</text:p>
          </table:table-cell>
          <table:table-cell table:formula="of:=[.C213]+[.N$2]" office:value-type="float" office:value="2.33899353146" calcext:value-type="float">
            <text:p>2.338993531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38237545" calcext:value-type="float">
            <text:p>0.6538237545</text:p>
          </table:table-cell>
          <table:table-cell office:value-type="float" office:value="2.2990396001" calcext:value-type="float">
            <text:p>2.2990396001</text:p>
          </table:table-cell>
          <table:table-cell office:value-type="float" office:value="0.5" calcext:value-type="float">
            <text:p>0.5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formula="of:=[.B214]+[.M$2]" office:value-type="float" office:value="-0.606504464146" calcext:value-type="float">
            <text:p>-0.6065044641</text:p>
          </table:table-cell>
          <table:table-cell table:formula="of:=[.C214]+[.N$2]" office:value-type="float" office:value="2.30415328426" calcext:value-type="float">
            <text:p>2.304153284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381805548" calcext:value-type="float">
            <text:p>0.6381805548</text:p>
          </table:table-cell>
          <table:table-cell office:value-type="float" office:value="2.2622253325" calcext:value-type="float">
            <text:p>2.2622253325</text:p>
          </table:table-cell>
          <table:table-cell office:value-type="float" office:value="0.5" calcext:value-type="float">
            <text:p>0.5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formula="of:=[.B215]+[.M$2]" office:value-type="float" office:value="-0.622147663846" calcext:value-type="float">
            <text:p>-0.6221476638</text:p>
          </table:table-cell>
          <table:table-cell table:formula="of:=[.C215]+[.N$2]" office:value-type="float" office:value="2.26733901666" calcext:value-type="float">
            <text:p>2.267339016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28724013" calcext:value-type="float">
            <text:p>0.628724013</text:p>
          </table:table-cell>
          <table:table-cell office:value-type="float" office:value="2.2233592313" calcext:value-type="float">
            <text:p>2.2233592313</text:p>
          </table:table-cell>
          <table:table-cell office:value-type="float" office:value="0.5" calcext:value-type="float">
            <text:p>0.5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formula="of:=[.B216]+[.M$2]" office:value-type="float" office:value="-0.631604205646" calcext:value-type="float">
            <text:p>-0.6316042056</text:p>
          </table:table-cell>
          <table:table-cell table:formula="of:=[.C216]+[.N$2]" office:value-type="float" office:value="2.22847291546" calcext:value-type="float">
            <text:p>2.228472915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243761217" calcext:value-type="float">
            <text:p>0.6243761217</text:p>
          </table:table-cell>
          <table:table-cell office:value-type="float" office:value="2.1835962355" calcext:value-type="float">
            <text:p>2.1835962355</text:p>
          </table:table-cell>
          <table:table-cell office:value-type="float" office:value="0.5" calcext:value-type="float">
            <text:p>0.5</text:p>
          </table:table-cell>
          <table:table-cell office:value-type="float" office:value="137" calcext:value-type="float">
            <text:p>137</text:p>
          </table:table-cell>
          <table:table-cell table:number-columns-repeated="4"/>
          <table:table-cell table:formula="of:=[.B217]+[.M$2]" office:value-type="float" office:value="-0.635952096946" calcext:value-type="float">
            <text:p>-0.6359520969</text:p>
          </table:table-cell>
          <table:table-cell table:formula="of:=[.C217]+[.N$2]" office:value-type="float" office:value="2.18870991966" calcext:value-type="float">
            <text:p>2.188709919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178519982" calcext:value-type="float">
            <text:p>0.6178519982</text:p>
          </table:table-cell>
          <table:table-cell office:value-type="float" office:value="2.1441318742" calcext:value-type="float">
            <text:p>2.1441318742</text:p>
          </table:table-cell>
          <table:table-cell office:value-type="float" office:value="0.5" calcext:value-type="float">
            <text:p>0.5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formula="of:=[.B218]+[.M$2]" office:value-type="float" office:value="-0.642476220446" calcext:value-type="float">
            <text:p>-0.6424762204</text:p>
          </table:table-cell>
          <table:table-cell table:formula="of:=[.C218]+[.N$2]" office:value-type="float" office:value="2.14924555836" calcext:value-type="float">
            <text:p>2.149245558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209685129" calcext:value-type="float">
            <text:p>0.6209685129</text:p>
          </table:table-cell>
          <table:table-cell office:value-type="float" office:value="2.1042534673" calcext:value-type="float">
            <text:p>2.1042534673</text:p>
          </table:table-cell>
          <table:table-cell office:value-type="float" office:value="0.5" calcext:value-type="float">
            <text:p>0.5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formula="of:=[.B219]+[.M$2]" office:value-type="float" office:value="-0.639359705746" calcext:value-type="float">
            <text:p>-0.6393597057</text:p>
          </table:table-cell>
          <table:table-cell table:formula="of:=[.C219]+[.N$2]" office:value-type="float" office:value="2.10936715146" calcext:value-type="float">
            <text:p>2.109367151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148792327" calcext:value-type="float">
            <text:p>0.6148792327</text:p>
          </table:table-cell>
          <table:table-cell office:value-type="float" office:value="2.0647196758" calcext:value-type="float">
            <text:p>2.0647196758</text:p>
          </table:table-cell>
          <table:table-cell office:value-type="float" office:value="0.5" calcext:value-type="float">
            <text:p>0.5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formula="of:=[.B220]+[.M$2]" office:value-type="float" office:value="-0.645448985946" calcext:value-type="float">
            <text:p>-0.6454489859</text:p>
          </table:table-cell>
          <table:table-cell table:formula="of:=[.C220]+[.N$2]" office:value-type="float" office:value="2.06983335996" calcext:value-type="float">
            <text:p>2.0698333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159648432" calcext:value-type="float">
            <text:p>0.6159648432</text:p>
          </table:table-cell>
          <table:table-cell office:value-type="float" office:value="2.0247344104" calcext:value-type="float">
            <text:p>2.0247344104</text:p>
          </table:table-cell>
          <table:table-cell office:value-type="float" office:value="0.5" calcext:value-type="float">
            <text:p>0.5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formula="of:=[.B221]+[.M$2]" office:value-type="float" office:value="-0.644363375446" calcext:value-type="float">
            <text:p>-0.6443633754</text:p>
          </table:table-cell>
          <table:table-cell table:formula="of:=[.C221]+[.N$2]" office:value-type="float" office:value="2.02984809456" calcext:value-type="float">
            <text:p>2.029848094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175859899" calcext:value-type="float">
            <text:p>0.6175859899</text:p>
          </table:table-cell>
          <table:table-cell office:value-type="float" office:value="1.9847672754" calcext:value-type="float">
            <text:p>1.9847672754</text:p>
          </table:table-cell>
          <table:table-cell office:value-type="float" office:value="0.5" calcext:value-type="float">
            <text:p>0.5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formula="of:=[.B222]+[.M$2]" office:value-type="float" office:value="-0.642742228746" calcext:value-type="float">
            <text:p>-0.6427422287</text:p>
          </table:table-cell>
          <table:table-cell table:formula="of:=[.C222]+[.N$2]" office:value-type="float" office:value="1.98988095956" calcext:value-type="float">
            <text:p>1.989880959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230527949" calcext:value-type="float">
            <text:p>0.6230527949</text:p>
          </table:table-cell>
          <table:table-cell office:value-type="float" office:value="1.9451426108" calcext:value-type="float">
            <text:p>1.9451426108</text:p>
          </table:table-cell>
          <table:table-cell office:value-type="float" office:value="0.5" calcext:value-type="float">
            <text:p>0.5</text:p>
          </table:table-cell>
          <table:table-cell office:value-type="float" office:value="143" calcext:value-type="float">
            <text:p>143</text:p>
          </table:table-cell>
          <table:table-cell table:number-columns-repeated="4"/>
          <table:table-cell table:formula="of:=[.B223]+[.M$2]" office:value-type="float" office:value="-0.637275423746" calcext:value-type="float">
            <text:p>-0.6372754237</text:p>
          </table:table-cell>
          <table:table-cell table:formula="of:=[.C223]+[.N$2]" office:value-type="float" office:value="1.95025629496" calcext:value-type="float">
            <text:p>1.95025629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183983798" calcext:value-type="float">
            <text:p>0.6183983798</text:p>
          </table:table-cell>
          <table:table-cell office:value-type="float" office:value="1.9054143284" calcext:value-type="float">
            <text:p>1.9054143284</text:p>
          </table:table-cell>
          <table:table-cell office:value-type="float" office:value="0.5" calcext:value-type="float">
            <text:p>0.5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table:formula="of:=[.B224]+[.M$2]" office:value-type="float" office:value="-0.641929838846" calcext:value-type="float">
            <text:p>-0.6419298388</text:p>
          </table:table-cell>
          <table:table-cell table:formula="of:=[.C224]+[.N$2]" office:value-type="float" office:value="1.91052801256" calcext:value-type="float">
            <text:p>1.910528012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217615028" calcext:value-type="float">
            <text:p>0.6217615028</text:p>
          </table:table-cell>
          <table:table-cell office:value-type="float" office:value="1.8655559616" calcext:value-type="float">
            <text:p>1.8655559616</text:p>
          </table:table-cell>
          <table:table-cell office:value-type="float" office:value="0.5" calcext:value-type="float">
            <text:p>0.5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formula="of:=[.B225]+[.M$2]" office:value-type="float" office:value="-0.638566715846" calcext:value-type="float">
            <text:p>-0.6385667158</text:p>
          </table:table-cell>
          <table:table-cell table:formula="of:=[.C225]+[.N$2]" office:value-type="float" office:value="1.87066964576" calcext:value-type="float">
            <text:p>1.870669645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222268113" calcext:value-type="float">
            <text:p>0.6222268113</text:p>
          </table:table-cell>
          <table:table-cell office:value-type="float" office:value="1.8255586681" calcext:value-type="float">
            <text:p>1.8255586681</text:p>
          </table:table-cell>
          <table:table-cell office:value-type="float" office:value="0.5" calcext:value-type="float">
            <text:p>0.5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table:formula="of:=[.B226]+[.M$2]" office:value-type="float" office:value="-0.638101407346" calcext:value-type="float">
            <text:p>-0.6381014073</text:p>
          </table:table-cell>
          <table:table-cell table:formula="of:=[.C226]+[.N$2]" office:value-type="float" office:value="1.83067235226" calcext:value-type="float">
            <text:p>1.830672352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235095756" calcext:value-type="float">
            <text:p>0.6235095756</text:p>
          </table:table-cell>
          <table:table-cell office:value-type="float" office:value="1.785579242" calcext:value-type="float">
            <text:p>1.785579242</text:p>
          </table:table-cell>
          <table:table-cell office:value-type="float" office:value="0.5" calcext:value-type="float">
            <text:p>0.5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formula="of:=[.B227]+[.M$2]" office:value-type="float" office:value="-0.636818643046" calcext:value-type="float">
            <text:p>-0.636818643</text:p>
          </table:table-cell>
          <table:table-cell table:formula="of:=[.C227]+[.N$2]" office:value-type="float" office:value="1.79069292616" calcext:value-type="float">
            <text:p>1.790692926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22295652" calcext:value-type="float">
            <text:p>0.622295652</text:p>
          </table:table-cell>
          <table:table-cell office:value-type="float" office:value="1.7455976663" calcext:value-type="float">
            <text:p>1.7455976663</text:p>
          </table:table-cell>
          <table:table-cell office:value-type="float" office:value="0.5" calcext:value-type="float">
            <text:p>0.5</text:p>
          </table:table-cell>
          <table:table-cell office:value-type="float" office:value="148" calcext:value-type="float">
            <text:p>148</text:p>
          </table:table-cell>
          <table:table-cell table:number-columns-repeated="4"/>
          <table:table-cell table:formula="of:=[.B228]+[.M$2]" office:value-type="float" office:value="-0.638032566646" calcext:value-type="float">
            <text:p>-0.6380325666</text:p>
          </table:table-cell>
          <table:table-cell table:formula="of:=[.C228]+[.N$2]" office:value-type="float" office:value="1.75071135046" calcext:value-type="float">
            <text:p>1.750711350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257245048" calcext:value-type="float">
            <text:p>0.6257245048</text:p>
          </table:table-cell>
          <table:table-cell office:value-type="float" office:value="1.7057449002" calcext:value-type="float">
            <text:p>1.7057449002</text:p>
          </table:table-cell>
          <table:table-cell office:value-type="float" office:value="0.5" calcext:value-type="float">
            <text:p>0.5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formula="of:=[.B229]+[.M$2]" office:value-type="float" office:value="-0.634603713846" calcext:value-type="float">
            <text:p>-0.6346037138</text:p>
          </table:table-cell>
          <table:table-cell table:formula="of:=[.C229]+[.N$2]" office:value-type="float" office:value="1.71085858436" calcext:value-type="float">
            <text:p>1.710858584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26651783" calcext:value-type="float">
            <text:p>0.626651783</text:p>
          </table:table-cell>
          <table:table-cell office:value-type="float" office:value="1.6657556497" calcext:value-type="float">
            <text:p>1.6657556497</text:p>
          </table:table-cell>
          <table:table-cell office:value-type="float" office:value="0.5" calcext:value-type="float">
            <text:p>0.5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formula="of:=[.B230]+[.M$2]" office:value-type="float" office:value="-0.633676435646" calcext:value-type="float">
            <text:p>-0.6336764356</text:p>
          </table:table-cell>
          <table:table-cell table:formula="of:=[.C230]+[.N$2]" office:value-type="float" office:value="1.67086933386" calcext:value-type="float">
            <text:p>1.670869333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324684459" calcext:value-type="float">
            <text:p>0.6324684459</text:p>
          </table:table-cell>
          <table:table-cell office:value-type="float" office:value="1.626180829" calcext:value-type="float">
            <text:p>1.626180829</text:p>
          </table:table-cell>
          <table:table-cell office:value-type="float" office:value="0.5" calcext:value-type="float">
            <text:p>0.5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table:formula="of:=[.B231]+[.M$2]" office:value-type="float" office:value="-0.627859772746" calcext:value-type="float">
            <text:p>-0.6278597727</text:p>
          </table:table-cell>
          <table:table-cell table:formula="of:=[.C231]+[.N$2]" office:value-type="float" office:value="1.63129451316" calcext:value-type="float">
            <text:p>1.631294513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322317101" calcext:value-type="float">
            <text:p>0.6322317101</text:p>
          </table:table-cell>
          <table:table-cell office:value-type="float" office:value="1.5861815296" calcext:value-type="float">
            <text:p>1.5861815296</text:p>
          </table:table-cell>
          <table:table-cell office:value-type="float" office:value="0.5" calcext:value-type="float">
            <text:p>0.5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formula="of:=[.B232]+[.M$2]" office:value-type="float" office:value="-0.628096508546" calcext:value-type="float">
            <text:p>-0.6280965085</text:p>
          </table:table-cell>
          <table:table-cell table:formula="of:=[.C232]+[.N$2]" office:value-type="float" office:value="1.59129521376" calcext:value-type="float">
            <text:p>1.591295213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333285675" calcext:value-type="float">
            <text:p>0.6333285675</text:p>
          </table:table-cell>
          <table:table-cell office:value-type="float" office:value="1.5461965711" calcext:value-type="float">
            <text:p>1.5461965711</text:p>
          </table:table-cell>
          <table:table-cell office:value-type="float" office:value="0.5" calcext:value-type="float">
            <text:p>0.5</text:p>
          </table:table-cell>
          <table:table-cell office:value-type="float" office:value="153" calcext:value-type="float">
            <text:p>153</text:p>
          </table:table-cell>
          <table:table-cell table:number-columns-repeated="4"/>
          <table:table-cell table:formula="of:=[.B233]+[.M$2]" office:value-type="float" office:value="-0.626999651146" calcext:value-type="float">
            <text:p>-0.6269996511</text:p>
          </table:table-cell>
          <table:table-cell table:formula="of:=[.C233]+[.N$2]" office:value-type="float" office:value="1.55131025526" calcext:value-type="float">
            <text:p>1.551310255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360224167" calcext:value-type="float">
            <text:p>0.6360224167</text:p>
          </table:table-cell>
          <table:table-cell office:value-type="float" office:value="1.5062873845" calcext:value-type="float">
            <text:p>1.5062873845</text:p>
          </table:table-cell>
          <table:table-cell office:value-type="float" office:value="0.5" calcext:value-type="float">
            <text:p>0.5</text:p>
          </table:table-cell>
          <table:table-cell office:value-type="float" office:value="154" calcext:value-type="float">
            <text:p>154</text:p>
          </table:table-cell>
          <table:table-cell table:number-columns-repeated="4"/>
          <table:table-cell table:formula="of:=[.B234]+[.M$2]" office:value-type="float" office:value="-0.624305801946" calcext:value-type="float">
            <text:p>-0.6243058019</text:p>
          </table:table-cell>
          <table:table-cell table:formula="of:=[.C234]+[.N$2]" office:value-type="float" office:value="1.51140106866" calcext:value-type="float">
            <text:p>1.511401068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400643226" calcext:value-type="float">
            <text:p>0.6400643226</text:p>
          </table:table-cell>
          <table:table-cell office:value-type="float" office:value="1.466492121" calcext:value-type="float">
            <text:p>1.466492121</text:p>
          </table:table-cell>
          <table:table-cell office:value-type="float" office:value="0.5" calcext:value-type="float">
            <text:p>0.5</text:p>
          </table:table-cell>
          <table:table-cell office:value-type="float" office:value="155" calcext:value-type="float">
            <text:p>155</text:p>
          </table:table-cell>
          <table:table-cell table:number-columns-repeated="4"/>
          <table:table-cell table:formula="of:=[.B235]+[.M$2]" office:value-type="float" office:value="-0.620263896046" calcext:value-type="float">
            <text:p>-0.620263896</text:p>
          </table:table-cell>
          <table:table-cell table:formula="of:=[.C235]+[.N$2]" office:value-type="float" office:value="1.47160580516" calcext:value-type="float">
            <text:p>1.471605805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41683149" calcext:value-type="float">
            <text:p>0.641683149</text:p>
          </table:table-cell>
          <table:table-cell office:value-type="float" office:value="1.4265248919" calcext:value-type="float">
            <text:p>1.4265248919</text:p>
          </table:table-cell>
          <table:table-cell office:value-type="float" office:value="0.5" calcext:value-type="float">
            <text:p>0.5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formula="of:=[.B236]+[.M$2]" office:value-type="float" office:value="-0.618645069646" calcext:value-type="float">
            <text:p>-0.6186450696</text:p>
          </table:table-cell>
          <table:table-cell table:formula="of:=[.C236]+[.N$2]" office:value-type="float" office:value="1.43163857606" calcext:value-type="float">
            <text:p>1.431638576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449550575" calcext:value-type="float">
            <text:p>0.6449550575</text:p>
          </table:table-cell>
          <table:table-cell office:value-type="float" office:value="1.3866589338" calcext:value-type="float">
            <text:p>1.3866589338</text:p>
          </table:table-cell>
          <table:table-cell office:value-type="float" office:value="0.5" calcext:value-type="float">
            <text:p>0.5</text:p>
          </table:table-cell>
          <table:table-cell office:value-type="float" office:value="157" calcext:value-type="float">
            <text:p>157</text:p>
          </table:table-cell>
          <table:table-cell table:number-columns-repeated="4"/>
          <table:table-cell table:formula="of:=[.B237]+[.M$2]" office:value-type="float" office:value="-0.615373161146" calcext:value-type="float">
            <text:p>-0.6153731611</text:p>
          </table:table-cell>
          <table:table-cell table:formula="of:=[.C237]+[.N$2]" office:value-type="float" office:value="1.39177261796" calcext:value-type="float">
            <text:p>1.39177261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498748217" calcext:value-type="float">
            <text:p>0.6498748217</text:p>
          </table:table-cell>
          <table:table-cell office:value-type="float" office:value="1.3469626377" calcext:value-type="float">
            <text:p>1.3469626377</text:p>
          </table:table-cell>
          <table:table-cell office:value-type="float" office:value="0.5" calcext:value-type="float">
            <text:p>0.5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formula="of:=[.B238]+[.M$2]" office:value-type="float" office:value="-0.610453396946" calcext:value-type="float">
            <text:p>-0.6104533969</text:p>
          </table:table-cell>
          <table:table-cell table:formula="of:=[.C238]+[.N$2]" office:value-type="float" office:value="1.35207632186" calcext:value-type="float">
            <text:p>1.352076321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60050558" calcext:value-type="float">
            <text:p>0.660050558</text:p>
          </table:table-cell>
          <table:table-cell office:value-type="float" office:value="1.308278605" calcext:value-type="float">
            <text:p>1.308278605</text:p>
          </table:table-cell>
          <table:table-cell office:value-type="float" office:value="0.5" calcext:value-type="float">
            <text:p>0.5</text:p>
          </table:table-cell>
          <table:table-cell office:value-type="float" office:value="159" calcext:value-type="float">
            <text:p>159</text:p>
          </table:table-cell>
          <table:table-cell table:number-columns-repeated="4"/>
          <table:table-cell table:formula="of:=[.B239]+[.M$2]" office:value-type="float" office:value="-0.600277660646" calcext:value-type="float">
            <text:p>-0.6002776606</text:p>
          </table:table-cell>
          <table:table-cell table:formula="of:=[.C239]+[.N$2]" office:value-type="float" office:value="1.31339228916" calcext:value-type="float">
            <text:p>1.313392289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58587007" calcext:value-type="float">
            <text:p>0.6558587007</text:p>
          </table:table-cell>
          <table:table-cell office:value-type="float" office:value="1.2684988572" calcext:value-type="float">
            <text:p>1.2684988572</text:p>
          </table:table-cell>
          <table:table-cell office:value-type="float" office:value="0.5" calcext:value-type="float">
            <text:p>0.5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formula="of:=[.B240]+[.M$2]" office:value-type="float" office:value="-0.604469517946" calcext:value-type="float">
            <text:p>-0.6044695179</text:p>
          </table:table-cell>
          <table:table-cell table:formula="of:=[.C240]+[.N$2]" office:value-type="float" office:value="1.27361254136" calcext:value-type="float">
            <text:p>1.273612541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653118172" calcext:value-type="float">
            <text:p>0.6653118172</text:p>
          </table:table-cell>
          <table:table-cell office:value-type="float" office:value="1.2296319228" calcext:value-type="float">
            <text:p>1.2296319228</text:p>
          </table:table-cell>
          <table:table-cell office:value-type="float" office:value="0.5" calcext:value-type="float">
            <text:p>0.5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formula="of:=[.B241]+[.M$2]" office:value-type="float" office:value="-0.595016401446" calcext:value-type="float">
            <text:p>-0.5950164014</text:p>
          </table:table-cell>
          <table:table-cell table:formula="of:=[.C241]+[.N$2]" office:value-type="float" office:value="1.23474560696" calcext:value-type="float">
            <text:p>1.23474560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062963065" calcext:value-type="float">
            <text:p>2.1062963065</text:p>
          </table:table-cell>
          <table:table-cell office:value-type="float" office:value="2.6868073829" calcext:value-type="float">
            <text:p>2.6868073829</text:p>
          </table:table-cell>
          <table:table-cell office:value-type="float" office:value="0.5" calcext:value-type="float">
            <text:p>0.5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45881487114" calcext:value-type="float">
            <text:p>0.8458814871</text:p>
          </table:table-cell>
          <table:table-cell office:value-type="float" office:value="2.68106164744" calcext:value-type="float">
            <text:p>2.6810616474</text:p>
          </table:table-cell>
          <table:table-cell table:formula="of:=[.B242]+[.M$2]" office:value-type="float" office:value="0.845968087854" calcext:value-type="float">
            <text:p>0.8459680879</text:p>
          </table:table-cell>
          <table:table-cell table:formula="of:=[.C242]+[.N$2]" office:value-type="float" office:value="2.69192106706" calcext:value-type="float">
            <text:p>2.6919210671</text:p>
          </table:table-cell>
          <table:table-cell/>
          <table:table-cell table:formula="of:=[.H242]-[.B242]" office:value-type="float" office:value="-1.260414819386" calcext:value-type="float">
            <text:p>-1.2604148194</text:p>
          </table:table-cell>
          <table:table-cell table:formula="of:=[.I242]-[.C242]" office:value-type="float" office:value="-0.00574573546000012" calcext:value-type="float">
            <text:p>-0.00574573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0711552595" calcext:value-type="float">
            <text:p>2.0711552595</text:p>
          </table:table-cell>
          <table:table-cell office:value-type="float" office:value="2.7059151514" calcext:value-type="float">
            <text:p>2.7059151514</text:p>
          </table:table-cell>
          <table:table-cell office:value-type="float" office:value="0.5" calcext:value-type="float">
            <text:p>0.5</text:p>
          </table:table-cell>
          <table:table-cell office:value-type="float" office:value="83" calcext:value-type="float">
            <text:p>83</text:p>
          </table:table-cell>
          <table:table-cell table:number-columns-repeated="4"/>
          <table:table-cell table:formula="of:=[.B243]+[.M$2]" office:value-type="float" office:value="0.810827040854" calcext:value-type="float">
            <text:p>0.8108270409</text:p>
          </table:table-cell>
          <table:table-cell table:formula="of:=[.C243]+[.N$2]" office:value-type="float" office:value="2.71102883556" calcext:value-type="float">
            <text:p>2.711028835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0311610575" calcext:value-type="float">
            <text:p>2.0311610575</text:p>
          </table:table-cell>
          <table:table-cell office:value-type="float" office:value="2.7052341219" calcext:value-type="float">
            <text:p>2.7052341219</text:p>
          </table:table-cell>
          <table:table-cell office:value-type="float" office:value="0.5" calcext:value-type="float">
            <text:p>0.5</text:p>
          </table:table-cell>
          <table:table-cell office:value-type="float" office:value="84" calcext:value-type="float">
            <text:p>84</text:p>
          </table:table-cell>
          <table:table-cell table:number-columns-repeated="4"/>
          <table:table-cell table:formula="of:=[.B244]+[.M$2]" office:value-type="float" office:value="0.770832838854" calcext:value-type="float">
            <text:p>0.7708328389</text:p>
          </table:table-cell>
          <table:table-cell table:formula="of:=[.C244]+[.N$2]" office:value-type="float" office:value="2.71034780606" calcext:value-type="float">
            <text:p>2.710347806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9914042599" calcext:value-type="float">
            <text:p>1.9914042599</text:p>
          </table:table-cell>
          <table:table-cell office:value-type="float" office:value="2.7008299139" calcext:value-type="float">
            <text:p>2.7008299139</text:p>
          </table:table-cell>
          <table:table-cell office:value-type="float" office:value="0.5" calcext:value-type="float">
            <text:p>0.5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table:formula="of:=[.B245]+[.M$2]" office:value-type="float" office:value="0.731076041254" calcext:value-type="float">
            <text:p>0.7310760413</text:p>
          </table:table-cell>
          <table:table-cell table:formula="of:=[.C245]+[.N$2]" office:value-type="float" office:value="2.70594359806" calcext:value-type="float">
            <text:p>2.705943598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9514928862" calcext:value-type="float">
            <text:p>1.9514928862</text:p>
          </table:table-cell>
          <table:table-cell office:value-type="float" office:value="2.6981686645" calcext:value-type="float">
            <text:p>2.6981686645</text:p>
          </table:table-cell>
          <table:table-cell office:value-type="float" office:value="0.5" calcext:value-type="float">
            <text:p>0.5</text:p>
          </table:table-cell>
          <table:table-cell office:value-type="float" office:value="86" calcext:value-type="float">
            <text:p>86</text:p>
          </table:table-cell>
          <table:table-cell table:number-columns-repeated="4"/>
          <table:table-cell table:formula="of:=[.B246]+[.M$2]" office:value-type="float" office:value="0.691164667554" calcext:value-type="float">
            <text:p>0.6911646676</text:p>
          </table:table-cell>
          <table:table-cell table:formula="of:=[.C246]+[.N$2]" office:value-type="float" office:value="2.70328234866" calcext:value-type="float">
            <text:p>2.703282348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9118891656" calcext:value-type="float">
            <text:p>1.9118891656</text:p>
          </table:table-cell>
          <table:table-cell office:value-type="float" office:value="2.7037851859" calcext:value-type="float">
            <text:p>2.7037851859</text:p>
          </table:table-cell>
          <table:table-cell office:value-type="float" office:value="0.5" calcext:value-type="float">
            <text:p>0.5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B247]+[.M$2]" office:value-type="float" office:value="0.651560946954" calcext:value-type="float">
            <text:p>0.651560947</text:p>
          </table:table-cell>
          <table:table-cell table:formula="of:=[.C247]+[.N$2]" office:value-type="float" office:value="2.70889887006" calcext:value-type="float">
            <text:p>2.708898870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719074987" calcext:value-type="float">
            <text:p>1.8719074987</text:p>
          </table:table-cell>
          <table:table-cell office:value-type="float" office:value="2.7025742706" calcext:value-type="float">
            <text:p>2.7025742706</text:p>
          </table:table-cell>
          <table:table-cell office:value-type="float" office:value="0.5" calcext:value-type="float">
            <text:p>0.5</text:p>
          </table:table-cell>
          <table:table-cell office:value-type="float" office:value="88" calcext:value-type="float">
            <text:p>88</text:p>
          </table:table-cell>
          <table:table-cell table:number-columns-repeated="4"/>
          <table:table-cell table:formula="of:=[.B248]+[.M$2]" office:value-type="float" office:value="0.611579280054" calcext:value-type="float">
            <text:p>0.6115792801</text:p>
          </table:table-cell>
          <table:table-cell table:formula="of:=[.C248]+[.N$2]" office:value-type="float" office:value="2.70768795476" calcext:value-type="float">
            <text:p>2.707687954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324697609" calcext:value-type="float">
            <text:p>1.8324697609</text:p>
          </table:table-cell>
          <table:table-cell office:value-type="float" office:value="2.6958910947" calcext:value-type="float">
            <text:p>2.6958910947</text:p>
          </table:table-cell>
          <table:table-cell office:value-type="float" office:value="0.5" calcext:value-type="float">
            <text:p>0.5</text:p>
          </table:table-cell>
          <table:table-cell office:value-type="float" office:value="89" calcext:value-type="float">
            <text:p>89</text:p>
          </table:table-cell>
          <table:table-cell table:number-columns-repeated="4"/>
          <table:table-cell table:formula="of:=[.B249]+[.M$2]" office:value-type="float" office:value="0.572141542254" calcext:value-type="float">
            <text:p>0.5721415423</text:p>
          </table:table-cell>
          <table:table-cell table:formula="of:=[.C249]+[.N$2]" office:value-type="float" office:value="2.70100477886" calcext:value-type="float">
            <text:p>2.701004778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933615019" calcext:value-type="float">
            <text:p>1.7933615019</text:p>
          </table:table-cell>
          <table:table-cell office:value-type="float" office:value="2.6874920429" calcext:value-type="float">
            <text:p>2.6874920429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table:number-columns-repeated="4"/>
          <table:table-cell table:formula="of:=[.B250]+[.M$2]" office:value-type="float" office:value="0.533033283254" calcext:value-type="float">
            <text:p>0.5330332833</text:p>
          </table:table-cell>
          <table:table-cell table:formula="of:=[.C250]+[.N$2]" office:value-type="float" office:value="2.69260572706" calcext:value-type="float">
            <text:p>2.692605727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550633529" calcext:value-type="float">
            <text:p>1.7550633529</text:p>
          </table:table-cell>
          <table:table-cell office:value-type="float" office:value="2.6759485692" calcext:value-type="float">
            <text:p>2.6759485692</text:p>
          </table:table-cell>
          <table:table-cell office:value-type="float" office:value="0.5" calcext:value-type="float">
            <text:p>0.5</text:p>
          </table:table-cell>
          <table:table-cell office:value-type="float" office:value="91" calcext:value-type="float">
            <text:p>91</text:p>
          </table:table-cell>
          <table:table-cell table:number-columns-repeated="4"/>
          <table:table-cell table:formula="of:=[.B251]+[.M$2]" office:value-type="float" office:value="0.494735134254" calcext:value-type="float">
            <text:p>0.4947351343</text:p>
          </table:table-cell>
          <table:table-cell table:formula="of:=[.C251]+[.N$2]" office:value-type="float" office:value="2.68106225336" calcext:value-type="float">
            <text:p>2.681062253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181330869" calcext:value-type="float">
            <text:p>1.7181330869</text:p>
          </table:table-cell>
          <table:table-cell office:value-type="float" office:value="2.6605812191" calcext:value-type="float">
            <text:p>2.6605812191</text:p>
          </table:table-cell>
          <table:table-cell office:value-type="float" office:value="0.5" calcext:value-type="float">
            <text:p>0.5</text:p>
          </table:table-cell>
          <table:table-cell office:value-type="float" office:value="92" calcext:value-type="float">
            <text:p>92</text:p>
          </table:table-cell>
          <table:table-cell table:number-columns-repeated="4"/>
          <table:table-cell table:formula="of:=[.B252]+[.M$2]" office:value-type="float" office:value="0.457804868254" calcext:value-type="float">
            <text:p>0.4578048683</text:p>
          </table:table-cell>
          <table:table-cell table:formula="of:=[.C252]+[.N$2]" office:value-type="float" office:value="2.66569490326" calcext:value-type="float">
            <text:p>2.665694903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6831617551" calcext:value-type="float">
            <text:p>1.6831617551</text:p>
          </table:table-cell>
          <table:table-cell office:value-type="float" office:value="2.6411645779" calcext:value-type="float">
            <text:p>2.6411645779</text:p>
          </table:table-cell>
          <table:table-cell office:value-type="float" office:value="0.5" calcext:value-type="float">
            <text:p>0.5</text:p>
          </table:table-cell>
          <table:table-cell office:value-type="float" office:value="93" calcext:value-type="float">
            <text:p>93</text:p>
          </table:table-cell>
          <table:table-cell table:number-columns-repeated="4"/>
          <table:table-cell table:formula="of:=[.B253]+[.M$2]" office:value-type="float" office:value="0.422833536454" calcext:value-type="float">
            <text:p>0.4228335365</text:p>
          </table:table-cell>
          <table:table-cell table:formula="of:=[.C253]+[.N$2]" office:value-type="float" office:value="2.64627826206" calcext:value-type="float">
            <text:p>2.646278262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6491431753" calcext:value-type="float">
            <text:p>1.6491431753</text:p>
          </table:table-cell>
          <table:table-cell office:value-type="float" office:value="2.6201232797" calcext:value-type="float">
            <text:p>2.6201232797</text:p>
          </table:table-cell>
          <table:table-cell office:value-type="float" office:value="0.5" calcext:value-type="float">
            <text:p>0.5</text:p>
          </table:table-cell>
          <table:table-cell office:value-type="float" office:value="94" calcext:value-type="float">
            <text:p>94</text:p>
          </table:table-cell>
          <table:table-cell table:number-columns-repeated="4"/>
          <table:table-cell table:formula="of:=[.B254]+[.M$2]" office:value-type="float" office:value="0.388814956654" calcext:value-type="float">
            <text:p>0.3888149567</text:p>
          </table:table-cell>
          <table:table-cell table:formula="of:=[.C254]+[.N$2]" office:value-type="float" office:value="2.62523696386" calcext:value-type="float">
            <text:p>2.625236963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6191794788" calcext:value-type="float">
            <text:p>1.6191794788</text:p>
          </table:table-cell>
          <table:table-cell office:value-type="float" office:value="2.5936246591" calcext:value-type="float">
            <text:p>2.5936246591</text:p>
          </table:table-cell>
          <table:table-cell office:value-type="float" office:value="0.5" calcext:value-type="float">
            <text:p>0.5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[.B255]+[.M$2]" office:value-type="float" office:value="0.358851260154" calcext:value-type="float">
            <text:p>0.3588512602</text:p>
          </table:table-cell>
          <table:table-cell table:formula="of:=[.C255]+[.N$2]" office:value-type="float" office:value="2.59873834326" calcext:value-type="float">
            <text:p>2.598738343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847317966" calcext:value-type="float">
            <text:p>1.5847317966</text:p>
          </table:table-cell>
          <table:table-cell office:value-type="float" office:value="2.5732934715" calcext:value-type="float">
            <text:p>2.5732934715</text:p>
          </table:table-cell>
          <table:table-cell office:value-type="float" office:value="0.5" calcext:value-type="float">
            <text:p>0.5</text:p>
          </table:table-cell>
          <table:table-cell office:value-type="float" office:value="96" calcext:value-type="float">
            <text:p>96</text:p>
          </table:table-cell>
          <table:table-cell table:number-columns-repeated="4"/>
          <table:table-cell table:formula="of:=[.B256]+[.M$2]" office:value-type="float" office:value="0.324403577954" calcext:value-type="float">
            <text:p>0.324403578</text:p>
          </table:table-cell>
          <table:table-cell table:formula="of:=[.C256]+[.N$2]" office:value-type="float" office:value="2.57840715566" calcext:value-type="float">
            <text:p>2.578407155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479310712" calcext:value-type="float">
            <text:p>1.5479310712</text:p>
          </table:table-cell>
          <table:table-cell office:value-type="float" office:value="2.55761844" calcext:value-type="float">
            <text:p>2.55761844</text:p>
          </table:table-cell>
          <table:table-cell office:value-type="float" office:value="0.5" calcext:value-type="float">
            <text:p>0.5</text:p>
          </table:table-cell>
          <table:table-cell office:value-type="float" office:value="97" calcext:value-type="float">
            <text:p>97</text:p>
          </table:table-cell>
          <table:table-cell table:number-columns-repeated="4"/>
          <table:table-cell table:formula="of:=[.B257]+[.M$2]" office:value-type="float" office:value="0.287602852554" calcext:value-type="float">
            <text:p>0.2876028526</text:p>
          </table:table-cell>
          <table:table-cell table:formula="of:=[.C257]+[.N$2]" office:value-type="float" office:value="2.56273212416" calcext:value-type="float">
            <text:p>2.562732124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081112802" calcext:value-type="float">
            <text:p>1.5081112802</text:p>
          </table:table-cell>
          <table:table-cell office:value-type="float" office:value="2.553825784" calcext:value-type="float">
            <text:p>2.553825784</text:p>
          </table:table-cell>
          <table:table-cell office:value-type="float" office:value="0.5" calcext:value-type="float">
            <text:p>0.5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B258]+[.M$2]" office:value-type="float" office:value="0.247783061554" calcext:value-type="float">
            <text:p>0.2477830616</text:p>
          </table:table-cell>
          <table:table-cell table:formula="of:=[.C258]+[.N$2]" office:value-type="float" office:value="2.55893946816" calcext:value-type="float">
            <text:p>2.558939468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683983556" calcext:value-type="float">
            <text:p>1.4683983556</text:p>
          </table:table-cell>
          <table:table-cell office:value-type="float" office:value="2.5490421009" calcext:value-type="float">
            <text:p>2.5490421009</text:p>
          </table:table-cell>
          <table:table-cell office:value-type="float" office:value="0.5" calcext:value-type="float">
            <text:p>0.5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table:formula="of:=[.B259]+[.M$2]" office:value-type="float" office:value="0.208070136954" calcext:value-type="float">
            <text:p>0.208070137</text:p>
          </table:table-cell>
          <table:table-cell table:formula="of:=[.C259]+[.N$2]" office:value-type="float" office:value="2.55415578506" calcext:value-type="float">
            <text:p>2.554155785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285325214" calcext:value-type="float">
            <text:p>1.4285325214</text:p>
          </table:table-cell>
          <table:table-cell office:value-type="float" office:value="2.552315518" calcext:value-type="float">
            <text:p>2.552315518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B260]+[.M$2]" office:value-type="float" office:value="0.168204302754" calcext:value-type="float">
            <text:p>0.1682043028</text:p>
          </table:table-cell>
          <table:table-cell table:formula="of:=[.C260]+[.N$2]" office:value-type="float" office:value="2.55742920216" calcext:value-type="float">
            <text:p>2.557429202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885420596" calcext:value-type="float">
            <text:p>1.3885420596</text:p>
          </table:table-cell>
          <table:table-cell office:value-type="float" office:value="2.5514420393" calcext:value-type="float">
            <text:p>2.5514420393</text:p>
          </table:table-cell>
          <table:table-cell office:value-type="float" office:value="0.5" calcext:value-type="float">
            <text:p>0.5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formula="of:=[.B261]+[.M$2]" office:value-type="float" office:value="0.128213840954" calcext:value-type="float">
            <text:p>0.128213841</text:p>
          </table:table-cell>
          <table:table-cell table:formula="of:=[.C261]+[.N$2]" office:value-type="float" office:value="2.55655572346" calcext:value-type="float">
            <text:p>2.556555723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485572743" calcext:value-type="float">
            <text:p>1.3485572743</text:p>
          </table:table-cell>
          <table:table-cell office:value-type="float" office:value="2.5503388847" calcext:value-type="float">
            <text:p>2.5503388847</text:p>
          </table:table-cell>
          <table:table-cell office:value-type="float" office:value="0.5" calcext:value-type="float">
            <text:p>0.5</text:p>
          </table:table-cell>
          <table:table-cell office:value-type="float" office:value="102" calcext:value-type="float">
            <text:p>102</text:p>
          </table:table-cell>
          <table:table-cell table:number-columns-repeated="4"/>
          <table:table-cell table:formula="of:=[.B262]+[.M$2]" office:value-type="float" office:value="0.0882290556540002" calcext:value-type="float">
            <text:p>0.0882290557</text:p>
          </table:table-cell>
          <table:table-cell table:formula="of:=[.C262]+[.N$2]" office:value-type="float" office:value="2.55545256886" calcext:value-type="float">
            <text:p>2.555452568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085885777" calcext:value-type="float">
            <text:p>1.3085885777</text:p>
          </table:table-cell>
          <table:table-cell office:value-type="float" office:value="2.5487567052" calcext:value-type="float">
            <text:p>2.5487567052</text:p>
          </table:table-cell>
          <table:table-cell office:value-type="float" office:value="0.5" calcext:value-type="float">
            <text:p>0.5</text:p>
          </table:table-cell>
          <table:table-cell office:value-type="float" office:value="103" calcext:value-type="float">
            <text:p>103</text:p>
          </table:table-cell>
          <table:table-cell table:number-columns-repeated="4"/>
          <table:table-cell table:formula="of:=[.B263]+[.M$2]" office:value-type="float" office:value="0.0482603590540003" calcext:value-type="float">
            <text:p>0.0482603591</text:p>
          </table:table-cell>
          <table:table-cell table:formula="of:=[.C263]+[.N$2]" office:value-type="float" office:value="2.55387038936" calcext:value-type="float">
            <text:p>2.553870389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688089974" calcext:value-type="float">
            <text:p>1.2688089974</text:p>
          </table:table-cell>
          <table:table-cell office:value-type="float" office:value="2.5529501509" calcext:value-type="float">
            <text:p>2.5529501509</text:p>
          </table:table-cell>
          <table:table-cell office:value-type="float" office:value="0.5" calcext:value-type="float">
            <text:p>0.5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formula="of:=[.B264]+[.M$2]" office:value-type="float" office:value="0.00848077875400022" calcext:value-type="float">
            <text:p>0.0084807788</text:p>
          </table:table-cell>
          <table:table-cell table:formula="of:=[.C264]+[.N$2]" office:value-type="float" office:value="2.55806383506" calcext:value-type="float">
            <text:p>2.558063835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28814147" calcext:value-type="float">
            <text:p>1.228814147</text:p>
          </table:table-cell>
          <table:table-cell office:value-type="float" office:value="2.5523083222" calcext:value-type="float">
            <text:p>2.5523083222</text:p>
          </table:table-cell>
          <table:table-cell office:value-type="float" office:value="0.5" calcext:value-type="float">
            <text:p>0.5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table:formula="of:=[.B265]+[.M$2]" office:value-type="float" office:value="-0.0315140716459998" calcext:value-type="float">
            <text:p>-0.0315140716</text:p>
          </table:table-cell>
          <table:table-cell table:formula="of:=[.C265]+[.N$2]" office:value-type="float" office:value="2.55742200636" calcext:value-type="float">
            <text:p>2.557422006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891097015" calcext:value-type="float">
            <text:p>1.1891097015</text:p>
          </table:table-cell>
          <table:table-cell office:value-type="float" office:value="2.5571618781" calcext:value-type="float">
            <text:p>2.5571618781</text:p>
          </table:table-cell>
          <table:table-cell office:value-type="float" office:value="0.5" calcext:value-type="float">
            <text:p>0.5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formula="of:=[.B266]+[.M$2]" office:value-type="float" office:value="-0.0712185171459998" calcext:value-type="float">
            <text:p>-0.0712185171</text:p>
          </table:table-cell>
          <table:table-cell table:formula="of:=[.C266]+[.N$2]" office:value-type="float" office:value="2.56227556226" calcext:value-type="float">
            <text:p>2.562275562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505386271" calcext:value-type="float">
            <text:p>1.1505386271</text:p>
          </table:table-cell>
          <table:table-cell office:value-type="float" office:value="2.5677577369" calcext:value-type="float">
            <text:p>2.5677577369</text:p>
          </table:table-cell>
          <table:table-cell office:value-type="float" office:value="0.5" calcext:value-type="float">
            <text:p>0.5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table:formula="of:=[.B267]+[.M$2]" office:value-type="float" office:value="-0.109789591546" calcext:value-type="float">
            <text:p>-0.1097895915</text:p>
          </table:table-cell>
          <table:table-cell table:formula="of:=[.C267]+[.N$2]" office:value-type="float" office:value="2.57287142106" calcext:value-type="float">
            <text:p>2.572871421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120631036" calcext:value-type="float">
            <text:p>1.1120631036</text:p>
          </table:table-cell>
          <table:table-cell office:value-type="float" office:value="2.5786954737" calcext:value-type="float">
            <text:p>2.5786954737</text:p>
          </table:table-cell>
          <table:table-cell office:value-type="float" office:value="0.5" calcext:value-type="float">
            <text:p>0.5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formula="of:=[.B268]+[.M$2]" office:value-type="float" office:value="-0.148265115046" calcext:value-type="float">
            <text:p>-0.148265115</text:p>
          </table:table-cell>
          <table:table-cell table:formula="of:=[.C268]+[.N$2]" office:value-type="float" office:value="2.58380915786" calcext:value-type="float">
            <text:p>2.583809157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749889966" calcext:value-type="float">
            <text:p>1.0749889966</text:p>
          </table:table-cell>
          <table:table-cell office:value-type="float" office:value="2.593712484" calcext:value-type="float">
            <text:p>2.593712484</text:p>
          </table:table-cell>
          <table:table-cell office:value-type="float" office:value="0.5" calcext:value-type="float">
            <text:p>0.5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B269]+[.M$2]" office:value-type="float" office:value="-0.185339222046" calcext:value-type="float">
            <text:p>-0.185339222</text:p>
          </table:table-cell>
          <table:table-cell table:formula="of:=[.C269]+[.N$2]" office:value-type="float" office:value="2.59882616816" calcext:value-type="float">
            <text:p>2.598826168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370791163" calcext:value-type="float">
            <text:p>1.0370791163</text:p>
          </table:table-cell>
          <table:table-cell office:value-type="float" office:value="2.6064733996" calcext:value-type="float">
            <text:p>2.6064733996</text:p>
          </table:table-cell>
          <table:table-cell office:value-type="float" office:value="0.5" calcext:value-type="float">
            <text:p>0.5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formula="of:=[.B270]+[.M$2]" office:value-type="float" office:value="-0.223249102346" calcext:value-type="float">
            <text:p>-0.2232491023</text:p>
          </table:table-cell>
          <table:table-cell table:formula="of:=[.C270]+[.N$2]" office:value-type="float" office:value="2.61158708376" calcext:value-type="float">
            <text:p>2.611587083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987969312" calcext:value-type="float">
            <text:p>0.9987969312</text:p>
          </table:table-cell>
          <table:table-cell office:value-type="float" office:value="2.6180697053" calcext:value-type="float">
            <text:p>2.6180697053</text:p>
          </table:table-cell>
          <table:table-cell office:value-type="float" office:value="0.5" calcext:value-type="float">
            <text:p>0.5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formula="of:=[.B271]+[.M$2]" office:value-type="float" office:value="-0.261531287446" calcext:value-type="float">
            <text:p>-0.2615312874</text:p>
          </table:table-cell>
          <table:table-cell table:formula="of:=[.C271]+[.N$2]" office:value-type="float" office:value="2.62318338946" calcext:value-type="float">
            <text:p>2.623183389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98154824" calcext:value-type="float">
            <text:p>0.9598154824</text:p>
          </table:table-cell>
          <table:table-cell office:value-type="float" office:value="2.6270389112" calcext:value-type="float">
            <text:p>2.6270389112</text:p>
          </table:table-cell>
          <table:table-cell office:value-type="float" office:value="0.5" calcext:value-type="float">
            <text:p>0.5</text:p>
          </table:table-cell>
          <table:table-cell office:value-type="float" office:value="112" calcext:value-type="float">
            <text:p>112</text:p>
          </table:table-cell>
          <table:table-cell table:number-columns-repeated="4"/>
          <table:table-cell table:formula="of:=[.B272]+[.M$2]" office:value-type="float" office:value="-0.300512736246" calcext:value-type="float">
            <text:p>-0.3005127362</text:p>
          </table:table-cell>
          <table:table-cell table:formula="of:=[.C272]+[.N$2]" office:value-type="float" office:value="2.63215259536" calcext:value-type="float">
            <text:p>2.632152595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19862034" calcext:value-type="float">
            <text:p>0.919862034</text:p>
          </table:table-cell>
          <table:table-cell office:value-type="float" office:value="2.6289681493" calcext:value-type="float">
            <text:p>2.6289681493</text:p>
          </table:table-cell>
          <table:table-cell office:value-type="float" office:value="0.5" calcext:value-type="float">
            <text:p>0.5</text:p>
          </table:table-cell>
          <table:table-cell office:value-type="float" office:value="113" calcext:value-type="float">
            <text:p>113</text:p>
          </table:table-cell>
          <table:table-cell table:number-columns-repeated="4"/>
          <table:table-cell table:formula="of:=[.B273]+[.M$2]" office:value-type="float" office:value="-0.340466184646" calcext:value-type="float">
            <text:p>-0.3404661846</text:p>
          </table:table-cell>
          <table:table-cell table:formula="of:=[.C273]+[.N$2]" office:value-type="float" office:value="2.63408183346" calcext:value-type="float">
            <text:p>2.634081833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799277091" calcext:value-type="float">
            <text:p>0.8799277091</text:p>
          </table:table-cell>
          <table:table-cell office:value-type="float" office:value="2.6266769288" calcext:value-type="float">
            <text:p>2.6266769288</text:p>
          </table:table-cell>
          <table:table-cell office:value-type="float" office:value="0.5" calcext:value-type="float">
            <text:p>0.5</text:p>
          </table:table-cell>
          <table:table-cell office:value-type="float" office:value="114" calcext:value-type="float">
            <text:p>114</text:p>
          </table:table-cell>
          <table:table-cell table:number-columns-repeated="4"/>
          <table:table-cell table:formula="of:=[.B274]+[.M$2]" office:value-type="float" office:value="-0.380400509546" calcext:value-type="float">
            <text:p>-0.3804005095</text:p>
          </table:table-cell>
          <table:table-cell table:formula="of:=[.C274]+[.N$2]" office:value-type="float" office:value="2.63179061296" calcext:value-type="float">
            <text:p>2.63179061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405797655" calcext:value-type="float">
            <text:p>0.8405797655</text:p>
          </table:table-cell>
          <table:table-cell office:value-type="float" office:value="2.6194839225" calcext:value-type="float">
            <text:p>2.6194839225</text:p>
          </table:table-cell>
          <table:table-cell office:value-type="float" office:value="0.5" calcext:value-type="float">
            <text:p>0.5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table:formula="of:=[.B275]+[.M$2]" office:value-type="float" office:value="-0.419748453146" calcext:value-type="float">
            <text:p>-0.4197484531</text:p>
          </table:table-cell>
          <table:table-cell table:formula="of:=[.C275]+[.N$2]" office:value-type="float" office:value="2.62459760666" calcext:value-type="float">
            <text:p>2.624597606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017231748" calcext:value-type="float">
            <text:p>0.8017231748</text:p>
          </table:table-cell>
          <table:table-cell office:value-type="float" office:value="2.6099883787" calcext:value-type="float">
            <text:p>2.6099883787</text:p>
          </table:table-cell>
          <table:table-cell office:value-type="float" office:value="0.5" calcext:value-type="float">
            <text:p>0.5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table:formula="of:=[.B276]+[.M$2]" office:value-type="float" office:value="-0.458605043846" calcext:value-type="float">
            <text:p>-0.4586050438</text:p>
          </table:table-cell>
          <table:table-cell table:formula="of:=[.C276]+[.N$2]" office:value-type="float" office:value="2.61510206286" calcext:value-type="float">
            <text:p>2.615102062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635810461" calcext:value-type="float">
            <text:p>0.7635810461</text:p>
          </table:table-cell>
          <table:table-cell office:value-type="float" office:value="2.5979393945" calcext:value-type="float">
            <text:p>2.5979393945</text:p>
          </table:table-cell>
          <table:table-cell office:value-type="float" office:value="0.5" calcext:value-type="float">
            <text:p>0.5</text:p>
          </table:table-cell>
          <table:table-cell office:value-type="float" office:value="117" calcext:value-type="float">
            <text:p>117</text:p>
          </table:table-cell>
          <table:table-cell table:number-columns-repeated="4"/>
          <table:table-cell table:formula="of:=[.B277]+[.M$2]" office:value-type="float" office:value="-0.496747172546" calcext:value-type="float">
            <text:p>-0.4967471725</text:p>
          </table:table-cell>
          <table:table-cell table:formula="of:=[.C277]+[.N$2]" office:value-type="float" office:value="2.60305307866" calcext:value-type="float">
            <text:p>2.603053078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25896072" calcext:value-type="float">
            <text:p>0.725896072</text:p>
          </table:table-cell>
          <table:table-cell office:value-type="float" office:value="2.5845288492" calcext:value-type="float">
            <text:p>2.5845288492</text:p>
          </table:table-cell>
          <table:table-cell office:value-type="float" office:value="0.5" calcext:value-type="float">
            <text:p>0.5</text:p>
          </table:table-cell>
          <table:table-cell office:value-type="float" office:value="118" calcext:value-type="float">
            <text:p>118</text:p>
          </table:table-cell>
          <table:table-cell table:number-columns-repeated="4"/>
          <table:table-cell table:formula="of:=[.B278]+[.M$2]" office:value-type="float" office:value="-0.534432146646" calcext:value-type="float">
            <text:p>-0.5344321466</text:p>
          </table:table-cell>
          <table:table-cell table:formula="of:=[.C278]+[.N$2]" office:value-type="float" office:value="2.58964253336" calcext:value-type="float">
            <text:p>2.589642533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885429662" calcext:value-type="float">
            <text:p>0.6885429662</text:p>
          </table:table-cell>
          <table:table-cell office:value-type="float" office:value="2.5702199187" calcext:value-type="float">
            <text:p>2.5702199187</text:p>
          </table:table-cell>
          <table:table-cell office:value-type="float" office:value="0.5" calcext:value-type="float">
            <text:p>0.5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table:formula="of:=[.B279]+[.M$2]" office:value-type="float" office:value="-0.571785252446" calcext:value-type="float">
            <text:p>-0.5717852524</text:p>
          </table:table-cell>
          <table:table-cell table:formula="of:=[.C279]+[.N$2]" office:value-type="float" office:value="2.57533360286" calcext:value-type="float">
            <text:p>2.575333602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07195985" calcext:value-type="float">
            <text:p>0.6507195985</text:p>
          </table:table-cell>
          <table:table-cell office:value-type="float" office:value="2.5572048178" calcext:value-type="float">
            <text:p>2.5572048178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B280]+[.M$2]" office:value-type="float" office:value="-0.609608620146" calcext:value-type="float">
            <text:p>-0.6096086201</text:p>
          </table:table-cell>
          <table:table-cell table:formula="of:=[.C280]+[.N$2]" office:value-type="float" office:value="2.56231850196" calcext:value-type="float">
            <text:p>2.56231850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130475203" calcext:value-type="float">
            <text:p>0.6130475203</text:p>
          </table:table-cell>
          <table:table-cell office:value-type="float" office:value="2.5437580887" calcext:value-type="float">
            <text:p>2.5437580887</text:p>
          </table:table-cell>
          <table:table-cell office:value-type="float" office:value="0.5" calcext:value-type="float">
            <text:p>0.5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formula="of:=[.B281]+[.M$2]" office:value-type="float" office:value="-0.647280698346" calcext:value-type="float">
            <text:p>-0.6472806983</text:p>
          </table:table-cell>
          <table:table-cell table:formula="of:=[.C281]+[.N$2]" office:value-type="float" office:value="2.54887177286" calcext:value-type="float">
            <text:p>2.548871772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756306502" calcext:value-type="float">
            <text:p>0.5756306502</text:p>
          </table:table-cell>
          <table:table-cell office:value-type="float" office:value="2.5296167367" calcext:value-type="float">
            <text:p>2.5296167367</text:p>
          </table:table-cell>
          <table:table-cell office:value-type="float" office:value="0.5" calcext:value-type="float">
            <text:p>0.5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formula="of:=[.B282]+[.M$2]" office:value-type="float" office:value="-0.684697568446" calcext:value-type="float">
            <text:p>-0.6846975684</text:p>
          </table:table-cell>
          <table:table-cell table:formula="of:=[.C282]+[.N$2]" office:value-type="float" office:value="2.53473042086" calcext:value-type="float">
            <text:p>2.534730420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380974477" calcext:value-type="float">
            <text:p>0.5380974477</text:p>
          </table:table-cell>
          <table:table-cell office:value-type="float" office:value="2.5157871051" calcext:value-type="float">
            <text:p>2.5157871051</text:p>
          </table:table-cell>
          <table:table-cell office:value-type="float" office:value="0.5" calcext:value-type="float">
            <text:p>0.5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formula="of:=[.B283]+[.M$2]" office:value-type="float" office:value="-0.722230770946" calcext:value-type="float">
            <text:p>-0.7222307709</text:p>
          </table:table-cell>
          <table:table-cell table:formula="of:=[.C283]+[.N$2]" office:value-type="float" office:value="2.52090078926" calcext:value-type="float">
            <text:p>2.520900789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019276528" calcext:value-type="float">
            <text:p>0.5019276528</text:p>
          </table:table-cell>
          <table:table-cell office:value-type="float" office:value="2.4987065333" calcext:value-type="float">
            <text:p>2.4987065333</text:p>
          </table:table-cell>
          <table:table-cell office:value-type="float" office:value="0.5" calcext:value-type="float">
            <text:p>0.5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formula="of:=[.B284]+[.M$2]" office:value-type="float" office:value="-0.758400565846" calcext:value-type="float">
            <text:p>-0.7584005658</text:p>
          </table:table-cell>
          <table:table-cell table:formula="of:=[.C284]+[.N$2]" office:value-type="float" office:value="2.50382021746" calcext:value-type="float">
            <text:p>2.503820217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666717073" calcext:value-type="float">
            <text:p>0.4666717073</text:p>
          </table:table-cell>
          <table:table-cell office:value-type="float" office:value="2.4798116052" calcext:value-type="float">
            <text:p>2.4798116052</text:p>
          </table:table-cell>
          <table:table-cell office:value-type="float" office:value="0.5" calcext:value-type="float">
            <text:p>0.5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formula="of:=[.B285]+[.M$2]" office:value-type="float" office:value="-0.793656511346" calcext:value-type="float">
            <text:p>-0.7936565113</text:p>
          </table:table-cell>
          <table:table-cell table:formula="of:=[.C285]+[.N$2]" office:value-type="float" office:value="2.48492528936" calcext:value-type="float">
            <text:p>2.484925289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325872374" calcext:value-type="float">
            <text:p>0.4325872374</text:p>
          </table:table-cell>
          <table:table-cell office:value-type="float" office:value="2.4588772098" calcext:value-type="float">
            <text:p>2.4588772098</text:p>
          </table:table-cell>
          <table:table-cell office:value-type="float" office:value="0.5" calcext:value-type="float">
            <text:p>0.5</text:p>
          </table:table-cell>
          <table:table-cell office:value-type="float" office:value="126" calcext:value-type="float">
            <text:p>126</text:p>
          </table:table-cell>
          <table:table-cell table:number-columns-repeated="4"/>
          <table:table-cell table:formula="of:=[.B286]+[.M$2]" office:value-type="float" office:value="-0.827740981246" calcext:value-type="float">
            <text:p>-0.8277409812</text:p>
          </table:table-cell>
          <table:table-cell table:formula="of:=[.C286]+[.N$2]" office:value-type="float" office:value="2.46399089396" calcext:value-type="float">
            <text:p>2.46399089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994190304" calcext:value-type="float">
            <text:p>0.3994190304</text:p>
          </table:table-cell>
          <table:table-cell office:value-type="float" office:value="2.4365194361" calcext:value-type="float">
            <text:p>2.4365194361</text:p>
          </table:table-cell>
          <table:table-cell office:value-type="float" office:value="0.5" calcext:value-type="float">
            <text:p>0.5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formula="of:=[.B287]+[.M$2]" office:value-type="float" office:value="-0.860909188246" calcext:value-type="float">
            <text:p>-0.8609091882</text:p>
          </table:table-cell>
          <table:table-cell table:formula="of:=[.C287]+[.N$2]" office:value-type="float" office:value="2.44163312026" calcext:value-type="float">
            <text:p>2.441633120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677785208" calcext:value-type="float">
            <text:p>0.3677785208</text:p>
          </table:table-cell>
          <table:table-cell office:value-type="float" office:value="2.412047449" calcext:value-type="float">
            <text:p>2.412047449</text:p>
          </table:table-cell>
          <table:table-cell office:value-type="float" office:value="0.5" calcext:value-type="float">
            <text:p>0.5</text:p>
          </table:table-cell>
          <table:table-cell office:value-type="float" office:value="128" calcext:value-type="float">
            <text:p>128</text:p>
          </table:table-cell>
          <table:table-cell table:number-columns-repeated="4"/>
          <table:table-cell table:formula="of:=[.B288]+[.M$2]" office:value-type="float" office:value="-0.892549697846" calcext:value-type="float">
            <text:p>-0.8925496978</text:p>
          </table:table-cell>
          <table:table-cell table:formula="of:=[.C288]+[.N$2]" office:value-type="float" office:value="2.41716113316" calcext:value-type="float">
            <text:p>2.417161133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73537744" calcext:value-type="float">
            <text:p>0.3373537744</text:p>
          </table:table-cell>
          <table:table-cell office:value-type="float" office:value="2.3860794917" calcext:value-type="float">
            <text:p>2.3860794917</text:p>
          </table:table-cell>
          <table:table-cell office:value-type="float" office:value="0.5" calcext:value-type="float">
            <text:p>0.5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table:formula="of:=[.B289]+[.M$2]" office:value-type="float" office:value="-0.922974444246" calcext:value-type="float">
            <text:p>-0.9229744442</text:p>
          </table:table-cell>
          <table:table-cell table:formula="of:=[.C289]+[.N$2]" office:value-type="float" office:value="2.39119317586" calcext:value-type="float">
            <text:p>2.391193175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097522692" calcext:value-type="float">
            <text:p>0.3097522692</text:p>
          </table:table-cell>
          <table:table-cell office:value-type="float" office:value="2.357128552" calcext:value-type="float">
            <text:p>2.357128552</text:p>
          </table:table-cell>
          <table:table-cell office:value-type="float" office:value="0.5" calcext:value-type="float">
            <text:p>0.5</text:p>
          </table:table-cell>
          <table:table-cell office:value-type="float" office:value="130" calcext:value-type="float">
            <text:p>130</text:p>
          </table:table-cell>
          <table:table-cell table:number-columns-repeated="4"/>
          <table:table-cell table:formula="of:=[.B290]+[.M$2]" office:value-type="float" office:value="-0.950575949446" calcext:value-type="float">
            <text:p>-0.9505759494</text:p>
          </table:table-cell>
          <table:table-cell table:formula="of:=[.C290]+[.N$2]" office:value-type="float" office:value="2.36224223616" calcext:value-type="float">
            <text:p>2.362242236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859504593" calcext:value-type="float">
            <text:p>0.2859504593</text:p>
          </table:table-cell>
          <table:table-cell office:value-type="float" office:value="2.3249808639" calcext:value-type="float">
            <text:p>2.3249808639</text:p>
          </table:table-cell>
          <table:table-cell office:value-type="float" office:value="0.5" calcext:value-type="float">
            <text:p>0.5</text:p>
          </table:table-cell>
          <table:table-cell office:value-type="float" office:value="131" calcext:value-type="float">
            <text:p>131</text:p>
          </table:table-cell>
          <table:table-cell table:number-columns-repeated="4"/>
          <table:table-cell table:formula="of:=[.B291]+[.M$2]" office:value-type="float" office:value="-0.974377759346" calcext:value-type="float">
            <text:p>-0.9743777593</text:p>
          </table:table-cell>
          <table:table-cell table:formula="of:=[.C291]+[.N$2]" office:value-type="float" office:value="2.33009454806" calcext:value-type="float">
            <text:p>2.330094548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629595281" calcext:value-type="float">
            <text:p>0.2629595281</text:p>
          </table:table-cell>
          <table:table-cell office:value-type="float" office:value="2.2922483559" calcext:value-type="float">
            <text:p>2.2922483559</text:p>
          </table:table-cell>
          <table:table-cell office:value-type="float" office:value="0.5" calcext:value-type="float">
            <text:p>0.5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table:formula="of:=[.B292]+[.M$2]" office:value-type="float" office:value="-0.997368690546" calcext:value-type="float">
            <text:p>-0.9973686905</text:p>
          </table:table-cell>
          <table:table-cell table:formula="of:=[.C292]+[.N$2]" office:value-type="float" office:value="2.29736204006" calcext:value-type="float">
            <text:p>2.297362040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431359986" calcext:value-type="float">
            <text:p>0.2431359986</text:p>
          </table:table-cell>
          <table:table-cell office:value-type="float" office:value="2.257506052" calcext:value-type="float">
            <text:p>2.257506052</text:p>
          </table:table-cell>
          <table:table-cell office:value-type="float" office:value="0.5" calcext:value-type="float">
            <text:p>0.5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table:formula="of:=[.B293]+[.M$2]" office:value-type="float" office:value="-1.017192220046" calcext:value-type="float">
            <text:p>-1.01719222</text:p>
          </table:table-cell>
          <table:table-cell table:formula="of:=[.C293]+[.N$2]" office:value-type="float" office:value="2.26261973616" calcext:value-type="float">
            <text:p>2.262619736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279429036" calcext:value-type="float">
            <text:p>0.2279429036</text:p>
          </table:table-cell>
          <table:table-cell office:value-type="float" office:value="2.2205037567" calcext:value-type="float">
            <text:p>2.2205037567</text:p>
          </table:table-cell>
          <table:table-cell office:value-type="float" office:value="0.5" calcext:value-type="float">
            <text:p>0.5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formula="of:=[.B294]+[.M$2]" office:value-type="float" office:value="-1.032385315046" calcext:value-type="float">
            <text:p>-1.032385315</text:p>
          </table:table-cell>
          <table:table-cell table:formula="of:=[.C294]+[.N$2]" office:value-type="float" office:value="2.22561744086" calcext:value-type="float">
            <text:p>2.225617440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19300557" calcext:value-type="float">
            <text:p>0.219300557</text:p>
          </table:table-cell>
          <table:table-cell office:value-type="float" office:value="2.1814485413" calcext:value-type="float">
            <text:p>2.1814485413</text:p>
          </table:table-cell>
          <table:table-cell office:value-type="float" office:value="0.5" calcext:value-type="float">
            <text:p>0.5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formula="of:=[.B295]+[.M$2]" office:value-type="float" office:value="-1.041027661646" calcext:value-type="float">
            <text:p>-1.0410276616</text:p>
          </table:table-cell>
          <table:table-cell table:formula="of:=[.C295]+[.N$2]" office:value-type="float" office:value="2.18656222546" calcext:value-type="float">
            <text:p>2.186562225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144778028" calcext:value-type="float">
            <text:p>0.2144778028</text:p>
          </table:table-cell>
          <table:table-cell office:value-type="float" office:value="2.1417403426" calcext:value-type="float">
            <text:p>2.1417403426</text:p>
          </table:table-cell>
          <table:table-cell office:value-type="float" office:value="0.5" calcext:value-type="float">
            <text:p>0.5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formula="of:=[.B296]+[.M$2]" office:value-type="float" office:value="-1.045850415846" calcext:value-type="float">
            <text:p>-1.0458504158</text:p>
          </table:table-cell>
          <table:table-cell table:formula="of:=[.C296]+[.N$2]" office:value-type="float" office:value="2.14685402676" calcext:value-type="float">
            <text:p>2.146854026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098252048" calcext:value-type="float">
            <text:p>0.2098252048</text:p>
          </table:table-cell>
          <table:table-cell office:value-type="float" office:value="2.1020118474" calcext:value-type="float">
            <text:p>2.1020118474</text:p>
          </table:table-cell>
          <table:table-cell office:value-type="float" office:value="0.5" calcext:value-type="float">
            <text:p>0.5</text:p>
          </table:table-cell>
          <table:table-cell office:value-type="float" office:value="137" calcext:value-type="float">
            <text:p>137</text:p>
          </table:table-cell>
          <table:table-cell table:number-columns-repeated="4"/>
          <table:table-cell table:formula="of:=[.B297]+[.M$2]" office:value-type="float" office:value="-1.050503013846" calcext:value-type="float">
            <text:p>-1.0505030138</text:p>
          </table:table-cell>
          <table:table-cell table:formula="of:=[.C297]+[.N$2]" office:value-type="float" office:value="2.10712553156" calcext:value-type="float">
            <text:p>2.107125531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100896569" calcext:value-type="float">
            <text:p>0.2100896569</text:p>
          </table:table-cell>
          <table:table-cell office:value-type="float" office:value="2.0620127216" calcext:value-type="float">
            <text:p>2.0620127216</text:p>
          </table:table-cell>
          <table:table-cell office:value-type="float" office:value="0.5" calcext:value-type="float">
            <text:p>0.5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formula="of:=[.B298]+[.M$2]" office:value-type="float" office:value="-1.050238561746" calcext:value-type="float">
            <text:p>-1.0502385617</text:p>
          </table:table-cell>
          <table:table-cell table:formula="of:=[.C298]+[.N$2]" office:value-type="float" office:value="2.06712640576" calcext:value-type="float">
            <text:p>2.067126405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061012692" calcext:value-type="float">
            <text:p>0.2061012692</text:p>
          </table:table-cell>
          <table:table-cell office:value-type="float" office:value="2.0222120588" calcext:value-type="float">
            <text:p>2.0222120588</text:p>
          </table:table-cell>
          <table:table-cell office:value-type="float" office:value="0.5" calcext:value-type="float">
            <text:p>0.5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formula="of:=[.B299]+[.M$2]" office:value-type="float" office:value="-1.054226949446" calcext:value-type="float">
            <text:p>-1.0542269494</text:p>
          </table:table-cell>
          <table:table-cell table:formula="of:=[.C299]+[.N$2]" office:value-type="float" office:value="2.02732574296" calcext:value-type="float">
            <text:p>2.02732574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07379752" calcext:value-type="float">
            <text:p>0.207379752</text:p>
          </table:table-cell>
          <table:table-cell office:value-type="float" office:value="1.9822324955" calcext:value-type="float">
            <text:p>1.9822324955</text:p>
          </table:table-cell>
          <table:table-cell office:value-type="float" office:value="0.5" calcext:value-type="float">
            <text:p>0.5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formula="of:=[.B300]+[.M$2]" office:value-type="float" office:value="-1.052948466646" calcext:value-type="float">
            <text:p>-1.0529484666</text:p>
          </table:table-cell>
          <table:table-cell table:formula="of:=[.C300]+[.N$2]" office:value-type="float" office:value="1.98734617966" calcext:value-type="float">
            <text:p>1.987346179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08995794" calcext:value-type="float">
            <text:p>0.208995794</text:p>
          </table:table-cell>
          <table:table-cell office:value-type="float" office:value="1.9422651537" calcext:value-type="float">
            <text:p>1.9422651537</text:p>
          </table:table-cell>
          <table:table-cell office:value-type="float" office:value="0.5" calcext:value-type="float">
            <text:p>0.5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formula="of:=[.B301]+[.M$2]" office:value-type="float" office:value="-1.051332424646" calcext:value-type="float">
            <text:p>-1.0513324246</text:p>
          </table:table-cell>
          <table:table-cell table:formula="of:=[.C301]+[.N$2]" office:value-type="float" office:value="1.94737883786" calcext:value-type="float">
            <text:p>1.947378837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109490498" calcext:value-type="float">
            <text:p>0.2109490498</text:p>
          </table:table-cell>
          <table:table-cell office:value-type="float" office:value="1.9023128723" calcext:value-type="float">
            <text:p>1.9023128723</text:p>
          </table:table-cell>
          <table:table-cell office:value-type="float" office:value="0.5" calcext:value-type="float">
            <text:p>0.5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formula="of:=[.B302]+[.M$2]" office:value-type="float" office:value="-1.049379168846" calcext:value-type="float">
            <text:p>-1.0493791688</text:p>
          </table:table-cell>
          <table:table-cell table:formula="of:=[.C302]+[.N$2]" office:value-type="float" office:value="1.90742655646" calcext:value-type="float">
            <text:p>1.907426556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082062909" calcext:value-type="float">
            <text:p>0.2082062909</text:p>
          </table:table-cell>
          <table:table-cell office:value-type="float" office:value="1.8624070171" calcext:value-type="float">
            <text:p>1.8624070171</text:p>
          </table:table-cell>
          <table:table-cell office:value-type="float" office:value="0.5" calcext:value-type="float">
            <text:p>0.5</text:p>
          </table:table-cell>
          <table:table-cell office:value-type="float" office:value="143" calcext:value-type="float">
            <text:p>143</text:p>
          </table:table-cell>
          <table:table-cell table:number-columns-repeated="4"/>
          <table:table-cell table:formula="of:=[.B303]+[.M$2]" office:value-type="float" office:value="-1.052121927746" calcext:value-type="float">
            <text:p>-1.0521219277</text:p>
          </table:table-cell>
          <table:table-cell table:formula="of:=[.C303]+[.N$2]" office:value-type="float" office:value="1.86752070126" calcext:value-type="float">
            <text:p>1.867520701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098935483" calcext:value-type="float">
            <text:p>0.2098935483</text:p>
          </table:table-cell>
          <table:table-cell office:value-type="float" office:value="1.8224426184" calcext:value-type="float">
            <text:p>1.8224426184</text:p>
          </table:table-cell>
          <table:table-cell office:value-type="float" office:value="0.5" calcext:value-type="float">
            <text:p>0.5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table:formula="of:=[.B304]+[.M$2]" office:value-type="float" office:value="-1.050434670346" calcext:value-type="float">
            <text:p>-1.0504346703</text:p>
          </table:table-cell>
          <table:table-cell table:formula="of:=[.C304]+[.N$2]" office:value-type="float" office:value="1.82755630256" calcext:value-type="float">
            <text:p>1.827556302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16130302" calcext:value-type="float">
            <text:p>0.216130302</text:p>
          </table:table-cell>
          <table:table-cell office:value-type="float" office:value="1.7829318237" calcext:value-type="float">
            <text:p>1.7829318237</text:p>
          </table:table-cell>
          <table:table-cell office:value-type="float" office:value="0.5" calcext:value-type="float">
            <text:p>0.5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formula="of:=[.B305]+[.M$2]" office:value-type="float" office:value="-1.044197916646" calcext:value-type="float">
            <text:p>-1.0441979166</text:p>
          </table:table-cell>
          <table:table-cell table:formula="of:=[.C305]+[.N$2]" office:value-type="float" office:value="1.78804550786" calcext:value-type="float">
            <text:p>1.788045507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118938879" calcext:value-type="float">
            <text:p>0.2118938879</text:p>
          </table:table-cell>
          <table:table-cell office:value-type="float" office:value="1.7431567964" calcext:value-type="float">
            <text:p>1.7431567964</text:p>
          </table:table-cell>
          <table:table-cell office:value-type="float" office:value="0.5" calcext:value-type="float">
            <text:p>0.5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table:formula="of:=[.B306]+[.M$2]" office:value-type="float" office:value="-1.048434330746" calcext:value-type="float">
            <text:p>-1.0484343307</text:p>
          </table:table-cell>
          <table:table-cell table:formula="of:=[.C306]+[.N$2]" office:value-type="float" office:value="1.74827048056" calcext:value-type="float">
            <text:p>1.748270480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073450696" calcext:value-type="float">
            <text:p>0.2073450696</text:p>
          </table:table-cell>
          <table:table-cell office:value-type="float" office:value="1.7034162849" calcext:value-type="float">
            <text:p>1.7034162849</text:p>
          </table:table-cell>
          <table:table-cell office:value-type="float" office:value="0.5" calcext:value-type="float">
            <text:p>0.5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formula="of:=[.B307]+[.M$2]" office:value-type="float" office:value="-1.052983149046" calcext:value-type="float">
            <text:p>-1.052983149</text:p>
          </table:table-cell>
          <table:table-cell table:formula="of:=[.C307]+[.N$2]" office:value-type="float" office:value="1.70852996906" calcext:value-type="float">
            <text:p>1.708529969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12185317" calcext:value-type="float">
            <text:p>0.212185317</text:p>
          </table:table-cell>
          <table:table-cell office:value-type="float" office:value="1.6637102148" calcext:value-type="float">
            <text:p>1.6637102148</text:p>
          </table:table-cell>
          <table:table-cell office:value-type="float" office:value="0.5" calcext:value-type="float">
            <text:p>0.5</text:p>
          </table:table-cell>
          <table:table-cell office:value-type="float" office:value="148" calcext:value-type="float">
            <text:p>148</text:p>
          </table:table-cell>
          <table:table-cell table:number-columns-repeated="4"/>
          <table:table-cell table:formula="of:=[.B308]+[.M$2]" office:value-type="float" office:value="-1.048142901646" calcext:value-type="float">
            <text:p>-1.0481429016</text:p>
          </table:table-cell>
          <table:table-cell table:formula="of:=[.C308]+[.N$2]" office:value-type="float" office:value="1.66882389896" calcext:value-type="float">
            <text:p>1.66882389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073722695" calcext:value-type="float">
            <text:p>0.2073722695</text:p>
          </table:table-cell>
          <table:table-cell office:value-type="float" office:value="1.6240008384" calcext:value-type="float">
            <text:p>1.6240008384</text:p>
          </table:table-cell>
          <table:table-cell office:value-type="float" office:value="0.5" calcext:value-type="float">
            <text:p>0.5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formula="of:=[.B309]+[.M$2]" office:value-type="float" office:value="-1.052955949146" calcext:value-type="float">
            <text:p>-1.0529559491</text:p>
          </table:table-cell>
          <table:table-cell table:formula="of:=[.C309]+[.N$2]" office:value-type="float" office:value="1.62911452256" calcext:value-type="float">
            <text:p>1.629114522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120872359" calcext:value-type="float">
            <text:p>0.2120872359</text:p>
          </table:table-cell>
          <table:table-cell office:value-type="float" office:value="1.5842796967" calcext:value-type="float">
            <text:p>1.5842796967</text:p>
          </table:table-cell>
          <table:table-cell office:value-type="float" office:value="0.5" calcext:value-type="float">
            <text:p>0.5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formula="of:=[.B310]+[.M$2]" office:value-type="float" office:value="-1.048240982746" calcext:value-type="float">
            <text:p>-1.0482409827</text:p>
          </table:table-cell>
          <table:table-cell table:formula="of:=[.C310]+[.N$2]" office:value-type="float" office:value="1.58939338086" calcext:value-type="float">
            <text:p>1.589393380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124041846" calcext:value-type="float">
            <text:p>0.2124041846</text:p>
          </table:table-cell>
          <table:table-cell office:value-type="float" office:value="1.5442809525" calcext:value-type="float">
            <text:p>1.5442809525</text:p>
          </table:table-cell>
          <table:table-cell office:value-type="float" office:value="0.5" calcext:value-type="float">
            <text:p>0.5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table:formula="of:=[.B311]+[.M$2]" office:value-type="float" office:value="-1.047924034046" calcext:value-type="float">
            <text:p>-1.047924034</text:p>
          </table:table-cell>
          <table:table-cell table:formula="of:=[.C311]+[.N$2]" office:value-type="float" office:value="1.54939463666" calcext:value-type="float">
            <text:p>1.549394636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133899462" calcext:value-type="float">
            <text:p>0.2133899462</text:p>
          </table:table-cell>
          <table:table-cell office:value-type="float" office:value="1.5042931009" calcext:value-type="float">
            <text:p>1.5042931009</text:p>
          </table:table-cell>
          <table:table-cell office:value-type="float" office:value="0.5" calcext:value-type="float">
            <text:p>0.5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formula="of:=[.B312]+[.M$2]" office:value-type="float" office:value="-1.046938272446" calcext:value-type="float">
            <text:p>-1.0469382724</text:p>
          </table:table-cell>
          <table:table-cell table:formula="of:=[.C312]+[.N$2]" office:value-type="float" office:value="1.50940678506" calcext:value-type="float">
            <text:p>1.509406785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150215612" calcext:value-type="float">
            <text:p>0.2150215612</text:p>
          </table:table-cell>
          <table:table-cell office:value-type="float" office:value="1.4643263918" calcext:value-type="float">
            <text:p>1.4643263918</text:p>
          </table:table-cell>
          <table:table-cell office:value-type="float" office:value="0.5" calcext:value-type="float">
            <text:p>0.5</text:p>
          </table:table-cell>
          <table:table-cell office:value-type="float" office:value="153" calcext:value-type="float">
            <text:p>153</text:p>
          </table:table-cell>
          <table:table-cell table:number-columns-repeated="4"/>
          <table:table-cell table:formula="of:=[.B313]+[.M$2]" office:value-type="float" office:value="-1.045306657446" calcext:value-type="float">
            <text:p>-1.0453066574</text:p>
          </table:table-cell>
          <table:table-cell table:formula="of:=[.C313]+[.N$2]" office:value-type="float" office:value="1.46944007596" calcext:value-type="float">
            <text:p>1.46944007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176223077" calcext:value-type="float">
            <text:p>0.2176223077</text:p>
          </table:table-cell>
          <table:table-cell office:value-type="float" office:value="1.4244110299" calcext:value-type="float">
            <text:p>1.4244110299</text:p>
          </table:table-cell>
          <table:table-cell office:value-type="float" office:value="0.5" calcext:value-type="float">
            <text:p>0.5</text:p>
          </table:table-cell>
          <table:table-cell office:value-type="float" office:value="154" calcext:value-type="float">
            <text:p>154</text:p>
          </table:table-cell>
          <table:table-cell table:number-columns-repeated="4"/>
          <table:table-cell table:formula="of:=[.B314]+[.M$2]" office:value-type="float" office:value="-1.042705910946" calcext:value-type="float">
            <text:p>-1.0427059109</text:p>
          </table:table-cell>
          <table:table-cell table:formula="of:=[.C314]+[.N$2]" office:value-type="float" office:value="1.42952471406" calcext:value-type="float">
            <text:p>1.429524714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253583566" calcext:value-type="float">
            <text:p>0.2253583566</text:p>
          </table:table-cell>
          <table:table-cell office:value-type="float" office:value="1.3851662398" calcext:value-type="float">
            <text:p>1.3851662398</text:p>
          </table:table-cell>
          <table:table-cell office:value-type="float" office:value="0.5" calcext:value-type="float">
            <text:p>0.5</text:p>
          </table:table-cell>
          <table:table-cell office:value-type="float" office:value="155" calcext:value-type="float">
            <text:p>155</text:p>
          </table:table-cell>
          <table:table-cell table:number-columns-repeated="4"/>
          <table:table-cell table:formula="of:=[.B315]+[.M$2]" office:value-type="float" office:value="-1.034969862046" calcext:value-type="float">
            <text:p>-1.034969862</text:p>
          </table:table-cell>
          <table:table-cell table:formula="of:=[.C315]+[.N$2]" office:value-type="float" office:value="1.39027992396" calcext:value-type="float">
            <text:p>1.3902799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259959088" calcext:value-type="float">
            <text:p>0.2259959088</text:p>
          </table:table-cell>
          <table:table-cell office:value-type="float" office:value="1.3451713211" calcext:value-type="float">
            <text:p>1.3451713211</text:p>
          </table:table-cell>
          <table:table-cell office:value-type="float" office:value="0.5" calcext:value-type="float">
            <text:p>0.5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formula="of:=[.B316]+[.M$2]" office:value-type="float" office:value="-1.034332309846" calcext:value-type="float">
            <text:p>-1.0343323098</text:p>
          </table:table-cell>
          <table:table-cell table:formula="of:=[.C316]+[.N$2]" office:value-type="float" office:value="1.35028500526" calcext:value-type="float">
            <text:p>1.350285005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279250162" calcext:value-type="float">
            <text:p>0.2279250162</text:p>
          </table:table-cell>
          <table:table-cell office:value-type="float" office:value="1.3052178663" calcext:value-type="float">
            <text:p>1.3052178663</text:p>
          </table:table-cell>
          <table:table-cell office:value-type="float" office:value="0.5" calcext:value-type="float">
            <text:p>0.5</text:p>
          </table:table-cell>
          <table:table-cell office:value-type="float" office:value="157" calcext:value-type="float">
            <text:p>157</text:p>
          </table:table-cell>
          <table:table-cell table:number-columns-repeated="4"/>
          <table:table-cell table:formula="of:=[.B317]+[.M$2]" office:value-type="float" office:value="-1.032403202446" calcext:value-type="float">
            <text:p>-1.0324032024</text:p>
          </table:table-cell>
          <table:table-cell table:formula="of:=[.C317]+[.N$2]" office:value-type="float" office:value="1.31033155046" calcext:value-type="float">
            <text:p>1.310331550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314315094" calcext:value-type="float">
            <text:p>0.2314315094</text:p>
          </table:table-cell>
          <table:table-cell office:value-type="float" office:value="1.2653718564" calcext:value-type="float">
            <text:p>1.2653718564</text:p>
          </table:table-cell>
          <table:table-cell office:value-type="float" office:value="0.5" calcext:value-type="float">
            <text:p>0.5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formula="of:=[.B318]+[.M$2]" office:value-type="float" office:value="-1.028896709246" calcext:value-type="float">
            <text:p>-1.0288967092</text:p>
          </table:table-cell>
          <table:table-cell table:formula="of:=[.C318]+[.N$2]" office:value-type="float" office:value="1.27048554056" calcext:value-type="float">
            <text:p>1.270485540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369760602" calcext:value-type="float">
            <text:p>0.2369760602</text:p>
          </table:table-cell>
          <table:table-cell office:value-type="float" office:value="1.2257579958" calcext:value-type="float">
            <text:p>1.2257579958</text:p>
          </table:table-cell>
          <table:table-cell office:value-type="float" office:value="0.5" calcext:value-type="float">
            <text:p>0.5</text:p>
          </table:table-cell>
          <table:table-cell office:value-type="float" office:value="159" calcext:value-type="float">
            <text:p>159</text:p>
          </table:table-cell>
          <table:table-cell table:number-columns-repeated="4"/>
          <table:table-cell table:formula="of:=[.B319]+[.M$2]" office:value-type="float" office:value="-1.023352158446" calcext:value-type="float">
            <text:p>-1.0233521584</text:p>
          </table:table-cell>
          <table:table-cell table:formula="of:=[.C319]+[.N$2]" office:value-type="float" office:value="1.23087167996" calcext:value-type="float">
            <text:p>1.2308716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433461815" calcext:value-type="float">
            <text:p>0.2433461815</text:p>
          </table:table-cell>
          <table:table-cell office:value-type="float" office:value="1.1862684838" calcext:value-type="float">
            <text:p>1.1862684838</text:p>
          </table:table-cell>
          <table:table-cell office:value-type="float" office:value="0.5" calcext:value-type="float">
            <text:p>0.5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formula="of:=[.B320]+[.M$2]" office:value-type="float" office:value="-1.016982037146" calcext:value-type="float">
            <text:p>-1.0169820371</text:p>
          </table:table-cell>
          <table:table-cell table:formula="of:=[.C320]+[.N$2]" office:value-type="float" office:value="1.19138216796" calcext:value-type="float">
            <text:p>1.19138216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619350317" calcext:value-type="float">
            <text:p>0.2619350317</text:p>
          </table:table-cell>
          <table:table-cell office:value-type="float" office:value="1.1508502026" calcext:value-type="float">
            <text:p>1.1508502026</text:p>
          </table:table-cell>
          <table:table-cell office:value-type="float" office:value="0.5" calcext:value-type="float">
            <text:p>0.5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formula="of:=[.B321]+[.M$2]" office:value-type="float" office:value="-0.998393186946" calcext:value-type="float">
            <text:p>-0.9983931869</text:p>
          </table:table-cell>
          <table:table-cell table:formula="of:=[.C321]+[.N$2]" office:value-type="float" office:value="1.15596388676" calcext:value-type="float">
            <text:p>1.155963886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2595791719" calcext:value-type="float">
            <text:p>3.2595791719</text:p>
          </table:table-cell>
          <table:table-cell office:value-type="float" office:value="3.1699295108" calcext:value-type="float">
            <text:p>3.1699295108</text:p>
          </table:table-cell>
          <table:table-cell office:value-type="float" office:value="0.5" calcext:value-type="float">
            <text:p>0.5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99953378195" calcext:value-type="float">
            <text:p>1.999533782</text:p>
          </table:table-cell>
          <table:table-cell office:value-type="float" office:value="3.17183453932" calcext:value-type="float">
            <text:p>3.1718345393</text:p>
          </table:table-cell>
          <table:table-cell table:formula="of:=[.B322]+[.M$2]" office:value-type="float" office:value="1.999250953254" calcext:value-type="float">
            <text:p>1.9992509533</text:p>
          </table:table-cell>
          <table:table-cell table:formula="of:=[.C322]+[.N$2]" office:value-type="float" office:value="3.17504319496" calcext:value-type="float">
            <text:p>3.175043195</text:p>
          </table:table-cell>
          <table:table-cell/>
          <table:table-cell table:formula="of:=[.H322]-[.B322]" office:value-type="float" office:value="-1.26004538995" calcext:value-type="float">
            <text:p>-1.26004539</text:p>
          </table:table-cell>
          <table:table-cell table:formula="of:=[.I322]-[.C322]" office:value-type="float" office:value="0.00190502851999996" calcext:value-type="float">
            <text:p>0.00190502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2200160426" calcext:value-type="float">
            <text:p>3.2200160426</text:p>
          </table:table-cell>
          <table:table-cell office:value-type="float" office:value="3.17582517" calcext:value-type="float">
            <text:p>3.17582517</text:p>
          </table:table-cell>
          <table:table-cell office:value-type="float" office:value="0.5" calcext:value-type="float">
            <text:p>0.5</text:p>
          </table:table-cell>
          <table:table-cell office:value-type="float" office:value="83" calcext:value-type="float">
            <text:p>83</text:p>
          </table:table-cell>
          <table:table-cell table:number-columns-repeated="4"/>
          <table:table-cell table:formula="of:=[.B323]+[.M$2]" office:value-type="float" office:value="1.959687823954" calcext:value-type="float">
            <text:p>1.959687824</text:p>
          </table:table-cell>
          <table:table-cell table:formula="of:=[.C323]+[.N$2]" office:value-type="float" office:value="3.18093885416" calcext:value-type="float">
            <text:p>3.180938854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1801325152" calcext:value-type="float">
            <text:p>3.1801325152</text:p>
          </table:table-cell>
          <table:table-cell office:value-type="float" office:value="3.1788754564" calcext:value-type="float">
            <text:p>3.1788754564</text:p>
          </table:table-cell>
          <table:table-cell office:value-type="float" office:value="0.5" calcext:value-type="float">
            <text:p>0.5</text:p>
          </table:table-cell>
          <table:table-cell office:value-type="float" office:value="84" calcext:value-type="float">
            <text:p>84</text:p>
          </table:table-cell>
          <table:table-cell table:number-columns-repeated="4"/>
          <table:table-cell table:formula="of:=[.B324]+[.M$2]" office:value-type="float" office:value="1.919804296554" calcext:value-type="float">
            <text:p>1.9198042966</text:p>
          </table:table-cell>
          <table:table-cell table:formula="of:=[.C324]+[.N$2]" office:value-type="float" office:value="3.18398914056" calcext:value-type="float">
            <text:p>3.183989140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1405840739" calcext:value-type="float">
            <text:p>3.1405840739</text:p>
          </table:table-cell>
          <table:table-cell office:value-type="float" office:value="3.1848688517" calcext:value-type="float">
            <text:p>3.1848688517</text:p>
          </table:table-cell>
          <table:table-cell office:value-type="float" office:value="0.5" calcext:value-type="float">
            <text:p>0.5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table:formula="of:=[.B325]+[.M$2]" office:value-type="float" office:value="1.880255855254" calcext:value-type="float">
            <text:p>1.8802558553</text:p>
          </table:table-cell>
          <table:table-cell table:formula="of:=[.C325]+[.N$2]" office:value-type="float" office:value="3.18998253586" calcext:value-type="float">
            <text:p>3.189982535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1010414451" calcext:value-type="float">
            <text:p>3.1010414451</text:p>
          </table:table-cell>
          <table:table-cell office:value-type="float" office:value="3.1909004776" calcext:value-type="float">
            <text:p>3.1909004776</text:p>
          </table:table-cell>
          <table:table-cell office:value-type="float" office:value="0.5" calcext:value-type="float">
            <text:p>0.5</text:p>
          </table:table-cell>
          <table:table-cell office:value-type="float" office:value="86" calcext:value-type="float">
            <text:p>86</text:p>
          </table:table-cell>
          <table:table-cell table:number-columns-repeated="4"/>
          <table:table-cell table:formula="of:=[.B326]+[.M$2]" office:value-type="float" office:value="1.840713226454" calcext:value-type="float">
            <text:p>1.8407132265</text:p>
          </table:table-cell>
          <table:table-cell table:formula="of:=[.C326]+[.N$2]" office:value-type="float" office:value="3.19601416176" calcext:value-type="float">
            <text:p>3.196014161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061902504" calcext:value-type="float">
            <text:p>3.061902504</text:p>
          </table:table-cell>
          <table:table-cell office:value-type="float" office:value="3.1991553722" calcext:value-type="float">
            <text:p>3.1991553722</text:p>
          </table:table-cell>
          <table:table-cell office:value-type="float" office:value="0.5" calcext:value-type="float">
            <text:p>0.5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B327]+[.M$2]" office:value-type="float" office:value="1.801574285354" calcext:value-type="float">
            <text:p>1.8015742854</text:p>
          </table:table-cell>
          <table:table-cell table:formula="of:=[.C327]+[.N$2]" office:value-type="float" office:value="3.20426905636" calcext:value-type="float">
            <text:p>3.204269056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0235758805" calcext:value-type="float">
            <text:p>3.0235758805</text:p>
          </table:table-cell>
          <table:table-cell office:value-type="float" office:value="3.2106039501" calcext:value-type="float">
            <text:p>3.2106039501</text:p>
          </table:table-cell>
          <table:table-cell office:value-type="float" office:value="0.5" calcext:value-type="float">
            <text:p>0.5</text:p>
          </table:table-cell>
          <table:table-cell office:value-type="float" office:value="88" calcext:value-type="float">
            <text:p>88</text:p>
          </table:table-cell>
          <table:table-cell table:number-columns-repeated="4"/>
          <table:table-cell table:formula="of:=[.B328]+[.M$2]" office:value-type="float" office:value="1.763247661854" calcext:value-type="float">
            <text:p>1.7632476619</text:p>
          </table:table-cell>
          <table:table-cell table:formula="of:=[.C328]+[.N$2]" office:value-type="float" office:value="3.21571763426" calcext:value-type="float">
            <text:p>3.215717634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849698637" calcext:value-type="float">
            <text:p>2.9849698637</text:p>
          </table:table-cell>
          <table:table-cell office:value-type="float" office:value="3.2210717801" calcext:value-type="float">
            <text:p>3.2210717801</text:p>
          </table:table-cell>
          <table:table-cell office:value-type="float" office:value="0.5" calcext:value-type="float">
            <text:p>0.5</text:p>
          </table:table-cell>
          <table:table-cell office:value-type="float" office:value="89" calcext:value-type="float">
            <text:p>89</text:p>
          </table:table-cell>
          <table:table-cell table:number-columns-repeated="4"/>
          <table:table-cell table:formula="of:=[.B329]+[.M$2]" office:value-type="float" office:value="1.724641645054" calcext:value-type="float">
            <text:p>1.7246416451</text:p>
          </table:table-cell>
          <table:table-cell table:formula="of:=[.C329]+[.N$2]" office:value-type="float" office:value="3.22618546426" calcext:value-type="float">
            <text:p>3.226185464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463176302" calcext:value-type="float">
            <text:p>2.9463176302</text:p>
          </table:table-cell>
          <table:table-cell office:value-type="float" office:value="3.2313676457" calcext:value-type="float">
            <text:p>3.2313676457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table:number-columns-repeated="4"/>
          <table:table-cell table:formula="of:=[.B330]+[.M$2]" office:value-type="float" office:value="1.685989411554" calcext:value-type="float">
            <text:p>1.6859894116</text:p>
          </table:table-cell>
          <table:table-cell table:formula="of:=[.C330]+[.N$2]" office:value-type="float" office:value="3.23648132986" calcext:value-type="float">
            <text:p>3.236481329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073628626" calcext:value-type="float">
            <text:p>2.9073628626</text:p>
          </table:table-cell>
          <table:table-cell office:value-type="float" office:value="3.2404520323" calcext:value-type="float">
            <text:p>3.2404520323</text:p>
          </table:table-cell>
          <table:table-cell office:value-type="float" office:value="0.5" calcext:value-type="float">
            <text:p>0.5</text:p>
          </table:table-cell>
          <table:table-cell office:value-type="float" office:value="91" calcext:value-type="float">
            <text:p>91</text:p>
          </table:table-cell>
          <table:table-cell table:number-columns-repeated="4"/>
          <table:table-cell table:formula="of:=[.B331]+[.M$2]" office:value-type="float" office:value="1.647034643954" calcext:value-type="float">
            <text:p>1.647034644</text:p>
          </table:table-cell>
          <table:table-cell table:formula="of:=[.C331]+[.N$2]" office:value-type="float" office:value="3.24556571646" calcext:value-type="float">
            <text:p>3.245565716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8680711404" calcext:value-type="float">
            <text:p>2.8680711404</text:p>
          </table:table-cell>
          <table:table-cell office:value-type="float" office:value="3.2479460675" calcext:value-type="float">
            <text:p>3.2479460675</text:p>
          </table:table-cell>
          <table:table-cell office:value-type="float" office:value="0.5" calcext:value-type="float">
            <text:p>0.5</text:p>
          </table:table-cell>
          <table:table-cell office:value-type="float" office:value="92" calcext:value-type="float">
            <text:p>92</text:p>
          </table:table-cell>
          <table:table-cell table:number-columns-repeated="4"/>
          <table:table-cell table:formula="of:=[.B332]+[.M$2]" office:value-type="float" office:value="1.607742921754" calcext:value-type="float">
            <text:p>1.6077429218</text:p>
          </table:table-cell>
          <table:table-cell table:formula="of:=[.C332]+[.N$2]" office:value-type="float" office:value="3.25305975166" calcext:value-type="float">
            <text:p>3.253059751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828515848" calcext:value-type="float">
            <text:p>2.828515848</text:p>
          </table:table-cell>
          <table:table-cell office:value-type="float" office:value="3.2538940795" calcext:value-type="float">
            <text:p>3.2538940795</text:p>
          </table:table-cell>
          <table:table-cell office:value-type="float" office:value="0.5" calcext:value-type="float">
            <text:p>0.5</text:p>
          </table:table-cell>
          <table:table-cell office:value-type="float" office:value="93" calcext:value-type="float">
            <text:p>93</text:p>
          </table:table-cell>
          <table:table-cell table:number-columns-repeated="4"/>
          <table:table-cell table:formula="of:=[.B333]+[.M$2]" office:value-type="float" office:value="1.568187629354" calcext:value-type="float">
            <text:p>1.5681876294</text:p>
          </table:table-cell>
          <table:table-cell table:formula="of:=[.C333]+[.N$2]" office:value-type="float" office:value="3.25900776366" calcext:value-type="float">
            <text:p>3.259007763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7886863115" calcext:value-type="float">
            <text:p>2.7886863115</text:p>
          </table:table-cell>
          <table:table-cell office:value-type="float" office:value="3.2575829842" calcext:value-type="float">
            <text:p>3.2575829842</text:p>
          </table:table-cell>
          <table:table-cell office:value-type="float" office:value="0.5" calcext:value-type="float">
            <text:p>0.5</text:p>
          </table:table-cell>
          <table:table-cell office:value-type="float" office:value="94" calcext:value-type="float">
            <text:p>94</text:p>
          </table:table-cell>
          <table:table-cell table:number-columns-repeated="4"/>
          <table:table-cell table:formula="of:=[.B334]+[.M$2]" office:value-type="float" office:value="1.528358092854" calcext:value-type="float">
            <text:p>1.5283580929</text:p>
          </table:table-cell>
          <table:table-cell table:formula="of:=[.C334]+[.N$2]" office:value-type="float" office:value="3.26269666836" calcext:value-type="float">
            <text:p>3.262696668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7487637876" calcext:value-type="float">
            <text:p>2.7487637876</text:p>
          </table:table-cell>
          <table:table-cell office:value-type="float" office:value="3.2600713744" calcext:value-type="float">
            <text:p>3.2600713744</text:p>
          </table:table-cell>
          <table:table-cell office:value-type="float" office:value="0.5" calcext:value-type="float">
            <text:p>0.5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[.B335]+[.M$2]" office:value-type="float" office:value="1.488435568954" calcext:value-type="float">
            <text:p>1.488435569</text:p>
          </table:table-cell>
          <table:table-cell table:formula="of:=[.C335]+[.N$2]" office:value-type="float" office:value="3.26518505856" calcext:value-type="float">
            <text:p>3.265185058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708763903" calcext:value-type="float">
            <text:p>2.708763903</text:p>
          </table:table-cell>
          <table:table-cell office:value-type="float" office:value="3.2601674725" calcext:value-type="float">
            <text:p>3.2601674725</text:p>
          </table:table-cell>
          <table:table-cell office:value-type="float" office:value="0.5" calcext:value-type="float">
            <text:p>0.5</text:p>
          </table:table-cell>
          <table:table-cell office:value-type="float" office:value="96" calcext:value-type="float">
            <text:p>96</text:p>
          </table:table-cell>
          <table:table-cell table:number-columns-repeated="4"/>
          <table:table-cell table:formula="of:=[.B336]+[.M$2]" office:value-type="float" office:value="1.448435684354" calcext:value-type="float">
            <text:p>1.4484356844</text:p>
          </table:table-cell>
          <table:table-cell table:formula="of:=[.C336]+[.N$2]" office:value-type="float" office:value="3.26528115666" calcext:value-type="float">
            <text:p>3.26528115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687975563" calcext:value-type="float">
            <text:p>2.6687975563</text:p>
          </table:table-cell>
          <table:table-cell office:value-type="float" office:value="3.2585270064" calcext:value-type="float">
            <text:p>3.2585270064</text:p>
          </table:table-cell>
          <table:table-cell office:value-type="float" office:value="0.5" calcext:value-type="float">
            <text:p>0.5</text:p>
          </table:table-cell>
          <table:table-cell office:value-type="float" office:value="97" calcext:value-type="float">
            <text:p>97</text:p>
          </table:table-cell>
          <table:table-cell table:number-columns-repeated="4"/>
          <table:table-cell table:formula="of:=[.B337]+[.M$2]" office:value-type="float" office:value="1.408469337654" calcext:value-type="float">
            <text:p>1.4084693377</text:p>
          </table:table-cell>
          <table:table-cell table:formula="of:=[.C337]+[.N$2]" office:value-type="float" office:value="3.26364069056" calcext:value-type="float">
            <text:p>3.263640690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289226225" calcext:value-type="float">
            <text:p>2.6289226225</text:p>
          </table:table-cell>
          <table:table-cell office:value-type="float" office:value="3.2553663649" calcext:value-type="float">
            <text:p>3.2553663649</text:p>
          </table:table-cell>
          <table:table-cell office:value-type="float" office:value="0.5" calcext:value-type="float">
            <text:p>0.5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B338]+[.M$2]" office:value-type="float" office:value="1.368594403854" calcext:value-type="float">
            <text:p>1.3685944039</text:p>
          </table:table-cell>
          <table:table-cell table:formula="of:=[.C338]+[.N$2]" office:value-type="float" office:value="3.26048004906" calcext:value-type="float">
            <text:p>3.260480049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89266097" calcext:value-type="float">
            <text:p>2.589266097</text:p>
          </table:table-cell>
          <table:table-cell office:value-type="float" office:value="3.2501356876" calcext:value-type="float">
            <text:p>3.2501356876</text:p>
          </table:table-cell>
          <table:table-cell office:value-type="float" office:value="0.5" calcext:value-type="float">
            <text:p>0.5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table:formula="of:=[.B339]+[.M$2]" office:value-type="float" office:value="1.328937878354" calcext:value-type="float">
            <text:p>1.3289378784</text:p>
          </table:table-cell>
          <table:table-cell table:formula="of:=[.C339]+[.N$2]" office:value-type="float" office:value="3.25524937176" calcext:value-type="float">
            <text:p>3.255249371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498642213" calcext:value-type="float">
            <text:p>2.5498642213</text:p>
          </table:table-cell>
          <table:table-cell office:value-type="float" office:value="3.2432442298" calcext:value-type="float">
            <text:p>3.2432442298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B340]+[.M$2]" office:value-type="float" office:value="1.289536002654" calcext:value-type="float">
            <text:p>1.2895360027</text:p>
          </table:table-cell>
          <table:table-cell table:formula="of:=[.C340]+[.N$2]" office:value-type="float" office:value="3.24835791396" calcext:value-type="float">
            <text:p>3.24835791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107772831" calcext:value-type="float">
            <text:p>2.5107772831</text:p>
          </table:table-cell>
          <table:table-cell office:value-type="float" office:value="3.2347465085" calcext:value-type="float">
            <text:p>3.2347465085</text:p>
          </table:table-cell>
          <table:table-cell office:value-type="float" office:value="0.5" calcext:value-type="float">
            <text:p>0.5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formula="of:=[.B341]+[.M$2]" office:value-type="float" office:value="1.250449064454" calcext:value-type="float">
            <text:p>1.2504490645</text:p>
          </table:table-cell>
          <table:table-cell table:formula="of:=[.C341]+[.N$2]" office:value-type="float" office:value="3.23986019266" calcext:value-type="float">
            <text:p>3.239860192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4718251934" calcext:value-type="float">
            <text:p>2.4718251934</text:p>
          </table:table-cell>
          <table:table-cell office:value-type="float" office:value="3.2256506467" calcext:value-type="float">
            <text:p>3.2256506467</text:p>
          </table:table-cell>
          <table:table-cell office:value-type="float" office:value="0.5" calcext:value-type="float">
            <text:p>0.5</text:p>
          </table:table-cell>
          <table:table-cell office:value-type="float" office:value="102" calcext:value-type="float">
            <text:p>102</text:p>
          </table:table-cell>
          <table:table-cell table:number-columns-repeated="4"/>
          <table:table-cell table:formula="of:=[.B342]+[.M$2]" office:value-type="float" office:value="1.211496974754" calcext:value-type="float">
            <text:p>1.2114969748</text:p>
          </table:table-cell>
          <table:table-cell table:formula="of:=[.C342]+[.N$2]" office:value-type="float" office:value="3.23076433086" calcext:value-type="float">
            <text:p>3.230764330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433176844" calcext:value-type="float">
            <text:p>2.433176844</text:p>
          </table:table-cell>
          <table:table-cell office:value-type="float" office:value="3.2153402105" calcext:value-type="float">
            <text:p>3.2153402105</text:p>
          </table:table-cell>
          <table:table-cell office:value-type="float" office:value="0.5" calcext:value-type="float">
            <text:p>0.5</text:p>
          </table:table-cell>
          <table:table-cell office:value-type="float" office:value="103" calcext:value-type="float">
            <text:p>103</text:p>
          </table:table-cell>
          <table:table-cell table:number-columns-repeated="4"/>
          <table:table-cell table:formula="of:=[.B343]+[.M$2]" office:value-type="float" office:value="1.172848625354" calcext:value-type="float">
            <text:p>1.1728486254</text:p>
          </table:table-cell>
          <table:table-cell table:formula="of:=[.C343]+[.N$2]" office:value-type="float" office:value="3.22045389466" calcext:value-type="float">
            <text:p>3.220453894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3952456636" calcext:value-type="float">
            <text:p>2.3952456636</text:p>
          </table:table-cell>
          <table:table-cell office:value-type="float" office:value="3.202642748" calcext:value-type="float">
            <text:p>3.202642748</text:p>
          </table:table-cell>
          <table:table-cell office:value-type="float" office:value="0.5" calcext:value-type="float">
            <text:p>0.5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formula="of:=[.B344]+[.M$2]" office:value-type="float" office:value="1.134917444954" calcext:value-type="float">
            <text:p>1.134917445</text:p>
          </table:table-cell>
          <table:table-cell table:formula="of:=[.C344]+[.N$2]" office:value-type="float" office:value="3.20775643216" calcext:value-type="float">
            <text:p>3.207756432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3578248935" calcext:value-type="float">
            <text:p>2.3578248935</text:p>
          </table:table-cell>
          <table:table-cell office:value-type="float" office:value="3.1885117196" calcext:value-type="float">
            <text:p>3.1885117196</text:p>
          </table:table-cell>
          <table:table-cell office:value-type="float" office:value="0.5" calcext:value-type="float">
            <text:p>0.5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table:formula="of:=[.B345]+[.M$2]" office:value-type="float" office:value="1.097496674854" calcext:value-type="float">
            <text:p>1.0974966749</text:p>
          </table:table-cell>
          <table:table-cell table:formula="of:=[.C345]+[.N$2]" office:value-type="float" office:value="3.19362540376" calcext:value-type="float">
            <text:p>3.193625403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3208651667" calcext:value-type="float">
            <text:p>2.3208651667</text:p>
          </table:table-cell>
          <table:table-cell office:value-type="float" office:value="3.1732153606" calcext:value-type="float">
            <text:p>3.1732153606</text:p>
          </table:table-cell>
          <table:table-cell office:value-type="float" office:value="0.5" calcext:value-type="float">
            <text:p>0.5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formula="of:=[.B346]+[.M$2]" office:value-type="float" office:value="1.060536948054" calcext:value-type="float">
            <text:p>1.0605369481</text:p>
          </table:table-cell>
          <table:table-cell table:formula="of:=[.C346]+[.N$2]" office:value-type="float" office:value="3.17832904476" calcext:value-type="float">
            <text:p>3.178329044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2843238169" calcext:value-type="float">
            <text:p>2.2843238169</text:p>
          </table:table-cell>
          <table:table-cell office:value-type="float" office:value="3.1569448429" calcext:value-type="float">
            <text:p>3.1569448429</text:p>
          </table:table-cell>
          <table:table-cell office:value-type="float" office:value="0.5" calcext:value-type="float">
            <text:p>0.5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table:formula="of:=[.B347]+[.M$2]" office:value-type="float" office:value="1.023995598254" calcext:value-type="float">
            <text:p>1.0239955983</text:p>
          </table:table-cell>
          <table:table-cell table:formula="of:=[.C347]+[.N$2]" office:value-type="float" office:value="3.16205852706" calcext:value-type="float">
            <text:p>3.162058527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2491092964" calcext:value-type="float">
            <text:p>2.2491092964</text:p>
          </table:table-cell>
          <table:table-cell office:value-type="float" office:value="3.1379728227" calcext:value-type="float">
            <text:p>3.1379728227</text:p>
          </table:table-cell>
          <table:table-cell office:value-type="float" office:value="0.5" calcext:value-type="float">
            <text:p>0.5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formula="of:=[.B348]+[.M$2]" office:value-type="float" office:value="0.988781077754" calcext:value-type="float">
            <text:p>0.9887810778</text:p>
          </table:table-cell>
          <table:table-cell table:formula="of:=[.C348]+[.N$2]" office:value-type="float" office:value="3.14308650686" calcext:value-type="float">
            <text:p>3.143086506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2142576434" calcext:value-type="float">
            <text:p>2.2142576434</text:p>
          </table:table-cell>
          <table:table-cell office:value-type="float" office:value="3.1183421762" calcext:value-type="float">
            <text:p>3.1183421762</text:p>
          </table:table-cell>
          <table:table-cell office:value-type="float" office:value="0.5" calcext:value-type="float">
            <text:p>0.5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B349]+[.M$2]" office:value-type="float" office:value="0.953929424754" calcext:value-type="float">
            <text:p>0.9539294248</text:p>
          </table:table-cell>
          <table:table-cell table:formula="of:=[.C349]+[.N$2]" office:value-type="float" office:value="3.12345586036" calcext:value-type="float">
            <text:p>3.123455860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803582163" calcext:value-type="float">
            <text:p>2.1803582163</text:p>
          </table:table-cell>
          <table:table-cell office:value-type="float" office:value="3.0971094458" calcext:value-type="float">
            <text:p>3.0971094458</text:p>
          </table:table-cell>
          <table:table-cell office:value-type="float" office:value="0.5" calcext:value-type="float">
            <text:p>0.5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formula="of:=[.B350]+[.M$2]" office:value-type="float" office:value="0.920029997654" calcext:value-type="float">
            <text:p>0.9200299977</text:p>
          </table:table-cell>
          <table:table-cell table:formula="of:=[.C350]+[.N$2]" office:value-type="float" office:value="3.10222312996" calcext:value-type="float">
            <text:p>3.1022231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471128974" calcext:value-type="float">
            <text:p>2.1471128974</text:p>
          </table:table-cell>
          <table:table-cell office:value-type="float" office:value="3.0748664969" calcext:value-type="float">
            <text:p>3.0748664969</text:p>
          </table:table-cell>
          <table:table-cell office:value-type="float" office:value="0.5" calcext:value-type="float">
            <text:p>0.5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formula="of:=[.B351]+[.M$2]" office:value-type="float" office:value="0.886784678754" calcext:value-type="float">
            <text:p>0.8867846788</text:p>
          </table:table-cell>
          <table:table-cell table:formula="of:=[.C351]+[.N$2]" office:value-type="float" office:value="3.07998018106" calcext:value-type="float">
            <text:p>3.079980181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166480893" calcext:value-type="float">
            <text:p>2.1166480893</text:p>
          </table:table-cell>
          <table:table-cell office:value-type="float" office:value="3.0489455504" calcext:value-type="float">
            <text:p>3.0489455504</text:p>
          </table:table-cell>
          <table:table-cell office:value-type="float" office:value="0.5" calcext:value-type="float">
            <text:p>0.5</text:p>
          </table:table-cell>
          <table:table-cell office:value-type="float" office:value="112" calcext:value-type="float">
            <text:p>112</text:p>
          </table:table-cell>
          <table:table-cell table:number-columns-repeated="4"/>
          <table:table-cell table:formula="of:=[.B352]+[.M$2]" office:value-type="float" office:value="0.856319870654" calcext:value-type="float">
            <text:p>0.8563198707</text:p>
          </table:table-cell>
          <table:table-cell table:formula="of:=[.C352]+[.N$2]" office:value-type="float" office:value="3.05405923456" calcext:value-type="float">
            <text:p>3.054059234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0894406768" calcext:value-type="float">
            <text:p>2.0894406768</text:p>
          </table:table-cell>
          <table:table-cell office:value-type="float" office:value="3.0196239423" calcext:value-type="float">
            <text:p>3.0196239423</text:p>
          </table:table-cell>
          <table:table-cell office:value-type="float" office:value="0.5" calcext:value-type="float">
            <text:p>0.5</text:p>
          </table:table-cell>
          <table:table-cell office:value-type="float" office:value="113" calcext:value-type="float">
            <text:p>113</text:p>
          </table:table-cell>
          <table:table-cell table:number-columns-repeated="4"/>
          <table:table-cell table:formula="of:=[.B353]+[.M$2]" office:value-type="float" office:value="0.829112458154" calcext:value-type="float">
            <text:p>0.8291124582</text:p>
          </table:table-cell>
          <table:table-cell table:formula="of:=[.C353]+[.N$2]" office:value-type="float" office:value="3.02473762646" calcext:value-type="float">
            <text:p>3.024737626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0646212981" calcext:value-type="float">
            <text:p>2.0646212981</text:p>
          </table:table-cell>
          <table:table-cell office:value-type="float" office:value="2.9882551928" calcext:value-type="float">
            <text:p>2.9882551928</text:p>
          </table:table-cell>
          <table:table-cell office:value-type="float" office:value="0.5" calcext:value-type="float">
            <text:p>0.5</text:p>
          </table:table-cell>
          <table:table-cell office:value-type="float" office:value="114" calcext:value-type="float">
            <text:p>114</text:p>
          </table:table-cell>
          <table:table-cell table:number-columns-repeated="4"/>
          <table:table-cell table:formula="of:=[.B354]+[.M$2]" office:value-type="float" office:value="0.804293079454" calcext:value-type="float">
            <text:p>0.8042930795</text:p>
          </table:table-cell>
          <table:table-cell table:formula="of:=[.C354]+[.N$2]" office:value-type="float" office:value="2.99336887696" calcext:value-type="float">
            <text:p>2.99336887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0371121604" calcext:value-type="float">
            <text:p>2.0371121604</text:p>
          </table:table-cell>
          <table:table-cell office:value-type="float" office:value="2.9592164714" calcext:value-type="float">
            <text:p>2.9592164714</text:p>
          </table:table-cell>
          <table:table-cell office:value-type="float" office:value="0.5" calcext:value-type="float">
            <text:p>0.5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table:formula="of:=[.B355]+[.M$2]" office:value-type="float" office:value="0.776783941754" calcext:value-type="float">
            <text:p>0.7767839418</text:p>
          </table:table-cell>
          <table:table-cell table:formula="of:=[.C355]+[.N$2]" office:value-type="float" office:value="2.96433015556" calcext:value-type="float">
            <text:p>2.964330155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0120144936" calcext:value-type="float">
            <text:p>2.0120144936</text:p>
          </table:table-cell>
          <table:table-cell office:value-type="float" office:value="2.9280699287" calcext:value-type="float">
            <text:p>2.9280699287</text:p>
          </table:table-cell>
          <table:table-cell office:value-type="float" office:value="0.5" calcext:value-type="float">
            <text:p>0.5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table:formula="of:=[.B356]+[.M$2]" office:value-type="float" office:value="0.751686274954" calcext:value-type="float">
            <text:p>0.751686275</text:p>
          </table:table-cell>
          <table:table-cell table:formula="of:=[.C356]+[.N$2]" office:value-type="float" office:value="2.93318361286" calcext:value-type="float">
            <text:p>2.933183612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9836822893" calcext:value-type="float">
            <text:p>1.9836822893</text:p>
          </table:table-cell>
          <table:table-cell office:value-type="float" office:value="2.8998336719" calcext:value-type="float">
            <text:p>2.8998336719</text:p>
          </table:table-cell>
          <table:table-cell office:value-type="float" office:value="0.5" calcext:value-type="float">
            <text:p>0.5</text:p>
          </table:table-cell>
          <table:table-cell office:value-type="float" office:value="117" calcext:value-type="float">
            <text:p>117</text:p>
          </table:table-cell>
          <table:table-cell table:number-columns-repeated="4"/>
          <table:table-cell table:formula="of:=[.B357]+[.M$2]" office:value-type="float" office:value="0.723354070654" calcext:value-type="float">
            <text:p>0.7233540707</text:p>
          </table:table-cell>
          <table:table-cell table:formula="of:=[.C357]+[.N$2]" office:value-type="float" office:value="2.90494735606" calcext:value-type="float">
            <text:p>2.904947356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9554651389" calcext:value-type="float">
            <text:p>1.9554651389</text:p>
          </table:table-cell>
          <table:table-cell office:value-type="float" office:value="2.8714824387" calcext:value-type="float">
            <text:p>2.8714824387</text:p>
          </table:table-cell>
          <table:table-cell office:value-type="float" office:value="0.5" calcext:value-type="float">
            <text:p>0.5</text:p>
          </table:table-cell>
          <table:table-cell office:value-type="float" office:value="118" calcext:value-type="float">
            <text:p>118</text:p>
          </table:table-cell>
          <table:table-cell table:number-columns-repeated="4"/>
          <table:table-cell table:formula="of:=[.B358]+[.M$2]" office:value-type="float" office:value="0.695136920254" calcext:value-type="float">
            <text:p>0.6951369203</text:p>
          </table:table-cell>
          <table:table-cell table:formula="of:=[.C358]+[.N$2]" office:value-type="float" office:value="2.87659612286" calcext:value-type="float">
            <text:p>2.876596122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9285705158" calcext:value-type="float">
            <text:p>1.9285705158</text:p>
          </table:table-cell>
          <table:table-cell office:value-type="float" office:value="2.8418736689" calcext:value-type="float">
            <text:p>2.8418736689</text:p>
          </table:table-cell>
          <table:table-cell office:value-type="float" office:value="0.5" calcext:value-type="float">
            <text:p>0.5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table:formula="of:=[.B359]+[.M$2]" office:value-type="float" office:value="0.668242297154" calcext:value-type="float">
            <text:p>0.6682422972</text:p>
          </table:table-cell>
          <table:table-cell table:formula="of:=[.C359]+[.N$2]" office:value-type="float" office:value="2.84698735306" calcext:value-type="float">
            <text:p>2.846987353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9014757186" calcext:value-type="float">
            <text:p>1.9014757186</text:p>
          </table:table-cell>
          <table:table-cell office:value-type="float" office:value="2.8124479665" calcext:value-type="float">
            <text:p>2.8124479665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B360]+[.M$2]" office:value-type="float" office:value="0.641147499954" calcext:value-type="float">
            <text:p>0.6411475</text:p>
          </table:table-cell>
          <table:table-cell table:formula="of:=[.C360]+[.N$2]" office:value-type="float" office:value="2.81756165066" calcext:value-type="float">
            <text:p>2.817561650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8725348178" calcext:value-type="float">
            <text:p>1.8725348178</text:p>
          </table:table-cell>
          <table:table-cell office:value-type="float" office:value="2.7848359354" calcext:value-type="float">
            <text:p>2.7848359354</text:p>
          </table:table-cell>
          <table:table-cell office:value-type="float" office:value="0.5" calcext:value-type="float">
            <text:p>0.5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formula="of:=[.B361]+[.M$2]" office:value-type="float" office:value="0.612206599154" calcext:value-type="float">
            <text:p>0.6122065992</text:p>
          </table:table-cell>
          <table:table-cell table:formula="of:=[.C361]+[.N$2]" office:value-type="float" office:value="2.78994961956" calcext:value-type="float">
            <text:p>2.789949619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8432382144" calcext:value-type="float">
            <text:p>1.8432382144</text:p>
          </table:table-cell>
          <table:table-cell office:value-type="float" office:value="2.7576015999" calcext:value-type="float">
            <text:p>2.7576015999</text:p>
          </table:table-cell>
          <table:table-cell office:value-type="float" office:value="0.5" calcext:value-type="float">
            <text:p>0.5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formula="of:=[.B362]+[.M$2]" office:value-type="float" office:value="0.582909995754" calcext:value-type="float">
            <text:p>0.5829099958</text:p>
          </table:table-cell>
          <table:table-cell table:formula="of:=[.C362]+[.N$2]" office:value-type="float" office:value="2.76271528406" calcext:value-type="float">
            <text:p>2.762715284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8136784973" calcext:value-type="float">
            <text:p>1.8136784973</text:p>
          </table:table-cell>
          <table:table-cell office:value-type="float" office:value="2.7306530726" calcext:value-type="float">
            <text:p>2.7306530726</text:p>
          </table:table-cell>
          <table:table-cell office:value-type="float" office:value="0.5" calcext:value-type="float">
            <text:p>0.5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formula="of:=[.B363]+[.M$2]" office:value-type="float" office:value="0.553350278654" calcext:value-type="float">
            <text:p>0.5533502787</text:p>
          </table:table-cell>
          <table:table-cell table:formula="of:=[.C363]+[.N$2]" office:value-type="float" office:value="2.73576675676" calcext:value-type="float">
            <text:p>2.735766756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7841078686" calcext:value-type="float">
            <text:p>1.7841078686</text:p>
          </table:table-cell>
          <table:table-cell office:value-type="float" office:value="2.703716519" calcext:value-type="float">
            <text:p>2.703716519</text:p>
          </table:table-cell>
          <table:table-cell office:value-type="float" office:value="0.5" calcext:value-type="float">
            <text:p>0.5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formula="of:=[.B364]+[.M$2]" office:value-type="float" office:value="0.523779649954" calcext:value-type="float">
            <text:p>0.52377965</text:p>
          </table:table-cell>
          <table:table-cell table:formula="of:=[.C364]+[.N$2]" office:value-type="float" office:value="2.70883020316" calcext:value-type="float">
            <text:p>2.708830203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7553102049" calcext:value-type="float">
            <text:p>1.7553102049</text:p>
          </table:table-cell>
          <table:table-cell office:value-type="float" office:value="2.6759551328" calcext:value-type="float">
            <text:p>2.6759551328</text:p>
          </table:table-cell>
          <table:table-cell office:value-type="float" office:value="0.5" calcext:value-type="float">
            <text:p>0.5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formula="of:=[.B365]+[.M$2]" office:value-type="float" office:value="0.494981986254" calcext:value-type="float">
            <text:p>0.4949819863</text:p>
          </table:table-cell>
          <table:table-cell table:formula="of:=[.C365]+[.N$2]" office:value-type="float" office:value="2.68106881696" calcext:value-type="float">
            <text:p>2.68106881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7261217239" calcext:value-type="float">
            <text:p>1.7261217239</text:p>
          </table:table-cell>
          <table:table-cell office:value-type="float" office:value="2.6486049485" calcext:value-type="float">
            <text:p>2.6486049485</text:p>
          </table:table-cell>
          <table:table-cell office:value-type="float" office:value="0.5" calcext:value-type="float">
            <text:p>0.5</text:p>
          </table:table-cell>
          <table:table-cell office:value-type="float" office:value="126" calcext:value-type="float">
            <text:p>126</text:p>
          </table:table-cell>
          <table:table-cell table:number-columns-repeated="4"/>
          <table:table-cell table:formula="of:=[.B366]+[.M$2]" office:value-type="float" office:value="0.465793505254" calcext:value-type="float">
            <text:p>0.4657935053</text:p>
          </table:table-cell>
          <table:table-cell table:formula="of:=[.C366]+[.N$2]" office:value-type="float" office:value="2.65371863266" calcext:value-type="float">
            <text:p>2.653718632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7018252609" calcext:value-type="float">
            <text:p>1.7018252609</text:p>
          </table:table-cell>
          <table:table-cell office:value-type="float" office:value="2.6168294566" calcext:value-type="float">
            <text:p>2.6168294566</text:p>
          </table:table-cell>
          <table:table-cell office:value-type="float" office:value="0.5" calcext:value-type="float">
            <text:p>0.5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formula="of:=[.B367]+[.M$2]" office:value-type="float" office:value="0.441497042254" calcext:value-type="float">
            <text:p>0.4414970423</text:p>
          </table:table-cell>
          <table:table-cell table:formula="of:=[.C367]+[.N$2]" office:value-type="float" office:value="2.62194314076" calcext:value-type="float">
            <text:p>2.621943140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6765915991" calcext:value-type="float">
            <text:p>1.6765915991</text:p>
          </table:table-cell>
          <table:table-cell office:value-type="float" office:value="2.5857929892" calcext:value-type="float">
            <text:p>2.5857929892</text:p>
          </table:table-cell>
          <table:table-cell office:value-type="float" office:value="0.5" calcext:value-type="float">
            <text:p>0.5</text:p>
          </table:table-cell>
          <table:table-cell office:value-type="float" office:value="128" calcext:value-type="float">
            <text:p>128</text:p>
          </table:table-cell>
          <table:table-cell table:number-columns-repeated="4"/>
          <table:table-cell table:formula="of:=[.B368]+[.M$2]" office:value-type="float" office:value="0.416263380454" calcext:value-type="float">
            <text:p>0.4162633805</text:p>
          </table:table-cell>
          <table:table-cell table:formula="of:=[.C368]+[.N$2]" office:value-type="float" office:value="2.59090667336" calcext:value-type="float">
            <text:p>2.590906673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651051928" calcext:value-type="float">
            <text:p>1.651051928</text:p>
          </table:table-cell>
          <table:table-cell office:value-type="float" office:value="2.5550078435" calcext:value-type="float">
            <text:p>2.5550078435</text:p>
          </table:table-cell>
          <table:table-cell office:value-type="float" office:value="0.5" calcext:value-type="float">
            <text:p>0.5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table:formula="of:=[.B369]+[.M$2]" office:value-type="float" office:value="0.390723709354" calcext:value-type="float">
            <text:p>0.3907237094</text:p>
          </table:table-cell>
          <table:table-cell table:formula="of:=[.C369]+[.N$2]" office:value-type="float" office:value="2.56012152766" calcext:value-type="float">
            <text:p>2.560121527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6282831888" calcext:value-type="float">
            <text:p>1.6282831888</text:p>
          </table:table-cell>
          <table:table-cell office:value-type="float" office:value="2.5221203912" calcext:value-type="float">
            <text:p>2.5221203912</text:p>
          </table:table-cell>
          <table:table-cell office:value-type="float" office:value="0.5" calcext:value-type="float">
            <text:p>0.5</text:p>
          </table:table-cell>
          <table:table-cell office:value-type="float" office:value="130" calcext:value-type="float">
            <text:p>130</text:p>
          </table:table-cell>
          <table:table-cell table:number-columns-repeated="4"/>
          <table:table-cell table:formula="of:=[.B370]+[.M$2]" office:value-type="float" office:value="0.367954970154" calcext:value-type="float">
            <text:p>0.3679549702</text:p>
          </table:table-cell>
          <table:table-cell table:formula="of:=[.C370]+[.N$2]" office:value-type="float" office:value="2.52723407536" calcext:value-type="float">
            <text:p>2.527234075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6025012742" calcext:value-type="float">
            <text:p>1.6025012742</text:p>
          </table:table-cell>
          <table:table-cell office:value-type="float" office:value="2.4915378328" calcext:value-type="float">
            <text:p>2.4915378328</text:p>
          </table:table-cell>
          <table:table-cell office:value-type="float" office:value="0.5" calcext:value-type="float">
            <text:p>0.5</text:p>
          </table:table-cell>
          <table:table-cell office:value-type="float" office:value="131" calcext:value-type="float">
            <text:p>131</text:p>
          </table:table-cell>
          <table:table-cell table:number-columns-repeated="4"/>
          <table:table-cell table:formula="of:=[.B371]+[.M$2]" office:value-type="float" office:value="0.342173055554" calcext:value-type="float">
            <text:p>0.3421730556</text:p>
          </table:table-cell>
          <table:table-cell table:formula="of:=[.C371]+[.N$2]" office:value-type="float" office:value="2.49665151696" calcext:value-type="float">
            <text:p>2.49665151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698371551" calcext:value-type="float">
            <text:p>1.5698371551</text:p>
          </table:table-cell>
          <table:table-cell office:value-type="float" office:value="2.4684498419" calcext:value-type="float">
            <text:p>2.4684498419</text:p>
          </table:table-cell>
          <table:table-cell office:value-type="float" office:value="0.5" calcext:value-type="float">
            <text:p>0.5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table:formula="of:=[.B372]+[.M$2]" office:value-type="float" office:value="0.309508936454" calcext:value-type="float">
            <text:p>0.3095089365</text:p>
          </table:table-cell>
          <table:table-cell table:formula="of:=[.C372]+[.N$2]" office:value-type="float" office:value="2.47356352606" calcext:value-type="float">
            <text:p>2.473563526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317883267" calcext:value-type="float">
            <text:p>1.5317883267</text:p>
          </table:table-cell>
          <table:table-cell office:value-type="float" office:value="2.48079029" calcext:value-type="float">
            <text:p>2.48079029</text:p>
          </table:table-cell>
          <table:table-cell office:value-type="float" office:value="0.5" calcext:value-type="float">
            <text:p>0.5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table:formula="of:=[.B373]+[.M$2]" office:value-type="float" office:value="0.271460108054" calcext:value-type="float">
            <text:p>0.2714601081</text:p>
          </table:table-cell>
          <table:table-cell table:formula="of:=[.C373]+[.N$2]" office:value-type="float" office:value="2.48590397416" calcext:value-type="float">
            <text:p>2.485903974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959320494" calcext:value-type="float">
            <text:p>1.4959320494</text:p>
          </table:table-cell>
          <table:table-cell office:value-type="float" office:value="2.4985195703" calcext:value-type="float">
            <text:p>2.4985195703</text:p>
          </table:table-cell>
          <table:table-cell office:value-type="float" office:value="0.5" calcext:value-type="float">
            <text:p>0.5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formula="of:=[.B374]+[.M$2]" office:value-type="float" office:value="0.235603830754" calcext:value-type="float">
            <text:p>0.2356038308</text:p>
          </table:table-cell>
          <table:table-cell table:formula="of:=[.C374]+[.N$2]" office:value-type="float" office:value="2.50363325446" calcext:value-type="float">
            <text:p>2.503633254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671523425" calcext:value-type="float">
            <text:p>1.4671523425</text:p>
          </table:table-cell>
          <table:table-cell office:value-type="float" office:value="2.5262995715" calcext:value-type="float">
            <text:p>2.5262995715</text:p>
          </table:table-cell>
          <table:table-cell office:value-type="float" office:value="0.5" calcext:value-type="float">
            <text:p>0.5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formula="of:=[.B375]+[.M$2]" office:value-type="float" office:value="0.206824123854" calcext:value-type="float">
            <text:p>0.2068241239</text:p>
          </table:table-cell>
          <table:table-cell table:formula="of:=[.C375]+[.N$2]" office:value-type="float" office:value="2.53141325566" calcext:value-type="float">
            <text:p>2.531413255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318069865" calcext:value-type="float">
            <text:p>1.4318069865</text:p>
          </table:table-cell>
          <table:table-cell office:value-type="float" office:value="2.5450267125" calcext:value-type="float">
            <text:p>2.5450267125</text:p>
          </table:table-cell>
          <table:table-cell office:value-type="float" office:value="0.5" calcext:value-type="float">
            <text:p>0.5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formula="of:=[.B376]+[.M$2]" office:value-type="float" office:value="0.171478767854" calcext:value-type="float">
            <text:p>0.1714787679</text:p>
          </table:table-cell>
          <table:table-cell table:formula="of:=[.C376]+[.N$2]" office:value-type="float" office:value="2.55014039666" calcext:value-type="float">
            <text:p>2.55014039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947911464" calcext:value-type="float">
            <text:p>1.3947911464</text:p>
          </table:table-cell>
          <table:table-cell office:value-type="float" office:value="2.5601867779" calcext:value-type="float">
            <text:p>2.5601867779</text:p>
          </table:table-cell>
          <table:table-cell office:value-type="float" office:value="0.5" calcext:value-type="float">
            <text:p>0.5</text:p>
          </table:table-cell>
          <table:table-cell office:value-type="float" office:value="137" calcext:value-type="float">
            <text:p>137</text:p>
          </table:table-cell>
          <table:table-cell table:number-columns-repeated="4"/>
          <table:table-cell table:formula="of:=[.B377]+[.M$2]" office:value-type="float" office:value="0.134462927754" calcext:value-type="float">
            <text:p>0.1344629278</text:p>
          </table:table-cell>
          <table:table-cell table:formula="of:=[.C377]+[.N$2]" office:value-type="float" office:value="2.56530046206" calcext:value-type="float">
            <text:p>2.565300462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557805797" calcext:value-type="float">
            <text:p>1.3557805797</text:p>
          </table:table-cell>
          <table:table-cell office:value-type="float" office:value="2.5690284795" calcext:value-type="float">
            <text:p>2.5690284795</text:p>
          </table:table-cell>
          <table:table-cell office:value-type="float" office:value="0.5" calcext:value-type="float">
            <text:p>0.5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formula="of:=[.B378]+[.M$2]" office:value-type="float" office:value="0.0954523610540001" calcext:value-type="float">
            <text:p>0.0954523611</text:p>
          </table:table-cell>
          <table:table-cell table:formula="of:=[.C378]+[.N$2]" office:value-type="float" office:value="2.57414216366" calcext:value-type="float">
            <text:p>2.574142163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172672717" calcext:value-type="float">
            <text:p>1.3172672717</text:p>
          </table:table-cell>
          <table:table-cell office:value-type="float" office:value="2.579832419" calcext:value-type="float">
            <text:p>2.579832419</text:p>
          </table:table-cell>
          <table:table-cell office:value-type="float" office:value="0.5" calcext:value-type="float">
            <text:p>0.5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formula="of:=[.B379]+[.M$2]" office:value-type="float" office:value="0.0569390530540002" calcext:value-type="float">
            <text:p>0.0569390531</text:p>
          </table:table-cell>
          <table:table-cell table:formula="of:=[.C379]+[.N$2]" office:value-type="float" office:value="2.58494610316" calcext:value-type="float">
            <text:p>2.584946103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777548252" calcext:value-type="float">
            <text:p>1.2777548252</text:p>
          </table:table-cell>
          <table:table-cell office:value-type="float" office:value="2.5860586997" calcext:value-type="float">
            <text:p>2.5860586997</text:p>
          </table:table-cell>
          <table:table-cell office:value-type="float" office:value="0.5" calcext:value-type="float">
            <text:p>0.5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formula="of:=[.B380]+[.M$2]" office:value-type="float" office:value="0.0174266065540001" calcext:value-type="float">
            <text:p>0.0174266066</text:p>
          </table:table-cell>
          <table:table-cell table:formula="of:=[.C380]+[.N$2]" office:value-type="float" office:value="2.59117238386" calcext:value-type="float">
            <text:p>2.591172383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377557556" calcext:value-type="float">
            <text:p>1.2377557556</text:p>
          </table:table-cell>
          <table:table-cell office:value-type="float" office:value="2.5863315103" calcext:value-type="float">
            <text:p>2.5863315103</text:p>
          </table:table-cell>
          <table:table-cell office:value-type="float" office:value="0.5" calcext:value-type="float">
            <text:p>0.5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formula="of:=[.B381]+[.M$2]" office:value-type="float" office:value="-0.0225724630459998" calcext:value-type="float">
            <text:p>-0.022572463</text:p>
          </table:table-cell>
          <table:table-cell table:formula="of:=[.C381]+[.N$2]" office:value-type="float" office:value="2.59144519446" calcext:value-type="float">
            <text:p>2.591445194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97804158" calcext:value-type="float">
            <text:p>1.197804158</text:p>
          </table:table-cell>
          <table:table-cell office:value-type="float" office:value="2.5843643169" calcext:value-type="float">
            <text:p>2.5843643169</text:p>
          </table:table-cell>
          <table:table-cell office:value-type="float" office:value="0.5" calcext:value-type="float">
            <text:p>0.5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formula="of:=[.B382]+[.M$2]" office:value-type="float" office:value="-0.0625240606459998" calcext:value-type="float">
            <text:p>-0.0625240606</text:p>
          </table:table-cell>
          <table:table-cell table:formula="of:=[.C382]+[.N$2]" office:value-type="float" office:value="2.58947800106" calcext:value-type="float">
            <text:p>2.589478001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578831656" calcext:value-type="float">
            <text:p>1.1578831656</text:p>
          </table:table-cell>
          <table:table-cell office:value-type="float" office:value="2.581851477" calcext:value-type="float">
            <text:p>2.581851477</text:p>
          </table:table-cell>
          <table:table-cell office:value-type="float" office:value="0.5" calcext:value-type="float">
            <text:p>0.5</text:p>
          </table:table-cell>
          <table:table-cell office:value-type="float" office:value="143" calcext:value-type="float">
            <text:p>143</text:p>
          </table:table-cell>
          <table:table-cell table:number-columns-repeated="4"/>
          <table:table-cell table:formula="of:=[.B383]+[.M$2]" office:value-type="float" office:value="-0.102445053046" calcext:value-type="float">
            <text:p>-0.102445053</text:p>
          </table:table-cell>
          <table:table-cell table:formula="of:=[.C383]+[.N$2]" office:value-type="float" office:value="2.58696516116" calcext:value-type="float">
            <text:p>2.586965161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181803251" calcext:value-type="float">
            <text:p>1.1181803251</text:p>
          </table:table-cell>
          <table:table-cell office:value-type="float" office:value="2.576984809" calcext:value-type="float">
            <text:p>2.576984809</text:p>
          </table:table-cell>
          <table:table-cell office:value-type="float" office:value="0.5" calcext:value-type="float">
            <text:p>0.5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table:formula="of:=[.B384]+[.M$2]" office:value-type="float" office:value="-0.142147893546" calcext:value-type="float">
            <text:p>-0.1421478935</text:p>
          </table:table-cell>
          <table:table-cell table:formula="of:=[.C384]+[.N$2]" office:value-type="float" office:value="2.58209849316" calcext:value-type="float">
            <text:p>2.582098493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781920085" calcext:value-type="float">
            <text:p>1.0781920085</text:p>
          </table:table-cell>
          <table:table-cell office:value-type="float" office:value="2.5760180946" calcext:value-type="float">
            <text:p>2.5760180946</text:p>
          </table:table-cell>
          <table:table-cell office:value-type="float" office:value="0.5" calcext:value-type="float">
            <text:p>0.5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formula="of:=[.B385]+[.M$2]" office:value-type="float" office:value="-0.182136210146" calcext:value-type="float">
            <text:p>-0.1821362101</text:p>
          </table:table-cell>
          <table:table-cell table:formula="of:=[.C385]+[.N$2]" office:value-type="float" office:value="2.58113177876" calcext:value-type="float">
            <text:p>2.581131778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385819677" calcext:value-type="float">
            <text:p>1.0385819677</text:p>
          </table:table-cell>
          <table:table-cell office:value-type="float" office:value="2.5704463202" calcext:value-type="float">
            <text:p>2.5704463202</text:p>
          </table:table-cell>
          <table:table-cell office:value-type="float" office:value="0.5" calcext:value-type="float">
            <text:p>0.5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table:formula="of:=[.B386]+[.M$2]" office:value-type="float" office:value="-0.221746250946" calcext:value-type="float">
            <text:p>-0.2217462509</text:p>
          </table:table-cell>
          <table:table-cell table:formula="of:=[.C386]+[.N$2]" office:value-type="float" office:value="2.57556000436" calcext:value-type="float">
            <text:p>2.575560004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995912126" calcext:value-type="float">
            <text:p>0.9995912126</text:p>
          </table:table-cell>
          <table:table-cell office:value-type="float" office:value="2.5615176577" calcext:value-type="float">
            <text:p>2.5615176577</text:p>
          </table:table-cell>
          <table:table-cell office:value-type="float" office:value="0.5" calcext:value-type="float">
            <text:p>0.5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formula="of:=[.B387]+[.M$2]" office:value-type="float" office:value="-0.260737006046" calcext:value-type="float">
            <text:p>-0.260737006</text:p>
          </table:table-cell>
          <table:table-cell table:formula="of:=[.C387]+[.N$2]" office:value-type="float" office:value="2.56663134186" calcext:value-type="float">
            <text:p>2.566631341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60432094" calcext:value-type="float">
            <text:p>0.960432094</text:p>
          </table:table-cell>
          <table:table-cell office:value-type="float" office:value="2.5533590161" calcext:value-type="float">
            <text:p>2.5533590161</text:p>
          </table:table-cell>
          <table:table-cell office:value-type="float" office:value="0.5" calcext:value-type="float">
            <text:p>0.5</text:p>
          </table:table-cell>
          <table:table-cell office:value-type="float" office:value="148" calcext:value-type="float">
            <text:p>148</text:p>
          </table:table-cell>
          <table:table-cell table:number-columns-repeated="4"/>
          <table:table-cell table:formula="of:=[.B388]+[.M$2]" office:value-type="float" office:value="-0.299896124646" calcext:value-type="float">
            <text:p>-0.2998961246</text:p>
          </table:table-cell>
          <table:table-cell table:formula="of:=[.C388]+[.N$2]" office:value-type="float" office:value="2.55847270026" calcext:value-type="float">
            <text:p>2.558472700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212695797" calcext:value-type="float">
            <text:p>0.9212695797</text:p>
          </table:table-cell>
          <table:table-cell office:value-type="float" office:value="2.5452166901" calcext:value-type="float">
            <text:p>2.5452166901</text:p>
          </table:table-cell>
          <table:table-cell office:value-type="float" office:value="0.5" calcext:value-type="float">
            <text:p>0.5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formula="of:=[.B389]+[.M$2]" office:value-type="float" office:value="-0.339058638946" calcext:value-type="float">
            <text:p>-0.3390586389</text:p>
          </table:table-cell>
          <table:table-cell table:formula="of:=[.C389]+[.N$2]" office:value-type="float" office:value="2.55033037426" calcext:value-type="float">
            <text:p>2.550330374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827661958" calcext:value-type="float">
            <text:p>0.8827661958</text:p>
          </table:table-cell>
          <table:table-cell office:value-type="float" office:value="2.534377436" calcext:value-type="float">
            <text:p>2.534377436</text:p>
          </table:table-cell>
          <table:table-cell office:value-type="float" office:value="0.5" calcext:value-type="float">
            <text:p>0.5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formula="of:=[.B390]+[.M$2]" office:value-type="float" office:value="-0.377562022846" calcext:value-type="float">
            <text:p>-0.3775620228</text:p>
          </table:table-cell>
          <table:table-cell table:formula="of:=[.C390]+[.N$2]" office:value-type="float" office:value="2.53949112016" calcext:value-type="float">
            <text:p>2.539491120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459272454" calcext:value-type="float">
            <text:p>0.8459272454</text:p>
          </table:table-cell>
          <table:table-cell office:value-type="float" office:value="2.5187924519" calcext:value-type="float">
            <text:p>2.5187924519</text:p>
          </table:table-cell>
          <table:table-cell office:value-type="float" office:value="0.5" calcext:value-type="float">
            <text:p>0.5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table:formula="of:=[.B391]+[.M$2]" office:value-type="float" office:value="-0.414400973246" calcext:value-type="float">
            <text:p>-0.4144009732</text:p>
          </table:table-cell>
          <table:table-cell table:formula="of:=[.C391]+[.N$2]" office:value-type="float" office:value="2.52390613606" calcext:value-type="float">
            <text:p>2.523906136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101272339" calcext:value-type="float">
            <text:p>0.8101272339</text:p>
          </table:table-cell>
          <table:table-cell office:value-type="float" office:value="2.5009498293" calcext:value-type="float">
            <text:p>2.5009498293</text:p>
          </table:table-cell>
          <table:table-cell office:value-type="float" office:value="0.5" calcext:value-type="float">
            <text:p>0.5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formula="of:=[.B392]+[.M$2]" office:value-type="float" office:value="-0.450200984746" calcext:value-type="float">
            <text:p>-0.4502009847</text:p>
          </table:table-cell>
          <table:table-cell table:formula="of:=[.C392]+[.N$2]" office:value-type="float" office:value="2.50606351346" calcext:value-type="float">
            <text:p>2.506063513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760619093" calcext:value-type="float">
            <text:p>0.7760619093</text:p>
          </table:table-cell>
          <table:table-cell office:value-type="float" office:value="2.4799842943" calcext:value-type="float">
            <text:p>2.4799842943</text:p>
          </table:table-cell>
          <table:table-cell office:value-type="float" office:value="0.5" calcext:value-type="float">
            <text:p>0.5</text:p>
          </table:table-cell>
          <table:table-cell office:value-type="float" office:value="153" calcext:value-type="float">
            <text:p>153</text:p>
          </table:table-cell>
          <table:table-cell table:number-columns-repeated="4"/>
          <table:table-cell table:formula="of:=[.B393]+[.M$2]" office:value-type="float" office:value="-0.484266309346" calcext:value-type="float">
            <text:p>-0.4842663093</text:p>
          </table:table-cell>
          <table:table-cell table:formula="of:=[.C393]+[.N$2]" office:value-type="float" office:value="2.48509797846" calcext:value-type="float">
            <text:p>2.485097978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440105289" calcext:value-type="float">
            <text:p>0.7440105289</text:p>
          </table:table-cell>
          <table:table-cell office:value-type="float" office:value="2.4560529548" calcext:value-type="float">
            <text:p>2.4560529548</text:p>
          </table:table-cell>
          <table:table-cell office:value-type="float" office:value="0.5" calcext:value-type="float">
            <text:p>0.5</text:p>
          </table:table-cell>
          <table:table-cell office:value-type="float" office:value="154" calcext:value-type="float">
            <text:p>154</text:p>
          </table:table-cell>
          <table:table-cell table:number-columns-repeated="4"/>
          <table:table-cell table:formula="of:=[.B394]+[.M$2]" office:value-type="float" office:value="-0.516317689746" calcext:value-type="float">
            <text:p>-0.5163176897</text:p>
          </table:table-cell>
          <table:table-cell table:formula="of:=[.C394]+[.N$2]" office:value-type="float" office:value="2.46116663896" calcext:value-type="float">
            <text:p>2.46116663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139326808" calcext:value-type="float">
            <text:p>0.7139326808</text:p>
          </table:table-cell>
          <table:table-cell office:value-type="float" office:value="2.4296839757" calcext:value-type="float">
            <text:p>2.4296839757</text:p>
          </table:table-cell>
          <table:table-cell office:value-type="float" office:value="0.5" calcext:value-type="float">
            <text:p>0.5</text:p>
          </table:table-cell>
          <table:table-cell office:value-type="float" office:value="155" calcext:value-type="float">
            <text:p>155</text:p>
          </table:table-cell>
          <table:table-cell table:number-columns-repeated="4"/>
          <table:table-cell table:formula="of:=[.B395]+[.M$2]" office:value-type="float" office:value="-0.546395537846" calcext:value-type="float">
            <text:p>-0.5463955378</text:p>
          </table:table-cell>
          <table:table-cell table:formula="of:=[.C395]+[.N$2]" office:value-type="float" office:value="2.43479765986" calcext:value-type="float">
            <text:p>2.434797659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865561578" calcext:value-type="float">
            <text:p>0.6865561578</text:p>
          </table:table-cell>
          <table:table-cell office:value-type="float" office:value="2.400520197" calcext:value-type="float">
            <text:p>2.400520197</text:p>
          </table:table-cell>
          <table:table-cell office:value-type="float" office:value="0.5" calcext:value-type="float">
            <text:p>0.5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formula="of:=[.B396]+[.M$2]" office:value-type="float" office:value="-0.573772060846" calcext:value-type="float">
            <text:p>-0.5737720608</text:p>
          </table:table-cell>
          <table:table-cell table:formula="of:=[.C396]+[.N$2]" office:value-type="float" office:value="2.40563388116" calcext:value-type="float">
            <text:p>2.405633881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628879195" calcext:value-type="float">
            <text:p>0.6628879195</text:p>
          </table:table-cell>
          <table:table-cell office:value-type="float" office:value="2.3682740423" calcext:value-type="float">
            <text:p>2.3682740423</text:p>
          </table:table-cell>
          <table:table-cell office:value-type="float" office:value="0.5" calcext:value-type="float">
            <text:p>0.5</text:p>
          </table:table-cell>
          <table:table-cell office:value-type="float" office:value="157" calcext:value-type="float">
            <text:p>157</text:p>
          </table:table-cell>
          <table:table-cell table:number-columns-repeated="4"/>
          <table:table-cell table:formula="of:=[.B397]+[.M$2]" office:value-type="float" office:value="-0.597440299146" calcext:value-type="float">
            <text:p>-0.5974402991</text:p>
          </table:table-cell>
          <table:table-cell table:formula="of:=[.C397]+[.N$2]" office:value-type="float" office:value="2.37338772646" calcext:value-type="float">
            <text:p>2.373387726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406432457" calcext:value-type="float">
            <text:p>0.6406432457</text:p>
          </table:table-cell>
          <table:table-cell office:value-type="float" office:value="2.3350298776" calcext:value-type="float">
            <text:p>2.3350298776</text:p>
          </table:table-cell>
          <table:table-cell office:value-type="float" office:value="0.5" calcext:value-type="float">
            <text:p>0.5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formula="of:=[.B398]+[.M$2]" office:value-type="float" office:value="-0.619684972946" calcext:value-type="float">
            <text:p>-0.6196849729</text:p>
          </table:table-cell>
          <table:table-cell table:formula="of:=[.C398]+[.N$2]" office:value-type="float" office:value="2.34014356176" calcext:value-type="float">
            <text:p>2.340143561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219636784" calcext:value-type="float">
            <text:p>0.6219636784</text:p>
          </table:table-cell>
          <table:table-cell office:value-type="float" office:value="2.2996593564" calcext:value-type="float">
            <text:p>2.2996593564</text:p>
          </table:table-cell>
          <table:table-cell office:value-type="float" office:value="0.5" calcext:value-type="float">
            <text:p>0.5</text:p>
          </table:table-cell>
          <table:table-cell office:value-type="float" office:value="159" calcext:value-type="float">
            <text:p>159</text:p>
          </table:table-cell>
          <table:table-cell table:number-columns-repeated="4"/>
          <table:table-cell table:formula="of:=[.B399]+[.M$2]" office:value-type="float" office:value="-0.638364540246" calcext:value-type="float">
            <text:p>-0.6383645402</text:p>
          </table:table-cell>
          <table:table-cell table:formula="of:=[.C399]+[.N$2]" office:value-type="float" office:value="2.30477304056" calcext:value-type="float">
            <text:p>2.304773040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068187968" calcext:value-type="float">
            <text:p>0.6068187968</text:p>
          </table:table-cell>
          <table:table-cell office:value-type="float" office:value="2.2626373014" calcext:value-type="float">
            <text:p>2.2626373014</text:p>
          </table:table-cell>
          <table:table-cell office:value-type="float" office:value="0.5" calcext:value-type="float">
            <text:p>0.5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formula="of:=[.B400]+[.M$2]" office:value-type="float" office:value="-0.653509421846" calcext:value-type="float">
            <text:p>-0.6535094218</text:p>
          </table:table-cell>
          <table:table-cell table:formula="of:=[.C400]+[.N$2]" office:value-type="float" office:value="2.26775098556" calcext:value-type="float">
            <text:p>2.267750985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956347801" calcext:value-type="float">
            <text:p>0.5956347801</text:p>
          </table:table-cell>
          <table:table-cell office:value-type="float" office:value="2.2242326432" calcext:value-type="float">
            <text:p>2.2242326432</text:p>
          </table:table-cell>
          <table:table-cell office:value-type="float" office:value="0.5" calcext:value-type="float">
            <text:p>0.5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formula="of:=[.B401]+[.M$2]" office:value-type="float" office:value="-0.664693438546" calcext:value-type="float">
            <text:p>-0.6646934385</text:p>
          </table:table-cell>
          <table:table-cell table:formula="of:=[.C401]+[.N$2]" office:value-type="float" office:value="2.22934632736" calcext:value-type="float">
            <text:p>2.229346327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7333032541" calcext:value-type="float">
            <text:p>2.7333032541</text:p>
          </table:table-cell>
          <table:table-cell office:value-type="float" office:value="3.1467247681" calcext:value-type="float">
            <text:p>3.1467247681</text:p>
          </table:table-cell>
          <table:table-cell office:value-type="float" office:value="0.5" calcext:value-type="float">
            <text:p>0.5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47275493134" calcext:value-type="float">
            <text:p>1.4727549313</text:p>
          </table:table-cell>
          <table:table-cell office:value-type="float" office:value="3.14012437713" calcext:value-type="float">
            <text:p>3.1401243771</text:p>
          </table:table-cell>
          <table:table-cell table:formula="of:=[.B402]+[.M$2]" office:value-type="float" office:value="1.472975035454" calcext:value-type="float">
            <text:p>1.4729750355</text:p>
          </table:table-cell>
          <table:table-cell table:formula="of:=[.C402]+[.N$2]" office:value-type="float" office:value="3.15183845226" calcext:value-type="float">
            <text:p>3.1518384523</text:p>
          </table:table-cell>
          <table:table-cell/>
          <table:table-cell table:formula="of:=[.H402]-[.B402]" office:value-type="float" office:value="-1.26054832276" calcext:value-type="float">
            <text:p>-1.2605483228</text:p>
          </table:table-cell>
          <table:table-cell table:formula="of:=[.I402]-[.C402]" office:value-type="float" office:value="-0.00660039097000009" calcext:value-type="float">
            <text:p>-0.0066003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956242181" calcext:value-type="float">
            <text:p>2.6956242181</text:p>
          </table:table-cell>
          <table:table-cell office:value-type="float" office:value="3.1601519884" calcext:value-type="float">
            <text:p>3.1601519884</text:p>
          </table:table-cell>
          <table:table-cell office:value-type="float" office:value="0.5" calcext:value-type="float">
            <text:p>0.5</text:p>
          </table:table-cell>
          <table:table-cell office:value-type="float" office:value="83" calcext:value-type="float">
            <text:p>83</text:p>
          </table:table-cell>
          <table:table-cell table:number-columns-repeated="4"/>
          <table:table-cell table:formula="of:=[.B403]+[.M$2]" office:value-type="float" office:value="1.435295999454" calcext:value-type="float">
            <text:p>1.4352959995</text:p>
          </table:table-cell>
          <table:table-cell table:formula="of:=[.C403]+[.N$2]" office:value-type="float" office:value="3.16526567256" calcext:value-type="float">
            <text:p>3.165265672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565244267" calcext:value-type="float">
            <text:p>2.6565244267</text:p>
          </table:table-cell>
          <table:table-cell office:value-type="float" office:value="3.1685903717" calcext:value-type="float">
            <text:p>3.1685903717</text:p>
          </table:table-cell>
          <table:table-cell office:value-type="float" office:value="0.5" calcext:value-type="float">
            <text:p>0.5</text:p>
          </table:table-cell>
          <table:table-cell office:value-type="float" office:value="84" calcext:value-type="float">
            <text:p>84</text:p>
          </table:table-cell>
          <table:table-cell table:number-columns-repeated="4"/>
          <table:table-cell table:formula="of:=[.B404]+[.M$2]" office:value-type="float" office:value="1.396196208054" calcext:value-type="float">
            <text:p>1.3961962081</text:p>
          </table:table-cell>
          <table:table-cell table:formula="of:=[.C404]+[.N$2]" office:value-type="float" office:value="3.17370405586" calcext:value-type="float">
            <text:p>3.173704055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175400956" calcext:value-type="float">
            <text:p>2.6175400956</text:p>
          </table:table-cell>
          <table:table-cell office:value-type="float" office:value="3.1775470411" calcext:value-type="float">
            <text:p>3.1775470411</text:p>
          </table:table-cell>
          <table:table-cell office:value-type="float" office:value="0.5" calcext:value-type="float">
            <text:p>0.5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table:formula="of:=[.B405]+[.M$2]" office:value-type="float" office:value="1.357211876954" calcext:value-type="float">
            <text:p>1.357211877</text:p>
          </table:table-cell>
          <table:table-cell table:formula="of:=[.C405]+[.N$2]" office:value-type="float" office:value="3.18266072526" calcext:value-type="float">
            <text:p>3.182660725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782376849" calcext:value-type="float">
            <text:p>2.5782376849</text:p>
          </table:table-cell>
          <table:table-cell office:value-type="float" office:value="3.1849848172" calcext:value-type="float">
            <text:p>3.1849848172</text:p>
          </table:table-cell>
          <table:table-cell office:value-type="float" office:value="0.5" calcext:value-type="float">
            <text:p>0.5</text:p>
          </table:table-cell>
          <table:table-cell office:value-type="float" office:value="86" calcext:value-type="float">
            <text:p>86</text:p>
          </table:table-cell>
          <table:table-cell table:number-columns-repeated="4"/>
          <table:table-cell table:formula="of:=[.B406]+[.M$2]" office:value-type="float" office:value="1.317909466254" calcext:value-type="float">
            <text:p>1.3179094663</text:p>
          </table:table-cell>
          <table:table-cell table:formula="of:=[.C406]+[.N$2]" office:value-type="float" office:value="3.19009850136" calcext:value-type="float">
            <text:p>3.190098501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393772425" calcext:value-type="float">
            <text:p>2.5393772425</text:p>
          </table:table-cell>
          <table:table-cell office:value-type="float" office:value="3.194464586" calcext:value-type="float">
            <text:p>3.194464586</text:p>
          </table:table-cell>
          <table:table-cell office:value-type="float" office:value="0.5" calcext:value-type="float">
            <text:p>0.5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B407]+[.M$2]" office:value-type="float" office:value="1.279049023854" calcext:value-type="float">
            <text:p>1.2790490239</text:p>
          </table:table-cell>
          <table:table-cell table:formula="of:=[.C407]+[.N$2]" office:value-type="float" office:value="3.19957827016" calcext:value-type="float">
            <text:p>3.199578270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004925329" calcext:value-type="float">
            <text:p>2.5004925329</text:p>
          </table:table-cell>
          <table:table-cell office:value-type="float" office:value="3.2038443174" calcext:value-type="float">
            <text:p>3.2038443174</text:p>
          </table:table-cell>
          <table:table-cell office:value-type="float" office:value="0.5" calcext:value-type="float">
            <text:p>0.5</text:p>
          </table:table-cell>
          <table:table-cell office:value-type="float" office:value="88" calcext:value-type="float">
            <text:p>88</text:p>
          </table:table-cell>
          <table:table-cell table:number-columns-repeated="4"/>
          <table:table-cell table:formula="of:=[.B408]+[.M$2]" office:value-type="float" office:value="1.240164314254" calcext:value-type="float">
            <text:p>1.2401643143</text:p>
          </table:table-cell>
          <table:table-cell table:formula="of:=[.C408]+[.N$2]" office:value-type="float" office:value="3.20895800156" calcext:value-type="float">
            <text:p>3.208958001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4611857957" calcext:value-type="float">
            <text:p>2.4611857957</text:p>
          </table:table-cell>
          <table:table-cell office:value-type="float" office:value="3.2112591949" calcext:value-type="float">
            <text:p>3.2112591949</text:p>
          </table:table-cell>
          <table:table-cell office:value-type="float" office:value="0.5" calcext:value-type="float">
            <text:p>0.5</text:p>
          </table:table-cell>
          <table:table-cell office:value-type="float" office:value="89" calcext:value-type="float">
            <text:p>89</text:p>
          </table:table-cell>
          <table:table-cell table:number-columns-repeated="4"/>
          <table:table-cell table:formula="of:=[.B409]+[.M$2]" office:value-type="float" office:value="1.200857577054" calcext:value-type="float">
            <text:p>1.2008575771</text:p>
          </table:table-cell>
          <table:table-cell table:formula="of:=[.C409]+[.N$2]" office:value-type="float" office:value="3.21637287906" calcext:value-type="float">
            <text:p>3.216372879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4217809099" calcext:value-type="float">
            <text:p>2.4217809099</text:p>
          </table:table-cell>
          <table:table-cell office:value-type="float" office:value="3.2181334206" calcext:value-type="float">
            <text:p>3.2181334206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table:number-columns-repeated="4"/>
          <table:table-cell table:formula="of:=[.B410]+[.M$2]" office:value-type="float" office:value="1.161452691254" calcext:value-type="float">
            <text:p>1.1614526913</text:p>
          </table:table-cell>
          <table:table-cell table:formula="of:=[.C410]+[.N$2]" office:value-type="float" office:value="3.22324710476" calcext:value-type="float">
            <text:p>3.223247104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3823922916" calcext:value-type="float">
            <text:p>2.3823922916</text:p>
          </table:table-cell>
          <table:table-cell office:value-type="float" office:value="3.2251002527" calcext:value-type="float">
            <text:p>3.2251002527</text:p>
          </table:table-cell>
          <table:table-cell office:value-type="float" office:value="0.5" calcext:value-type="float">
            <text:p>0.5</text:p>
          </table:table-cell>
          <table:table-cell office:value-type="float" office:value="91" calcext:value-type="float">
            <text:p>91</text:p>
          </table:table-cell>
          <table:table-cell table:number-columns-repeated="4"/>
          <table:table-cell table:formula="of:=[.B411]+[.M$2]" office:value-type="float" office:value="1.122064072954" calcext:value-type="float">
            <text:p>1.122064073</text:p>
          </table:table-cell>
          <table:table-cell table:formula="of:=[.C411]+[.N$2]" office:value-type="float" office:value="3.23021393686" calcext:value-type="float">
            <text:p>3.230213936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343060039" calcext:value-type="float">
            <text:p>2.343060039</text:p>
          </table:table-cell>
          <table:table-cell office:value-type="float" office:value="3.2323785699" calcext:value-type="float">
            <text:p>3.2323785699</text:p>
          </table:table-cell>
          <table:table-cell office:value-type="float" office:value="0.5" calcext:value-type="float">
            <text:p>0.5</text:p>
          </table:table-cell>
          <table:table-cell office:value-type="float" office:value="92" calcext:value-type="float">
            <text:p>92</text:p>
          </table:table-cell>
          <table:table-cell table:number-columns-repeated="4"/>
          <table:table-cell table:formula="of:=[.B412]+[.M$2]" office:value-type="float" office:value="1.082731820354" calcext:value-type="float">
            <text:p>1.0827318204</text:p>
          </table:table-cell>
          <table:table-cell table:formula="of:=[.C412]+[.N$2]" office:value-type="float" office:value="3.23749225406" calcext:value-type="float">
            <text:p>3.237492254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3038582574" calcext:value-type="float">
            <text:p>2.3038582574</text:p>
          </table:table-cell>
          <table:table-cell office:value-type="float" office:value="3.2403296909" calcext:value-type="float">
            <text:p>3.2403296909</text:p>
          </table:table-cell>
          <table:table-cell office:value-type="float" office:value="0.5" calcext:value-type="float">
            <text:p>0.5</text:p>
          </table:table-cell>
          <table:table-cell office:value-type="float" office:value="93" calcext:value-type="float">
            <text:p>93</text:p>
          </table:table-cell>
          <table:table-cell table:number-columns-repeated="4"/>
          <table:table-cell table:formula="of:=[.B413]+[.M$2]" office:value-type="float" office:value="1.043530038754" calcext:value-type="float">
            <text:p>1.0435300388</text:p>
          </table:table-cell>
          <table:table-cell table:formula="of:=[.C413]+[.N$2]" office:value-type="float" office:value="3.24544337506" calcext:value-type="float">
            <text:p>3.245443375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649369432" calcext:value-type="float">
            <text:p>2.2649369432</text:p>
          </table:table-cell>
          <table:table-cell office:value-type="float" office:value="3.2495563534" calcext:value-type="float">
            <text:p>3.2495563534</text:p>
          </table:table-cell>
          <table:table-cell office:value-type="float" office:value="0.5" calcext:value-type="float">
            <text:p>0.5</text:p>
          </table:table-cell>
          <table:table-cell office:value-type="float" office:value="94" calcext:value-type="float">
            <text:p>94</text:p>
          </table:table-cell>
          <table:table-cell table:number-columns-repeated="4"/>
          <table:table-cell table:formula="of:=[.B414]+[.M$2]" office:value-type="float" office:value="1.004608724554" calcext:value-type="float">
            <text:p>1.0046087246</text:p>
          </table:table-cell>
          <table:table-cell table:formula="of:=[.C414]+[.N$2]" office:value-type="float" office:value="3.25467003756" calcext:value-type="float">
            <text:p>3.254670037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267877355" calcext:value-type="float">
            <text:p>2.2267877355</text:p>
          </table:table-cell>
          <table:table-cell office:value-type="float" office:value="3.2615829052" calcext:value-type="float">
            <text:p>3.2615829052</text:p>
          </table:table-cell>
          <table:table-cell office:value-type="float" office:value="0.5" calcext:value-type="float">
            <text:p>0.5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[.B415]+[.M$2]" office:value-type="float" office:value="0.966459516854" calcext:value-type="float">
            <text:p>0.9664595169</text:p>
          </table:table-cell>
          <table:table-cell table:formula="of:=[.C415]+[.N$2]" office:value-type="float" office:value="3.26669658936" calcext:value-type="float">
            <text:p>3.266696589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1890014683" calcext:value-type="float">
            <text:p>2.1890014683</text:p>
          </table:table-cell>
          <table:table-cell office:value-type="float" office:value="3.2747053291" calcext:value-type="float">
            <text:p>3.2747053291</text:p>
          </table:table-cell>
          <table:table-cell office:value-type="float" office:value="0.5" calcext:value-type="float">
            <text:p>0.5</text:p>
          </table:table-cell>
          <table:table-cell office:value-type="float" office:value="96" calcext:value-type="float">
            <text:p>96</text:p>
          </table:table-cell>
          <table:table-cell table:number-columns-repeated="4"/>
          <table:table-cell table:formula="of:=[.B416]+[.M$2]" office:value-type="float" office:value="0.928673249654" calcext:value-type="float">
            <text:p>0.9286732497</text:p>
          </table:table-cell>
          <table:table-cell table:formula="of:=[.C416]+[.N$2]" office:value-type="float" office:value="3.27981901326" calcext:value-type="float">
            <text:p>3.279819013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1507299995" calcext:value-type="float">
            <text:p>2.1507299995</text:p>
          </table:table-cell>
          <table:table-cell office:value-type="float" office:value="3.286336953" calcext:value-type="float">
            <text:p>3.286336953</text:p>
          </table:table-cell>
          <table:table-cell office:value-type="float" office:value="0.5" calcext:value-type="float">
            <text:p>0.5</text:p>
          </table:table-cell>
          <table:table-cell office:value-type="float" office:value="97" calcext:value-type="float">
            <text:p>97</text:p>
          </table:table-cell>
          <table:table-cell table:number-columns-repeated="4"/>
          <table:table-cell table:formula="of:=[.B417]+[.M$2]" office:value-type="float" office:value="0.890401780854" calcext:value-type="float">
            <text:p>0.8904017809</text:p>
          </table:table-cell>
          <table:table-cell table:formula="of:=[.C417]+[.N$2]" office:value-type="float" office:value="3.29145063716" calcext:value-type="float">
            <text:p>3.291450637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1115205004" calcext:value-type="float">
            <text:p>2.1115205004</text:p>
          </table:table-cell>
          <table:table-cell office:value-type="float" office:value="3.2942499286" calcext:value-type="float">
            <text:p>3.2942499286</text:p>
          </table:table-cell>
          <table:table-cell office:value-type="float" office:value="0.5" calcext:value-type="float">
            <text:p>0.5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B418]+[.M$2]" office:value-type="float" office:value="0.851192281754" calcext:value-type="float">
            <text:p>0.8511922818</text:p>
          </table:table-cell>
          <table:table-cell table:formula="of:=[.C418]+[.N$2]" office:value-type="float" office:value="3.29936361276" calcext:value-type="float">
            <text:p>3.299363612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0717743414" calcext:value-type="float">
            <text:p>2.0717743414</text:p>
          </table:table-cell>
          <table:table-cell office:value-type="float" office:value="3.2987491338" calcext:value-type="float">
            <text:p>3.2987491338</text:p>
          </table:table-cell>
          <table:table-cell office:value-type="float" office:value="0.5" calcext:value-type="float">
            <text:p>0.5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table:formula="of:=[.B419]+[.M$2]" office:value-type="float" office:value="0.811446122754" calcext:value-type="float">
            <text:p>0.8114461228</text:p>
          </table:table-cell>
          <table:table-cell table:formula="of:=[.C419]+[.N$2]" office:value-type="float" office:value="3.30386281796" calcext:value-type="float">
            <text:p>3.30386281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0317780107" calcext:value-type="float">
            <text:p>2.0317780107</text:p>
          </table:table-cell>
          <table:table-cell office:value-type="float" office:value="3.2992909152" calcext:value-type="float">
            <text:p>3.299290915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B420]+[.M$2]" office:value-type="float" office:value="0.771449792054" calcext:value-type="float">
            <text:p>0.7714497921</text:p>
          </table:table-cell>
          <table:table-cell table:formula="of:=[.C420]+[.N$2]" office:value-type="float" office:value="3.30440459936" calcext:value-type="float">
            <text:p>3.304404599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992119025" calcext:value-type="float">
            <text:p>1.992119025</text:p>
          </table:table-cell>
          <table:table-cell office:value-type="float" office:value="3.2940789238" calcext:value-type="float">
            <text:p>3.2940789238</text:p>
          </table:table-cell>
          <table:table-cell office:value-type="float" office:value="0.5" calcext:value-type="float">
            <text:p>0.5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formula="of:=[.B421]+[.M$2]" office:value-type="float" office:value="0.731790806354" calcext:value-type="float">
            <text:p>0.7317908064</text:p>
          </table:table-cell>
          <table:table-cell table:formula="of:=[.C421]+[.N$2]" office:value-type="float" office:value="3.29919260796" calcext:value-type="float">
            <text:p>3.29919260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9559602495" calcext:value-type="float">
            <text:p>1.9559602495</text:p>
          </table:table-cell>
          <table:table-cell office:value-type="float" office:value="3.2769750366" calcext:value-type="float">
            <text:p>3.2769750366</text:p>
          </table:table-cell>
          <table:table-cell office:value-type="float" office:value="0.5" calcext:value-type="float">
            <text:p>0.5</text:p>
          </table:table-cell>
          <table:table-cell office:value-type="float" office:value="102" calcext:value-type="float">
            <text:p>102</text:p>
          </table:table-cell>
          <table:table-cell table:number-columns-repeated="4"/>
          <table:table-cell table:formula="of:=[.B422]+[.M$2]" office:value-type="float" office:value="0.695632030854" calcext:value-type="float">
            <text:p>0.6956320309</text:p>
          </table:table-cell>
          <table:table-cell table:formula="of:=[.C422]+[.N$2]" office:value-type="float" office:value="3.28208872076" calcext:value-type="float">
            <text:p>3.282088720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9340143313" calcext:value-type="float">
            <text:p>1.9340143313</text:p>
          </table:table-cell>
          <table:table-cell office:value-type="float" office:value="3.2435328974" calcext:value-type="float">
            <text:p>3.2435328974</text:p>
          </table:table-cell>
          <table:table-cell office:value-type="float" office:value="0.5" calcext:value-type="float">
            <text:p>0.5</text:p>
          </table:table-cell>
          <table:table-cell office:value-type="float" office:value="103" calcext:value-type="float">
            <text:p>103</text:p>
          </table:table-cell>
          <table:table-cell table:number-columns-repeated="4"/>
          <table:table-cell table:formula="of:=[.B423]+[.M$2]" office:value-type="float" office:value="0.673686112654" calcext:value-type="float">
            <text:p>0.6736861127</text:p>
          </table:table-cell>
          <table:table-cell table:formula="of:=[.C423]+[.N$2]" office:value-type="float" office:value="3.24864658156" calcext:value-type="float">
            <text:p>3.248646581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9153287851" calcext:value-type="float">
            <text:p>1.9153287851</text:p>
          </table:table-cell>
          <table:table-cell office:value-type="float" office:value="3.2081655344" calcext:value-type="float">
            <text:p>3.2081655344</text:p>
          </table:table-cell>
          <table:table-cell office:value-type="float" office:value="0.5" calcext:value-type="float">
            <text:p>0.5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formula="of:=[.B424]+[.M$2]" office:value-type="float" office:value="0.655000566454" calcext:value-type="float">
            <text:p>0.6550005665</text:p>
          </table:table-cell>
          <table:table-cell table:formula="of:=[.C424]+[.N$2]" office:value-type="float" office:value="3.21327921856" calcext:value-type="float">
            <text:p>3.213279218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8949849016" calcext:value-type="float">
            <text:p>1.8949849016</text:p>
          </table:table-cell>
          <table:table-cell office:value-type="float" office:value="3.1737253485" calcext:value-type="float">
            <text:p>3.1737253485</text:p>
          </table:table-cell>
          <table:table-cell office:value-type="float" office:value="0.5" calcext:value-type="float">
            <text:p>0.5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table:formula="of:=[.B425]+[.M$2]" office:value-type="float" office:value="0.634656682954" calcext:value-type="float">
            <text:p>0.634656683</text:p>
          </table:table-cell>
          <table:table-cell table:formula="of:=[.C425]+[.N$2]" office:value-type="float" office:value="3.17883903266" calcext:value-type="float">
            <text:p>3.178839032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8756169294" calcext:value-type="float">
            <text:p>1.8756169294</text:p>
          </table:table-cell>
          <table:table-cell office:value-type="float" office:value="3.1387270393" calcext:value-type="float">
            <text:p>3.1387270393</text:p>
          </table:table-cell>
          <table:table-cell office:value-type="float" office:value="0.5" calcext:value-type="float">
            <text:p>0.5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formula="of:=[.B426]+[.M$2]" office:value-type="float" office:value="0.615288710754" calcext:value-type="float">
            <text:p>0.6152887108</text:p>
          </table:table-cell>
          <table:table-cell table:formula="of:=[.C426]+[.N$2]" office:value-type="float" office:value="3.14384072346" calcext:value-type="float">
            <text:p>3.143840723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8511451519" calcext:value-type="float">
            <text:p>1.8511451519</text:p>
          </table:table-cell>
          <table:table-cell office:value-type="float" office:value="3.1070863676" calcext:value-type="float">
            <text:p>3.1070863676</text:p>
          </table:table-cell>
          <table:table-cell office:value-type="float" office:value="0.5" calcext:value-type="float">
            <text:p>0.5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table:formula="of:=[.B427]+[.M$2]" office:value-type="float" office:value="0.590816933254" calcext:value-type="float">
            <text:p>0.5908169333</text:p>
          </table:table-cell>
          <table:table-cell table:formula="of:=[.C427]+[.N$2]" office:value-type="float" office:value="3.11220005176" calcext:value-type="float">
            <text:p>3.112200051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8226692852" calcext:value-type="float">
            <text:p>1.8226692852</text:p>
          </table:table-cell>
          <table:table-cell office:value-type="float" office:value="3.0789949985" calcext:value-type="float">
            <text:p>3.0789949985</text:p>
          </table:table-cell>
          <table:table-cell office:value-type="float" office:value="0.5" calcext:value-type="float">
            <text:p>0.5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formula="of:=[.B428]+[.M$2]" office:value-type="float" office:value="0.562341066554" calcext:value-type="float">
            <text:p>0.5623410666</text:p>
          </table:table-cell>
          <table:table-cell table:formula="of:=[.C428]+[.N$2]" office:value-type="float" office:value="3.08410868266" calcext:value-type="float">
            <text:p>3.084108682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7947045509" calcext:value-type="float">
            <text:p>1.7947045509</text:p>
          </table:table-cell>
          <table:table-cell office:value-type="float" office:value="3.0503947601" calcext:value-type="float">
            <text:p>3.0503947601</text:p>
          </table:table-cell>
          <table:table-cell office:value-type="float" office:value="0.5" calcext:value-type="float">
            <text:p>0.5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B429]+[.M$2]" office:value-type="float" office:value="0.534376332254" calcext:value-type="float">
            <text:p>0.5343763323</text:p>
          </table:table-cell>
          <table:table-cell table:formula="of:=[.C429]+[.N$2]" office:value-type="float" office:value="3.05550844426" calcext:value-type="float">
            <text:p>3.055508444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7680087125" calcext:value-type="float">
            <text:p>1.7680087125</text:p>
          </table:table-cell>
          <table:table-cell office:value-type="float" office:value="3.0206066381" calcext:value-type="float">
            <text:p>3.0206066381</text:p>
          </table:table-cell>
          <table:table-cell office:value-type="float" office:value="0.5" calcext:value-type="float">
            <text:p>0.5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formula="of:=[.B430]+[.M$2]" office:value-type="float" office:value="0.507680493854" calcext:value-type="float">
            <text:p>0.5076804939</text:p>
          </table:table-cell>
          <table:table-cell table:formula="of:=[.C430]+[.N$2]" office:value-type="float" office:value="3.02572032226" calcext:value-type="float">
            <text:p>3.025720322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7380158088" calcext:value-type="float">
            <text:p>1.7380158088</text:p>
          </table:table-cell>
          <table:table-cell office:value-type="float" office:value="2.9941410807" calcext:value-type="float">
            <text:p>2.9941410807</text:p>
          </table:table-cell>
          <table:table-cell office:value-type="float" office:value="0.5" calcext:value-type="float">
            <text:p>0.5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formula="of:=[.B431]+[.M$2]" office:value-type="float" office:value="0.477687590154" calcext:value-type="float">
            <text:p>0.4776875902</text:p>
          </table:table-cell>
          <table:table-cell table:formula="of:=[.C431]+[.N$2]" office:value-type="float" office:value="2.99925476486" calcext:value-type="float">
            <text:p>2.999254764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7055149244" calcext:value-type="float">
            <text:p>1.7055149244</text:p>
          </table:table-cell>
          <table:table-cell office:value-type="float" office:value="2.9708238657" calcext:value-type="float">
            <text:p>2.9708238657</text:p>
          </table:table-cell>
          <table:table-cell office:value-type="float" office:value="0.5" calcext:value-type="float">
            <text:p>0.5</text:p>
          </table:table-cell>
          <table:table-cell office:value-type="float" office:value="112" calcext:value-type="float">
            <text:p>112</text:p>
          </table:table-cell>
          <table:table-cell table:number-columns-repeated="4"/>
          <table:table-cell table:formula="of:=[.B432]+[.M$2]" office:value-type="float" office:value="0.445186705754" calcext:value-type="float">
            <text:p>0.4451867058</text:p>
          </table:table-cell>
          <table:table-cell table:formula="of:=[.C432]+[.N$2]" office:value-type="float" office:value="2.97593754986" calcext:value-type="float">
            <text:p>2.975937549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6716641852" calcext:value-type="float">
            <text:p>1.6716641852</text:p>
          </table:table-cell>
          <table:table-cell office:value-type="float" office:value="2.9495135993" calcext:value-type="float">
            <text:p>2.9495135993</text:p>
          </table:table-cell>
          <table:table-cell office:value-type="float" office:value="0.5" calcext:value-type="float">
            <text:p>0.5</text:p>
          </table:table-cell>
          <table:table-cell office:value-type="float" office:value="113" calcext:value-type="float">
            <text:p>113</text:p>
          </table:table-cell>
          <table:table-cell table:number-columns-repeated="4"/>
          <table:table-cell table:formula="of:=[.B433]+[.M$2]" office:value-type="float" office:value="0.411335966554" calcext:value-type="float">
            <text:p>0.4113359666</text:p>
          </table:table-cell>
          <table:table-cell table:formula="of:=[.C433]+[.N$2]" office:value-type="float" office:value="2.95462728346" calcext:value-type="float">
            <text:p>2.954627283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6361683057" calcext:value-type="float">
            <text:p>1.6361683057</text:p>
          </table:table-cell>
          <table:table-cell office:value-type="float" office:value="2.931073357" calcext:value-type="float">
            <text:p>2.931073357</text:p>
          </table:table-cell>
          <table:table-cell office:value-type="float" office:value="0.5" calcext:value-type="float">
            <text:p>0.5</text:p>
          </table:table-cell>
          <table:table-cell office:value-type="float" office:value="114" calcext:value-type="float">
            <text:p>114</text:p>
          </table:table-cell>
          <table:table-cell table:number-columns-repeated="4"/>
          <table:table-cell table:formula="of:=[.B434]+[.M$2]" office:value-type="float" office:value="0.375840087054" calcext:value-type="float">
            <text:p>0.3758400871</text:p>
          </table:table-cell>
          <table:table-cell table:formula="of:=[.C434]+[.N$2]" office:value-type="float" office:value="2.93618704116" calcext:value-type="float">
            <text:p>2.936187041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6007609829" calcext:value-type="float">
            <text:p>1.6007609829</text:p>
          </table:table-cell>
          <table:table-cell office:value-type="float" office:value="2.9124636421" calcext:value-type="float">
            <text:p>2.9124636421</text:p>
          </table:table-cell>
          <table:table-cell office:value-type="float" office:value="0.5" calcext:value-type="float">
            <text:p>0.5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table:formula="of:=[.B435]+[.M$2]" office:value-type="float" office:value="0.340432764254" calcext:value-type="float">
            <text:p>0.3404327643</text:p>
          </table:table-cell>
          <table:table-cell table:formula="of:=[.C435]+[.N$2]" office:value-type="float" office:value="2.91757732626" calcext:value-type="float">
            <text:p>2.917577326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644140262" calcext:value-type="float">
            <text:p>1.5644140262</text:p>
          </table:table-cell>
          <table:table-cell office:value-type="float" office:value="2.8957633802" calcext:value-type="float">
            <text:p>2.8957633802</text:p>
          </table:table-cell>
          <table:table-cell office:value-type="float" office:value="0.5" calcext:value-type="float">
            <text:p>0.5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table:formula="of:=[.B436]+[.M$2]" office:value-type="float" office:value="0.304085807554" calcext:value-type="float">
            <text:p>0.3040858076</text:p>
          </table:table-cell>
          <table:table-cell table:formula="of:=[.C436]+[.N$2]" office:value-type="float" office:value="2.90087706436" calcext:value-type="float">
            <text:p>2.900877064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271891206" calcext:value-type="float">
            <text:p>1.5271891206</text:p>
          </table:table-cell>
          <table:table-cell office:value-type="float" office:value="2.8811241727" calcext:value-type="float">
            <text:p>2.8811241727</text:p>
          </table:table-cell>
          <table:table-cell office:value-type="float" office:value="0.5" calcext:value-type="float">
            <text:p>0.5</text:p>
          </table:table-cell>
          <table:table-cell office:value-type="float" office:value="117" calcext:value-type="float">
            <text:p>117</text:p>
          </table:table-cell>
          <table:table-cell table:number-columns-repeated="4"/>
          <table:table-cell table:formula="of:=[.B437]+[.M$2]" office:value-type="float" office:value="0.266860901954" calcext:value-type="float">
            <text:p>0.266860902</text:p>
          </table:table-cell>
          <table:table-cell table:formula="of:=[.C437]+[.N$2]" office:value-type="float" office:value="2.88623785686" calcext:value-type="float">
            <text:p>2.886237856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900054513" calcext:value-type="float">
            <text:p>1.4900054513</text:p>
          </table:table-cell>
          <table:table-cell office:value-type="float" office:value="2.8663805389" calcext:value-type="float">
            <text:p>2.8663805389</text:p>
          </table:table-cell>
          <table:table-cell office:value-type="float" office:value="0.5" calcext:value-type="float">
            <text:p>0.5</text:p>
          </table:table-cell>
          <table:table-cell office:value-type="float" office:value="118" calcext:value-type="float">
            <text:p>118</text:p>
          </table:table-cell>
          <table:table-cell table:number-columns-repeated="4"/>
          <table:table-cell table:formula="of:=[.B438]+[.M$2]" office:value-type="float" office:value="0.229677232654" calcext:value-type="float">
            <text:p>0.2296772327</text:p>
          </table:table-cell>
          <table:table-cell table:formula="of:=[.C438]+[.N$2]" office:value-type="float" office:value="2.87149422306" calcext:value-type="float">
            <text:p>2.871494223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515632418" calcext:value-type="float">
            <text:p>1.4515632418</text:p>
          </table:table-cell>
          <table:table-cell office:value-type="float" office:value="2.8553262848" calcext:value-type="float">
            <text:p>2.8553262848</text:p>
          </table:table-cell>
          <table:table-cell office:value-type="float" office:value="0.5" calcext:value-type="float">
            <text:p>0.5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table:formula="of:=[.B439]+[.M$2]" office:value-type="float" office:value="0.191235023154" calcext:value-type="float">
            <text:p>0.1912350232</text:p>
          </table:table-cell>
          <table:table-cell table:formula="of:=[.C439]+[.N$2]" office:value-type="float" office:value="2.86043996896" calcext:value-type="float">
            <text:p>2.86043996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137172188" calcext:value-type="float">
            <text:p>1.4137172188</text:p>
          </table:table-cell>
          <table:table-cell office:value-type="float" office:value="2.8423772098" calcext:value-type="float">
            <text:p>2.8423772098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B440]+[.M$2]" office:value-type="float" office:value="0.153389000154" calcext:value-type="float">
            <text:p>0.1533890002</text:p>
          </table:table-cell>
          <table:table-cell table:formula="of:=[.C440]+[.N$2]" office:value-type="float" office:value="2.84749089396" calcext:value-type="float">
            <text:p>2.84749089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759243113" calcext:value-type="float">
            <text:p>1.3759243113</text:p>
          </table:table-cell>
          <table:table-cell office:value-type="float" office:value="2.8292739225" calcext:value-type="float">
            <text:p>2.8292739225</text:p>
          </table:table-cell>
          <table:table-cell office:value-type="float" office:value="0.5" calcext:value-type="float">
            <text:p>0.5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formula="of:=[.B441]+[.M$2]" office:value-type="float" office:value="0.115596092654" calcext:value-type="float">
            <text:p>0.1155960927</text:p>
          </table:table-cell>
          <table:table-cell table:formula="of:=[.C441]+[.N$2]" office:value-type="float" office:value="2.83438760666" calcext:value-type="float">
            <text:p>2.834387606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37141816" calcext:value-type="float">
            <text:p>1.337141816</text:p>
          </table:table-cell>
          <table:table-cell office:value-type="float" office:value="2.8194801457" calcext:value-type="float">
            <text:p>2.8194801457</text:p>
          </table:table-cell>
          <table:table-cell office:value-type="float" office:value="0.5" calcext:value-type="float">
            <text:p>0.5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formula="of:=[.B442]+[.M$2]" office:value-type="float" office:value="0.0768135973540001" calcext:value-type="float">
            <text:p>0.0768135974</text:p>
          </table:table-cell>
          <table:table-cell table:formula="of:=[.C442]+[.N$2]" office:value-type="float" office:value="2.82459382986" calcext:value-type="float">
            <text:p>2.824593829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986756077" calcext:value-type="float">
            <text:p>1.2986756077</text:p>
          </table:table-cell>
          <table:table-cell office:value-type="float" office:value="2.8085096939" calcext:value-type="float">
            <text:p>2.8085096939</text:p>
          </table:table-cell>
          <table:table-cell office:value-type="float" office:value="0.5" calcext:value-type="float">
            <text:p>0.5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formula="of:=[.B443]+[.M$2]" office:value-type="float" office:value="0.038347389054" calcext:value-type="float">
            <text:p>0.0383473891</text:p>
          </table:table-cell>
          <table:table-cell table:formula="of:=[.C443]+[.N$2]" office:value-type="float" office:value="2.81362337806" calcext:value-type="float">
            <text:p>2.813623378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600141379" calcext:value-type="float">
            <text:p>1.2600141379</text:p>
          </table:table-cell>
          <table:table-cell office:value-type="float" office:value="2.7982485655" calcext:value-type="float">
            <text:p>2.7982485655</text:p>
          </table:table-cell>
          <table:table-cell office:value-type="float" office:value="0.5" calcext:value-type="float">
            <text:p>0.5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formula="of:=[.B444]+[.M$2]" office:value-type="float" office:value="-0.000314080745999812" calcext:value-type="float">
            <text:p>-0.0003140807</text:p>
          </table:table-cell>
          <table:table-cell table:formula="of:=[.C444]+[.N$2]" office:value-type="float" office:value="2.80336224966" calcext:value-type="float">
            <text:p>2.803362249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205131737" calcext:value-type="float">
            <text:p>1.2205131737</text:p>
          </table:table-cell>
          <table:table-cell office:value-type="float" office:value="2.7919498489" calcext:value-type="float">
            <text:p>2.7919498489</text:p>
          </table:table-cell>
          <table:table-cell office:value-type="float" office:value="0.5" calcext:value-type="float">
            <text:p>0.5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formula="of:=[.B445]+[.M$2]" office:value-type="float" office:value="-0.0398150449459997" calcext:value-type="float">
            <text:p>-0.0398150449</text:p>
          </table:table-cell>
          <table:table-cell table:formula="of:=[.C445]+[.N$2]" office:value-type="float" office:value="2.79706353306" calcext:value-type="float">
            <text:p>2.797063533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205142602" calcext:value-type="float">
            <text:p>1.2205142602</text:p>
          </table:table-cell>
          <table:table-cell office:value-type="float" office:value="2.7519498489" calcext:value-type="float">
            <text:p>2.7519498489</text:p>
          </table:table-cell>
          <table:table-cell office:value-type="float" office:value="0.5" calcext:value-type="float">
            <text:p>0.5</text:p>
          </table:table-cell>
          <table:table-cell office:value-type="float" office:value="126" calcext:value-type="float">
            <text:p>126</text:p>
          </table:table-cell>
          <table:table-cell table:number-columns-repeated="4"/>
          <table:table-cell table:formula="of:=[.B446]+[.M$2]" office:value-type="float" office:value="-0.0398139584459998" calcext:value-type="float">
            <text:p>-0.0398139584</text:p>
          </table:table-cell>
          <table:table-cell table:formula="of:=[.C446]+[.N$2]" office:value-type="float" office:value="2.75706353306" calcext:value-type="float">
            <text:p>2.757063533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918994868" calcext:value-type="float">
            <text:p>1.1918994868</text:p>
          </table:table-cell>
          <table:table-cell office:value-type="float" office:value="2.7239999876" calcext:value-type="float">
            <text:p>2.7239999876</text:p>
          </table:table-cell>
          <table:table-cell office:value-type="float" office:value="0.5" calcext:value-type="float">
            <text:p>0.5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formula="of:=[.B447]+[.M$2]" office:value-type="float" office:value="-0.0684287318459997" calcext:value-type="float">
            <text:p>-0.0684287318</text:p>
          </table:table-cell>
          <table:table-cell table:formula="of:=[.C447]+[.N$2]" office:value-type="float" office:value="2.72911367176" calcext:value-type="float">
            <text:p>2.729113671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693549128" calcext:value-type="float">
            <text:p>1.1693549128</text:p>
          </table:table-cell>
          <table:table-cell office:value-type="float" office:value="2.6909584655" calcext:value-type="float">
            <text:p>2.6909584655</text:p>
          </table:table-cell>
          <table:table-cell office:value-type="float" office:value="0.5" calcext:value-type="float">
            <text:p>0.5</text:p>
          </table:table-cell>
          <table:table-cell office:value-type="float" office:value="128" calcext:value-type="float">
            <text:p>128</text:p>
          </table:table-cell>
          <table:table-cell table:number-columns-repeated="4"/>
          <table:table-cell table:formula="of:=[.B448]+[.M$2]" office:value-type="float" office:value="-0.0909733058459998" calcext:value-type="float">
            <text:p>-0.0909733058</text:p>
          </table:table-cell>
          <table:table-cell table:formula="of:=[.C448]+[.N$2]" office:value-type="float" office:value="2.69607214966" calcext:value-type="float">
            <text:p>2.696072149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685998055" calcext:value-type="float">
            <text:p>1.1685998055</text:p>
          </table:table-cell>
          <table:table-cell office:value-type="float" office:value="2.6509655935" calcext:value-type="float">
            <text:p>2.6509655935</text:p>
          </table:table-cell>
          <table:table-cell office:value-type="float" office:value="0.5" calcext:value-type="float">
            <text:p>0.5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table:formula="of:=[.B449]+[.M$2]" office:value-type="float" office:value="-0.0917284131459999" calcext:value-type="float">
            <text:p>-0.0917284131</text:p>
          </table:table-cell>
          <table:table-cell table:formula="of:=[.C449]+[.N$2]" office:value-type="float" office:value="2.65607927766" calcext:value-type="float">
            <text:p>2.656079277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396211724" calcext:value-type="float">
            <text:p>1.1396211724</text:p>
          </table:table-cell>
          <table:table-cell office:value-type="float" office:value="2.6233931647" calcext:value-type="float">
            <text:p>2.6233931647</text:p>
          </table:table-cell>
          <table:table-cell office:value-type="float" office:value="0.5" calcext:value-type="float">
            <text:p>0.5</text:p>
          </table:table-cell>
          <table:table-cell office:value-type="float" office:value="130" calcext:value-type="float">
            <text:p>130</text:p>
          </table:table-cell>
          <table:table-cell table:number-columns-repeated="4"/>
          <table:table-cell table:formula="of:=[.B450]+[.M$2]" office:value-type="float" office:value="-0.120707046246" calcext:value-type="float">
            <text:p>-0.1207070462</text:p>
          </table:table-cell>
          <table:table-cell table:formula="of:=[.C450]+[.N$2]" office:value-type="float" office:value="2.62850684886" calcext:value-type="float">
            <text:p>2.628506848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084300213" calcext:value-type="float">
            <text:p>1.1084300213</text:p>
          </table:table-cell>
          <table:table-cell office:value-type="float" office:value="2.5983509585" calcext:value-type="float">
            <text:p>2.5983509585</text:p>
          </table:table-cell>
          <table:table-cell office:value-type="float" office:value="0.5" calcext:value-type="float">
            <text:p>0.5</text:p>
          </table:table-cell>
          <table:table-cell office:value-type="float" office:value="131" calcext:value-type="float">
            <text:p>131</text:p>
          </table:table-cell>
          <table:table-cell table:number-columns-repeated="4"/>
          <table:table-cell table:formula="of:=[.B451]+[.M$2]" office:value-type="float" office:value="-0.151898197346" calcext:value-type="float">
            <text:p>-0.1518981973</text:p>
          </table:table-cell>
          <table:table-cell table:formula="of:=[.C451]+[.N$2]" office:value-type="float" office:value="2.60346464266" calcext:value-type="float">
            <text:p>2.603464642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684345702" calcext:value-type="float">
            <text:p>1.0684345702</text:p>
          </table:table-cell>
          <table:table-cell office:value-type="float" office:value="2.5977477269" calcext:value-type="float">
            <text:p>2.5977477269</text:p>
          </table:table-cell>
          <table:table-cell office:value-type="float" office:value="0.5" calcext:value-type="float">
            <text:p>0.5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table:formula="of:=[.B452]+[.M$2]" office:value-type="float" office:value="-0.191893648446" calcext:value-type="float">
            <text:p>-0.1918936484</text:p>
          </table:table-cell>
          <table:table-cell table:formula="of:=[.C452]+[.N$2]" office:value-type="float" office:value="2.60286141106" calcext:value-type="float">
            <text:p>2.602861411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286788818" calcext:value-type="float">
            <text:p>1.0286788818</text:p>
          </table:table-cell>
          <table:table-cell office:value-type="float" office:value="2.6021619355" calcext:value-type="float">
            <text:p>2.6021619355</text:p>
          </table:table-cell>
          <table:table-cell office:value-type="float" office:value="0.5" calcext:value-type="float">
            <text:p>0.5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table:formula="of:=[.B453]+[.M$2]" office:value-type="float" office:value="-0.231649336846" calcext:value-type="float">
            <text:p>-0.2316493368</text:p>
          </table:table-cell>
          <table:table-cell table:formula="of:=[.C453]+[.N$2]" office:value-type="float" office:value="2.60727561966" calcext:value-type="float">
            <text:p>2.607275619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889240587" calcext:value-type="float">
            <text:p>0.9889240587</text:p>
          </table:table-cell>
          <table:table-cell office:value-type="float" office:value="2.5977399402" calcext:value-type="float">
            <text:p>2.5977399402</text:p>
          </table:table-cell>
          <table:table-cell office:value-type="float" office:value="0.5" calcext:value-type="float">
            <text:p>0.5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formula="of:=[.B454]+[.M$2]" office:value-type="float" office:value="-0.271404159946" calcext:value-type="float">
            <text:p>-0.2714041599</text:p>
          </table:table-cell>
          <table:table-cell table:formula="of:=[.C454]+[.N$2]" office:value-type="float" office:value="2.60285362436" calcext:value-type="float">
            <text:p>2.602853624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489533263" calcext:value-type="float">
            <text:p>0.9489533263</text:p>
          </table:table-cell>
          <table:table-cell office:value-type="float" office:value="2.5992698269" calcext:value-type="float">
            <text:p>2.5992698269</text:p>
          </table:table-cell>
          <table:table-cell office:value-type="float" office:value="0.5" calcext:value-type="float">
            <text:p>0.5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formula="of:=[.B455]+[.M$2]" office:value-type="float" office:value="-0.311374892346" calcext:value-type="float">
            <text:p>-0.3113748923</text:p>
          </table:table-cell>
          <table:table-cell table:formula="of:=[.C455]+[.N$2]" office:value-type="float" office:value="2.60438351106" calcext:value-type="float">
            <text:p>2.604383511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089540333" calcext:value-type="float">
            <text:p>0.9089540333</text:p>
          </table:table-cell>
          <table:table-cell office:value-type="float" office:value="2.5995076434" calcext:value-type="float">
            <text:p>2.5995076434</text:p>
          </table:table-cell>
          <table:table-cell office:value-type="float" office:value="0.5" calcext:value-type="float">
            <text:p>0.5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formula="of:=[.B456]+[.M$2]" office:value-type="float" office:value="-0.351374185346" calcext:value-type="float">
            <text:p>-0.3513741853</text:p>
          </table:table-cell>
          <table:table-cell table:formula="of:=[.C456]+[.N$2]" office:value-type="float" office:value="2.60462132756" calcext:value-type="float">
            <text:p>2.604621327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69308177" calcext:value-type="float">
            <text:p>0.869308177</text:p>
          </table:table-cell>
          <table:table-cell office:value-type="float" office:value="2.5941967038" calcext:value-type="float">
            <text:p>2.5941967038</text:p>
          </table:table-cell>
          <table:table-cell office:value-type="float" office:value="0.5" calcext:value-type="float">
            <text:p>0.5</text:p>
          </table:table-cell>
          <table:table-cell office:value-type="float" office:value="137" calcext:value-type="float">
            <text:p>137</text:p>
          </table:table-cell>
          <table:table-cell table:number-columns-repeated="4"/>
          <table:table-cell table:formula="of:=[.B457]+[.M$2]" office:value-type="float" office:value="-0.391020041646" calcext:value-type="float">
            <text:p>-0.3910200416</text:p>
          </table:table-cell>
          <table:table-cell table:formula="of:=[.C457]+[.N$2]" office:value-type="float" office:value="2.59931038796" calcext:value-type="float">
            <text:p>2.59931038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3157602" calcext:value-type="float">
            <text:p>0.83157602</text:p>
          </table:table-cell>
          <table:table-cell office:value-type="float" office:value="2.580919493" calcext:value-type="float">
            <text:p>2.580919493</text:p>
          </table:table-cell>
          <table:table-cell office:value-type="float" office:value="0.5" calcext:value-type="float">
            <text:p>0.5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formula="of:=[.B458]+[.M$2]" office:value-type="float" office:value="-0.428752198646" calcext:value-type="float">
            <text:p>-0.4287521986</text:p>
          </table:table-cell>
          <table:table-cell table:formula="of:=[.C458]+[.N$2]" office:value-type="float" office:value="2.58603317716" calcext:value-type="float">
            <text:p>2.586033177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949232192" calcext:value-type="float">
            <text:p>0.7949232192</text:p>
          </table:table-cell>
          <table:table-cell office:value-type="float" office:value="2.5649016218" calcext:value-type="float">
            <text:p>2.5649016218</text:p>
          </table:table-cell>
          <table:table-cell office:value-type="float" office:value="0.5" calcext:value-type="float">
            <text:p>0.5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formula="of:=[.B459]+[.M$2]" office:value-type="float" office:value="-0.465404999446" calcext:value-type="float">
            <text:p>-0.4654049994</text:p>
          </table:table-cell>
          <table:table-cell table:formula="of:=[.C459]+[.N$2]" office:value-type="float" office:value="2.57001530596" calcext:value-type="float">
            <text:p>2.57001530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92017967" calcext:value-type="float">
            <text:p>0.7592017967</text:p>
          </table:table-cell>
          <table:table-cell office:value-type="float" office:value="2.5469021782" calcext:value-type="float">
            <text:p>2.5469021782</text:p>
          </table:table-cell>
          <table:table-cell office:value-type="float" office:value="0.5" calcext:value-type="float">
            <text:p>0.5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formula="of:=[.B460]+[.M$2]" office:value-type="float" office:value="-0.501126421946" calcext:value-type="float">
            <text:p>-0.5011264219</text:p>
          </table:table-cell>
          <table:table-cell table:formula="of:=[.C460]+[.N$2]" office:value-type="float" office:value="2.55201586236" calcext:value-type="float">
            <text:p>2.552015862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2502819" calcext:value-type="float">
            <text:p>0.72502819</text:p>
          </table:table-cell>
          <table:table-cell office:value-type="float" office:value="2.5261136091" calcext:value-type="float">
            <text:p>2.5261136091</text:p>
          </table:table-cell>
          <table:table-cell office:value-type="float" office:value="0.5" calcext:value-type="float">
            <text:p>0.5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formula="of:=[.B461]+[.M$2]" office:value-type="float" office:value="-0.535300028646" calcext:value-type="float">
            <text:p>-0.5353000286</text:p>
          </table:table-cell>
          <table:table-cell table:formula="of:=[.C461]+[.N$2]" office:value-type="float" office:value="2.53122729326" calcext:value-type="float">
            <text:p>2.531227293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921672559" calcext:value-type="float">
            <text:p>0.6921672559</text:p>
          </table:table-cell>
          <table:table-cell office:value-type="float" office:value="2.5033066143" calcext:value-type="float">
            <text:p>2.5033066143</text:p>
          </table:table-cell>
          <table:table-cell office:value-type="float" office:value="0.5" calcext:value-type="float">
            <text:p>0.5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formula="of:=[.B462]+[.M$2]" office:value-type="float" office:value="-0.568160962746" calcext:value-type="float">
            <text:p>-0.5681609627</text:p>
          </table:table-cell>
          <table:table-cell table:formula="of:=[.C462]+[.N$2]" office:value-type="float" office:value="2.50842029846" calcext:value-type="float">
            <text:p>2.508420298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605192086" calcext:value-type="float">
            <text:p>0.6605192086</text:p>
          </table:table-cell>
          <table:table-cell office:value-type="float" office:value="2.478844376" calcext:value-type="float">
            <text:p>2.478844376</text:p>
          </table:table-cell>
          <table:table-cell office:value-type="float" office:value="0.5" calcext:value-type="float">
            <text:p>0.5</text:p>
          </table:table-cell>
          <table:table-cell office:value-type="float" office:value="143" calcext:value-type="float">
            <text:p>143</text:p>
          </table:table-cell>
          <table:table-cell table:number-columns-repeated="4"/>
          <table:table-cell table:formula="of:=[.B463]+[.M$2]" office:value-type="float" office:value="-0.599809010046" calcext:value-type="float">
            <text:p>-0.59980901</text:p>
          </table:table-cell>
          <table:table-cell table:formula="of:=[.C463]+[.N$2]" office:value-type="float" office:value="2.48395806016" calcext:value-type="float">
            <text:p>2.483958060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294551999" calcext:value-type="float">
            <text:p>0.6294551999</text:p>
          </table:table-cell>
          <table:table-cell office:value-type="float" office:value="2.4536446268" calcext:value-type="float">
            <text:p>2.4536446268</text:p>
          </table:table-cell>
          <table:table-cell office:value-type="float" office:value="0.5" calcext:value-type="float">
            <text:p>0.5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table:formula="of:=[.B464]+[.M$2]" office:value-type="float" office:value="-0.630873018746" calcext:value-type="float">
            <text:p>-0.6308730187</text:p>
          </table:table-cell>
          <table:table-cell table:formula="of:=[.C464]+[.N$2]" office:value-type="float" office:value="2.45875831096" calcext:value-type="float">
            <text:p>2.45875831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008192396" calcext:value-type="float">
            <text:p>0.6008192396</text:p>
          </table:table-cell>
          <table:table-cell office:value-type="float" office:value="2.4257164729" calcext:value-type="float">
            <text:p>2.4257164729</text:p>
          </table:table-cell>
          <table:table-cell office:value-type="float" office:value="0.5" calcext:value-type="float">
            <text:p>0.5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formula="of:=[.B465]+[.M$2]" office:value-type="float" office:value="-0.659508979046" calcext:value-type="float">
            <text:p>-0.659508979</text:p>
          </table:table-cell>
          <table:table-cell table:formula="of:=[.C465]+[.N$2]" office:value-type="float" office:value="2.43083015706" calcext:value-type="float">
            <text:p>2.430830157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727453619" calcext:value-type="float">
            <text:p>0.5727453619</text:p>
          </table:table-cell>
          <table:table-cell office:value-type="float" office:value="2.3972233616" calcext:value-type="float">
            <text:p>2.3972233616</text:p>
          </table:table-cell>
          <table:table-cell office:value-type="float" office:value="0.5" calcext:value-type="float">
            <text:p>0.5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table:formula="of:=[.B466]+[.M$2]" office:value-type="float" office:value="-0.687582856746" calcext:value-type="float">
            <text:p>-0.6875828567</text:p>
          </table:table-cell>
          <table:table-cell table:formula="of:=[.C466]+[.N$2]" office:value-type="float" office:value="2.40233704576" calcext:value-type="float">
            <text:p>2.402337045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45964927" calcext:value-type="float">
            <text:p>0.545964927</text:p>
          </table:table-cell>
          <table:table-cell office:value-type="float" office:value="2.3675112713" calcext:value-type="float">
            <text:p>2.3675112713</text:p>
          </table:table-cell>
          <table:table-cell office:value-type="float" office:value="0.5" calcext:value-type="float">
            <text:p>0.5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formula="of:=[.B467]+[.M$2]" office:value-type="float" office:value="-0.714363291646" calcext:value-type="float">
            <text:p>-0.7143632916</text:p>
          </table:table-cell>
          <table:table-cell table:formula="of:=[.C467]+[.N$2]" office:value-type="float" office:value="2.37262495546" calcext:value-type="float">
            <text:p>2.372624955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204415347" calcext:value-type="float">
            <text:p>0.5204415347</text:p>
          </table:table-cell>
          <table:table-cell office:value-type="float" office:value="2.3367126278" calcext:value-type="float">
            <text:p>2.3367126278</text:p>
          </table:table-cell>
          <table:table-cell office:value-type="float" office:value="0.5" calcext:value-type="float">
            <text:p>0.5</text:p>
          </table:table-cell>
          <table:table-cell office:value-type="float" office:value="148" calcext:value-type="float">
            <text:p>148</text:p>
          </table:table-cell>
          <table:table-cell table:number-columns-repeated="4"/>
          <table:table-cell table:formula="of:=[.B468]+[.M$2]" office:value-type="float" office:value="-0.739886683946" calcext:value-type="float">
            <text:p>-0.7398866839</text:p>
          </table:table-cell>
          <table:table-cell table:formula="of:=[.C468]+[.N$2]" office:value-type="float" office:value="2.34182631196" calcext:value-type="float">
            <text:p>2.34182631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955498719" calcext:value-type="float">
            <text:p>0.4955498719</text:p>
          </table:table-cell>
          <table:table-cell office:value-type="float" office:value="2.3054012062" calcext:value-type="float">
            <text:p>2.3054012062</text:p>
          </table:table-cell>
          <table:table-cell office:value-type="float" office:value="0.5" calcext:value-type="float">
            <text:p>0.5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formula="of:=[.B469]+[.M$2]" office:value-type="float" office:value="-0.764778346746" calcext:value-type="float">
            <text:p>-0.7647783467</text:p>
          </table:table-cell>
          <table:table-cell table:formula="of:=[.C469]+[.N$2]" office:value-type="float" office:value="2.31051489036" calcext:value-type="float">
            <text:p>2.310514890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718310709" calcext:value-type="float">
            <text:p>0.4718310709</text:p>
          </table:table-cell>
          <table:table-cell office:value-type="float" office:value="2.2731922248" calcext:value-type="float">
            <text:p>2.2731922248</text:p>
          </table:table-cell>
          <table:table-cell office:value-type="float" office:value="0.5" calcext:value-type="float">
            <text:p>0.5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formula="of:=[.B470]+[.M$2]" office:value-type="float" office:value="-0.788497147746" calcext:value-type="float">
            <text:p>-0.7884971477</text:p>
          </table:table-cell>
          <table:table-cell table:formula="of:=[.C470]+[.N$2]" office:value-type="float" office:value="2.27830590896" calcext:value-type="float">
            <text:p>2.27830590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48489723" calcext:value-type="float">
            <text:p>0.448489723</text:p>
          </table:table-cell>
          <table:table-cell office:value-type="float" office:value="2.2407086678" calcext:value-type="float">
            <text:p>2.2407086678</text:p>
          </table:table-cell>
          <table:table-cell office:value-type="float" office:value="0.5" calcext:value-type="float">
            <text:p>0.5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table:formula="of:=[.B471]+[.M$2]" office:value-type="float" office:value="-0.811838495646" calcext:value-type="float">
            <text:p>-0.8118384956</text:p>
          </table:table-cell>
          <table:table-cell table:formula="of:=[.C471]+[.N$2]" office:value-type="float" office:value="2.24582235196" calcext:value-type="float">
            <text:p>2.24582235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268978997" calcext:value-type="float">
            <text:p>0.4268978997</text:p>
          </table:table-cell>
          <table:table-cell office:value-type="float" office:value="2.2070368225" calcext:value-type="float">
            <text:p>2.2070368225</text:p>
          </table:table-cell>
          <table:table-cell office:value-type="float" office:value="0.5" calcext:value-type="float">
            <text:p>0.5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formula="of:=[.B472]+[.M$2]" office:value-type="float" office:value="-0.833430318946" calcext:value-type="float">
            <text:p>-0.8334303189</text:p>
          </table:table-cell>
          <table:table-cell table:formula="of:=[.C472]+[.N$2]" office:value-type="float" office:value="2.21215050666" calcext:value-type="float">
            <text:p>2.212150506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060688064" calcext:value-type="float">
            <text:p>0.4060688064</text:p>
          </table:table-cell>
          <table:table-cell office:value-type="float" office:value="2.1728879005" calcext:value-type="float">
            <text:p>2.1728879005</text:p>
          </table:table-cell>
          <table:table-cell office:value-type="float" office:value="0.5" calcext:value-type="float">
            <text:p>0.5</text:p>
          </table:table-cell>
          <table:table-cell office:value-type="float" office:value="153" calcext:value-type="float">
            <text:p>153</text:p>
          </table:table-cell>
          <table:table-cell table:number-columns-repeated="4"/>
          <table:table-cell table:formula="of:=[.B473]+[.M$2]" office:value-type="float" office:value="-0.854259412246" calcext:value-type="float">
            <text:p>-0.8542594122</text:p>
          </table:table-cell>
          <table:table-cell table:formula="of:=[.C473]+[.N$2]" office:value-type="float" office:value="2.17800158466" calcext:value-type="float">
            <text:p>2.178001584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863718471" calcext:value-type="float">
            <text:p>0.3863718471</text:p>
          </table:table-cell>
          <table:table-cell office:value-type="float" office:value="2.1380736822" calcext:value-type="float">
            <text:p>2.1380736822</text:p>
          </table:table-cell>
          <table:table-cell office:value-type="float" office:value="0.5" calcext:value-type="float">
            <text:p>0.5</text:p>
          </table:table-cell>
          <table:table-cell office:value-type="float" office:value="154" calcext:value-type="float">
            <text:p>154</text:p>
          </table:table-cell>
          <table:table-cell table:number-columns-repeated="4"/>
          <table:table-cell table:formula="of:=[.B474]+[.M$2]" office:value-type="float" office:value="-0.873956371546" calcext:value-type="float">
            <text:p>-0.8739563715</text:p>
          </table:table-cell>
          <table:table-cell table:formula="of:=[.C474]+[.N$2]" office:value-type="float" office:value="2.14318736636" calcext:value-type="float">
            <text:p>2.143187366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68006675" calcext:value-type="float">
            <text:p>0.368006675</text:p>
          </table:table-cell>
          <table:table-cell office:value-type="float" office:value="2.1025389042" calcext:value-type="float">
            <text:p>2.1025389042</text:p>
          </table:table-cell>
          <table:table-cell office:value-type="float" office:value="0.5" calcext:value-type="float">
            <text:p>0.5</text:p>
          </table:table-cell>
          <table:table-cell office:value-type="float" office:value="155" calcext:value-type="float">
            <text:p>155</text:p>
          </table:table-cell>
          <table:table-cell table:number-columns-repeated="4"/>
          <table:table-cell table:formula="of:=[.B475]+[.M$2]" office:value-type="float" office:value="-0.892321543646" calcext:value-type="float">
            <text:p>-0.8923215436</text:p>
          </table:table-cell>
          <table:table-cell table:formula="of:=[.C475]+[.N$2]" office:value-type="float" office:value="2.10765258836" calcext:value-type="float">
            <text:p>2.107652588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13065581" calcext:value-type="float">
            <text:p>0.3513065581</text:p>
          </table:table-cell>
          <table:table-cell office:value-type="float" office:value="2.0661918809" calcext:value-type="float">
            <text:p>2.0661918809</text:p>
          </table:table-cell>
          <table:table-cell office:value-type="float" office:value="0.5" calcext:value-type="float">
            <text:p>0.5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formula="of:=[.B476]+[.M$2]" office:value-type="float" office:value="-0.909021660546" calcext:value-type="float">
            <text:p>-0.9090216605</text:p>
          </table:table-cell>
          <table:table-cell table:formula="of:=[.C476]+[.N$2]" office:value-type="float" office:value="2.07130556506" calcext:value-type="float">
            <text:p>2.071305565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352880859" calcext:value-type="float">
            <text:p>0.3352880859</text:p>
          </table:table-cell>
          <table:table-cell office:value-type="float" office:value="2.0295393428" calcext:value-type="float">
            <text:p>2.0295393428</text:p>
          </table:table-cell>
          <table:table-cell office:value-type="float" office:value="0.5" calcext:value-type="float">
            <text:p>0.5</text:p>
          </table:table-cell>
          <table:table-cell office:value-type="float" office:value="157" calcext:value-type="float">
            <text:p>157</text:p>
          </table:table-cell>
          <table:table-cell table:number-columns-repeated="4"/>
          <table:table-cell table:formula="of:=[.B477]+[.M$2]" office:value-type="float" office:value="-0.925040132746" calcext:value-type="float">
            <text:p>-0.9250401327</text:p>
          </table:table-cell>
          <table:table-cell table:formula="of:=[.C477]+[.N$2]" office:value-type="float" office:value="2.03465302696" calcext:value-type="float">
            <text:p>2.03465302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216019762" calcext:value-type="float">
            <text:p>0.3216019762</text:p>
          </table:table-cell>
          <table:table-cell office:value-type="float" office:value="1.9919535689" calcext:value-type="float">
            <text:p>1.9919535689</text:p>
          </table:table-cell>
          <table:table-cell office:value-type="float" office:value="0.5" calcext:value-type="float">
            <text:p>0.5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formula="of:=[.B478]+[.M$2]" office:value-type="float" office:value="-0.938726242446" calcext:value-type="float">
            <text:p>-0.9387262424</text:p>
          </table:table-cell>
          <table:table-cell table:formula="of:=[.C478]+[.N$2]" office:value-type="float" office:value="1.99706725306" calcext:value-type="float">
            <text:p>1.997067253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078918275" calcext:value-type="float">
            <text:p>0.3078918275</text:p>
          </table:table-cell>
          <table:table-cell office:value-type="float" office:value="1.954376557" calcext:value-type="float">
            <text:p>1.954376557</text:p>
          </table:table-cell>
          <table:table-cell office:value-type="float" office:value="0.5" calcext:value-type="float">
            <text:p>0.5</text:p>
          </table:table-cell>
          <table:table-cell office:value-type="float" office:value="159" calcext:value-type="float">
            <text:p>159</text:p>
          </table:table-cell>
          <table:table-cell table:number-columns-repeated="4"/>
          <table:table-cell table:formula="of:=[.B479]+[.M$2]" office:value-type="float" office:value="-0.952436391146" calcext:value-type="float">
            <text:p>-0.9524363911</text:p>
          </table:table-cell>
          <table:table-cell table:formula="of:=[.C479]+[.N$2]" office:value-type="float" office:value="1.95949024116" calcext:value-type="float">
            <text:p>1.959490241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974742844" calcext:value-type="float">
            <text:p>0.2974742844</text:p>
          </table:table-cell>
          <table:table-cell office:value-type="float" office:value="1.9157569403" calcext:value-type="float">
            <text:p>1.9157569403</text:p>
          </table:table-cell>
          <table:table-cell office:value-type="float" office:value="0.5" calcext:value-type="float">
            <text:p>0.5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formula="of:=[.B480]+[.M$2]" office:value-type="float" office:value="-0.962853934246" calcext:value-type="float">
            <text:p>-0.9628539342</text:p>
          </table:table-cell>
          <table:table-cell table:formula="of:=[.C480]+[.N$2]" office:value-type="float" office:value="1.92087062446" calcext:value-type="float">
            <text:p>1.920870624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887340179" calcext:value-type="float">
            <text:p>0.2887340179</text:p>
          </table:table-cell>
          <table:table-cell office:value-type="float" office:value="1.8767235221" calcext:value-type="float">
            <text:p>1.8767235221</text:p>
          </table:table-cell>
          <table:table-cell office:value-type="float" office:value="0.5" calcext:value-type="float">
            <text:p>0.5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formula="of:=[.B481]+[.M$2]" office:value-type="float" office:value="-0.971594200746" calcext:value-type="float">
            <text:p>-0.9715942007</text:p>
          </table:table-cell>
          <table:table-cell table:formula="of:=[.C481]+[.N$2]" office:value-type="float" office:value="1.88183720626" calcext:value-type="float">
            <text:p>1.881837206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12-20T23:24:41.968886358</dc:date>
    <meta:editing-duration>PT32M47S</meta:editing-duration>
    <meta:editing-cycles>2</meta:editing-cycles>
    <meta:document-statistic meta:table-count="1" meta:cell-count="3395" meta:object-count="0"/>
  </office:meta>
</office:document-meta>
</file>